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D d</text:p>
      </text:section>
      <text:section text:style-name="Sect_letData" text:name="Sect_letData">
        <text:p text:style-name="entry_letData_dicBody"><text:span text:style-name="headword_entry_letData_dicBody">-d</text:span><text:span text:style-name="headword..after_entry_letData_dicBody"> </text:span><text:span text:style-name="pronunciation..before_pronunciations_entry_letData_dicBody">[</text:span><text:span text:style-name="pronunciation_pronunciations_entry_letData_dicBody">ⁿd</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slots..before_grammaticalinfo_sense_senses_entry_letData_dicBody">: </text:span><text:span text:style-name="slotname_.en_slots_grammaticalinfo_sense_senses_entry_letData_dicBody">Possessive </text:span><text:span text:style-name="grammaticalinfo..after_sense_senses_entry_letData_dicBody"/><text:span text:style-name="definition_.en_sense_senses_entry_letData_dicBody">first person plural inclusive possessive suffix--this is the form used with the major class of inalienable possession nouns.</text:span><text:span text:style-name="definition..after_sense_senses_entry_letData_dicBody"> </text:span></text:p>
        <text:p text:style-name="entry_letData_dicBody"><text:span text:style-name="headword_entry_letData_dicBody">da</text:span><text:span text:style-name="headword..after_entry_letData_dicBody"> </text:span><text:span text:style-name="pronunciation..before_pronunciations_entry_letData_dicBody">[</text:span><text:span text:style-name="pronunciation_pronunciations_entry_letData_dicBody">ⁿda</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unday morning church service.</text:span><text:span text:style-name="xitem-xitem_definition..before_definition_.en_sense_senses_entry_letData_dicBody"> </text:span><text:span text:style-name="xitem_.tpi_definition_.en_sense_senses_entry_letData_dicBody">lotu.</text:span><text:span text:style-name="definition..after_sense_senses_entry_letData_dicBody"> </text:span><text:span text:style-name="example..before_examples_sense_senses_entry_letData_dicBody"/><text:span text:style-name="example_examples_sense_senses_entry_letData_dicBody">Ya dëlë da dub ayo.</text:span><text:span text:style-name="example..after_examples_sense_senses_entry_letData_dicBody"> </text:span><text:span text:style-name="translation_translations_examples_sense_senses_entry_letData_dicBody">They went to the service in the church.</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5.4.3</text:span><text:span text:style-name="semanticdomainabbr..after_xitem_semanticdomains_sense_senses_entry_letData_dicBody"> - </text:span><text:span text:style-name="semanticdomainname_.en_xitem_semanticdomains_sense_senses_entry_letData_dicBody">Serve</text:span><text:span text:style-name="xitem-xitem_semanticdomains..before_semanticdomains_sense_senses_entry_letData_dicBody">,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week.</text:span><text:span text:style-name="xitem-xitem_definition..before_definition_.en_sense_senses_entry_letData_dicBody"> </text:span><text:span text:style-name="xitem_.tpi_definition_.en_sense_senses_entry_letData_dicBody">wik.</text:span><text:span text:style-name="definition..after_sense_senses_entry_letData_dicBody"> </text:span><text:span text:style-name="example..before_examples_sense_senses_entry_letData_dicBody"/><text:span text:style-name="example_examples_sense_senses_entry_letData_dicBody">Venë ya nedo Moresby da ti.</text:span><text:span text:style-name="example..after_examples_sense_senses_entry_letData_dicBody"> </text:span><text:span text:style-name="translation_translations_examples_sense_senses_entry_letData_dicBody">His wife went and stayed a week in Moresby.</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1</text:span><text:span text:style-name="semanticdomainabbr..after_semanticdomains_sense_senses_entry_letData_dicBody"> - </text:span><text:span text:style-name="semanticdomainname_.en_semanticdomains_sense_senses_entry_letData_dicBody">Period of time</text:span><text:span text:style-name="semanticdomains..after_sense_senses_entry_letData_dicBody">.) </text:span></text:p>
        <text:p text:style-name="entry_letData_dicBody"><text:span text:style-name="headword_entry_letData_dicBody">daba</text:span><text:span text:style-name="headword..after_entry_letData_dicBody"> </text:span><text:span text:style-name="pronunciation..before_pronunciations_entry_letData_dicBody">[</text:span><text:span text:style-name="pronunciation_pronunciations_entry_letData_dicBody">ˈⁿda.ᵐba</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item_.en_definition_.en_sense_senses_entry_letData_dicBody">forehead.</text:span><text:span text:style-name="xitem-xitem_definition..before_definition_.en_sense_senses_entry_letData_dicBody"> </text:span><text:span text:style-name="xitem_.tpi_definition_.en_sense_senses_entry_letData_dicBody">poret.</text:span><text:span text:style-name="definition..after_sense_senses_entry_letData_dicBody"> </text:span><text:span text:style-name="example..before_examples_sense_senses_entry_letData_dicBody"/><text:span text:style-name="example_examples_sense_senses_entry_letData_dicBody">He ġebë he Anutu yi ḳanaḳ jaḳ yi hur lo dabaj namuġin rë.</text:span><text:span text:style-name="example..after_examples_sense_senses_entry_letData_dicBody"> </text:span><text:span text:style-name="translation_translations_examples_sense_senses_entry_letData_dicBody">We will put the mark of our God on his servants foreheads first.</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p>
        <text:p text:style-name="entry_letData_dicBody"><text:span text:style-name="headword_entry_letData_dicBody">dabanġ</text:span><text:span text:style-name="headword..after_entry_letData_dicBody"> </text:span><text:span text:style-name="pronunciation..before_pronunciations_entry_letData_dicBody">[</text:span><text:span text:style-name="pronunciation_pronunciations_entry_letData_dicBody">ⁿda.ˈᵐba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catapult, shanghai, slingshot.</text:span><text:span text:style-name="xitem-xitem_definition..before_definition_.en_sense_senses_entry_letData_dicBody"> </text:span><text:span text:style-name="xitem_.tpi_definition_.en_sense_senses_entry_letData_dicBody">katapel.</text:span><text:span text:style-name="definition..after_sense_senses_entry_letData_dicBody"> </text:span><text:span text:style-name="example..before_examples_sense_senses_entry_letData_dicBody"/><text:span text:style-name="example_examples_sense_senses_entry_letData_dicBody">Hur mahen dëvanëh soḳ raḳ dabanġ.</text:span><text:span text:style-name="example..after_examples_sense_senses_entry_letData_dicBody"> </text:span><text:span text:style-name="translation_translations_examples_sense_senses_entry_letData_dicBody">Children shoot birds with their shanghai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beenġ</text:span><text:span text:style-name="headword..after_entry_letData_dicBody"> </text:span><text:span text:style-name="pronunciation..before_pronunciations_entry_letData_dicBody">[</text:span><text:span text:style-name="pronunciation_pronunciations_entry_letData_dicBody">ⁿda.ˈᵐbɛː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ird-probably the Greenwinged King Parrot, or the Papuan King.</text:span><text:span text:style-name="xitem-xitem_definition..before_definition_.en_sense_senses_entry_letData_dicBody"> </text:span><text:span text:style-name="xitem_.tpi_definition_.en_sense_senses_entry_letData_dicBody">wanpela kain pisin.</text:span><text:span text:style-name="definition..after_sense_senses_entry_letData_dicBody"> </text:span><text:span text:style-name="example..before_examples_sense_senses_entry_letData_dicBody"/><text:span text:style-name="example_examples_sense_senses_entry_letData_dicBody">Dejom dabeenġ nalu medevet.</text:span><text:span text:style-name="example..after_examples_sense_senses_entry_letData_dicBody"> </text:span><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budenġ</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ġed</text:span><text:span text:style-name="xitem-xitem_lexreftargets..before_lexreftargets_relations_sense_senses_entry_letData_dicBody">, </text:span><text:span text:style-name="sensecrossref_xitem_lexreftargets_relations_sense_senses_entry_letData_dicBody">daġöl</text:span><text:span text:style-name="xitem-xitem_lexreftargets..before_lexreftargets_relations_sense_senses_entry_letData_dicBody">, </text:span><text:span text:style-name="sensecrossref_xitem_lexreftargets_relations_sense_senses_entry_letData_dicBody">dehud</text:span><text:span text:style-name="xitem-xitem_lexreftargets..before_lexreftargets_relations_sense_senses_entry_letData_dicBody">, </text:span><text:span text:style-name="sensecrossref_xitem_lexreftargets_relations_sense_senses_entry_letData_dicBody">duvöön</text:span><text:span text:style-name="xitem-xitem_lexreftargets..before_lexreftargets_relations_sense_senses_entry_letData_dicBody">, </text:span><text:span text:style-name="sensecrossref_xitem_lexreftargets_relations_sense_senses_entry_letData_dicBody">danġed</text:span><text:span text:style-name="xhomographnumber_sensecrossref_xitem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i</text:span><text:span text:style-name="headword..after_entry_letData_dicBody"> </text:span><text:span text:style-name="pronunciation..before_pronunciations_entry_letData_dicBody">[</text:span><text:span text:style-name="pronunciation_pronunciations_entry_letData_dicBody">ˈⁿda.ᵐb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fourth daughter, the fourth female issue of a woman.</text:span><text:span text:style-name="xitem-xitem_definition..before_definition_.en_sense_senses_entry_letData_dicBody"> </text:span><text:span text:style-name="xitem_.tpi_definition_.en_sense_senses_entry_letData_dicBody">namba poa pikinini meri.</text:span><text:span text:style-name="definition..after_sense_senses_entry_letData_dicBody"> </text:span><text:span text:style-name="example..before_examples_sense_senses_entry_letData_dicBody"/><text:span text:style-name="example_examples_sense_senses_entry_letData_dicBody">Ḳo nalu dabi.</text:span><text:span text:style-name="example..after_examples_sense_senses_entry_letData_dicBody"> </text:span><text:span text:style-name="translation_translations_examples_sense_senses_entry_letData_dicBody">She bore her fourth daughter.</text:span><text:span text:style-name="translation..after_translations_examples_sense_senses_entry_letData_dicBody"> </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bi</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budenġ</text:span><text:span text:style-name="headword..after_entry_letData_dicBody"> </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demon or evil spirit, it deceives dogs and people and freezes them fast to it so they can't draw away.</text:span><text:span text:style-name="xitem-xitem_definition..before_definition_.en_sense_senses_entry_letData_dicBody"> </text:span><text:span text:style-name="xitem_.tpi_definition_.en_sense_senses_entry_letData_dicBody">bus tewel.</text:span><text:span text:style-name="definition..after_sense_senses_entry_letData_dicBody"> </text:span><text:span text:style-name="example..before_examples_sense_senses_entry_letData_dicBody"/><text:span text:style-name="example_examples_sense_senses_entry_letData_dicBody">Dabudenġ og yiḳ memö ti menejom mehönon los anöö lu nġaa ahon bemedo dëdiiḳ.</text:span><text:span text:style-name="example..after_examples_sense_senses_entry_letData_dicBody"> </text:span><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budenġ</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ird-probably the Red-capped Streaked Lory.</text:span><text:span text:style-name="xitem-xitem_definition..before_definition_.en_sense_senses_entry_letData_dicBody"> </text:span><text:span text:style-name="xitem_.tpi_definition_.en_sense_senses_entry_letData_dicBody">wanpela kain pisin.</text:span><text:span text:style-name="definition..after_sense_senses_entry_letData_dicBody"> </text:span><text:span text:style-name="example..before_examples_sense_senses_entry_letData_dicBody"/><text:span text:style-name="example_examples_sense_senses_entry_letData_dicBody">Soḳ dabudenġ niviis nimewis ḳöḳ los nisanġ nebë soḳ ḳangwii.</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udenġ</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the bark of which is used for tying, especially for tying the grass onto the roof.</text:span><text:span text:style-name="xitem-xitem_definition..before_definition_.en_sense_senses_entry_letData_dicBody"> </text:span><text:span text:style-name="span_.en_xitem_.tpi_definition_.en_sense_senses_entry_letData_dicBody">wanpela kain skin rop</text:span><text:span text:style-name="xitem_.tpi_definition_.en_sense_senses_entry_letData_dicBody"> diwai.</text:span><text:span text:style-name="definition..after_sense_senses_entry_letData_dicBody"> </text:span><text:span text:style-name="example..before_examples_sense_senses_entry_letData_dicBody"/><text:span text:style-name="example_examples_sense_senses_entry_letData_dicBody">Ngap dabudenġ menaduu sapu jaḳ.</text:span><text:span text:style-name="example..after_examples_sense_senses_entry_letData_dicBody"> </text:span><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dah-nevu</text:span><text:span text:style-name="xitem-xitem_lexreftargets..before_lexreftargets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gwem</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haam</text:span><text:span text:style-name="xitem-xitem_lexreftargets..before_lexreftargets_relations_sense_senses_entry_letData_dicBody">, </text:span><text:span text:style-name="sensecrossref_xitem_lexreftargets_relations_sense_senses_entry_letData_dicBody">dalibeng</text:span><text:span text:style-name="xitem-xitem_lexreftargets..before_lexreftargets_relations_sense_senses_entry_letData_dicBody">, </text:span><text:span text:style-name="sensecrossref_xitem_lexreftargets_relations_sense_senses_entry_letData_dicBody">daröö</text:span><text:span text:style-name="xitem-xitem_lexreftargets..before_lexreftargets_relations_sense_senses_entry_letData_dicBody">, </text:span><text:span text:style-name="sensecrossref_xitem_lexreftargets_relations_sense_senses_entry_letData_dicBody">datëv</text:span><text:span text:style-name="xitem-xitem_lexreftargets..before_lexreftargets_relations_sense_senses_entry_letData_dicBody">, </text:span><text:span text:style-name="sensecrossref_xitem_lexreftargets_relations_sense_senses_entry_letData_dicBody">dedonġ</text:span><text:span text:style-name="xitem-xitem_lexreftargets..before_lexreftargets_relations_sense_senses_entry_letData_dicBody">, </text:span><text:span text:style-name="sensecrossref_xitem_lexreftargets_relations_sense_senses_entry_letData_dicBody">deggédek</text:span><text:span text:style-name="xitem-xitem_lexreftargets..before_lexreftargets_relations_sense_senses_entry_letData_dicBody">, </text:span><text:span text:style-name="sensecrossref_xitem_lexreftargets_relations_sense_senses_entry_letData_dicBody">dod</text:span><text:span text:style-name="xitem-xitem_lexreftargets..before_lexreftargets_relations_sense_senses_entry_letData_dicBody">, </text:span><text:span text:style-name="sensecrossref_xitem_lexreftargets_relations_sense_senses_entry_letData_dicBody">dönġ-hus</text:span><text:span text:style-name="xitem-xitem_lexreftargets..before_lexreftargets_relations_sense_senses_entry_letData_dicBody">, </text:span><text:span text:style-name="sensecrossref_xitem_lexreftargets_relations_sense_senses_entry_letData_dicBody">döleng</text:span><text:span text:style-name="xsensenumber_sensecrossref_xitem_lexreftargets_relations_sense_senses_entry_letData_dicBody"> 1</text:span><text:span text:style-name="relations..after_sense_senses_entry_letData_dicBody">. </text:span><text:span text:style-name="scientificname_sense_senses_entry_letData_dicBody">Tiliaceae, Triumfetta pilosa Roth</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bun</text:span><text:span text:style-name="headword..after_entry_letData_dicBody"> </text:span><text:span text:style-name="pronunciation..before_pronunciations_entry_letData_dicBody">[</text:span><text:span text:style-name="pronunciation_pronunciations_entry_letData_dicBody">ⁿda.ˈᵐb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cluster, heap, bundle, group.</text:span><text:span text:style-name="xitem-xitem_definition..before_definition_.en_sense_senses_entry_letData_dicBody"> </text:span><text:span text:style-name="xitem_.tpi_definition_.en_sense_senses_entry_letData_dicBody">wantaim.</text:span><text:span text:style-name="definition..after_sense_senses_entry_letData_dicBody"> </text:span><text:span text:style-name="example..before_xitem_examples_sense_senses_entry_letData_dicBody"/><text:span text:style-name="example_xitem_examples_sense_senses_entry_letData_dicBody">Deya dabun.</text:span><text:span text:style-name="example..after_xitem_examples_sense_senses_entry_letData_dicBody"> </text:span><text:span text:style-name="translation_translations_xitem_examples_sense_senses_entry_letData_dicBody">They all went togeth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engö abuhek dabun luu.</text:span><text:span text:style-name="example..after_xitem_examples_sense_senses_entry_letData_dicBody"> </text:span><text:span text:style-name="translation_translations_xitem_examples_sense_senses_entry_letData_dicBody">She put two bundles of pitpit into the bamboo.</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2.1.7</text:span><text:span text:style-name="semanticdomainabbr..after_xitem_semanticdomains_sense_senses_entry_letData_dicBody"> - </text:span><text:span text:style-name="semanticdomainname_.en_xitem_semanticdomains_sense_senses_entry_letData_dicBody">Crowd, group</text:span><text:span text:style-name="xitem-xitem_semanticdomains..before_semanticdomains_sense_senses_entry_letData_dicBody">, </text:span><text:span text:style-name="semanticdomainabbr_.en_xitem_semanticdomains_sense_senses_entry_letData_dicBody">7.5.5</text:span><text:span text:style-name="semanticdomainabbr..after_xitem_semanticdomains_sense_senses_entry_letData_dicBody"> - </text:span><text:span text:style-name="semanticdomainname_.en_xitem_semanticdomains_sense_senses_entry_letData_dicBody">Organiz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lump.</text:span><text:span text:style-name="xitem-xitem_definition..before_definition_.en_sense_senses_entry_letData_dicBody"> </text:span><text:span text:style-name="xitem_.tpi_definition_.en_sense_senses_entry_letData_dicBody">mekpas.</text:span><text:span text:style-name="definition..after_sense_senses_entry_letData_dicBody"> </text:span><text:span text:style-name="example..before_examples_sense_senses_entry_letData_dicBody"/><text:span text:style-name="example_examples_sense_senses_entry_letData_dicBody">Beggob dabun ti lo yam nyë taḳut dus raḳ sa.</text:span><text:span text:style-name="example..after_examples_sense_senses_entry_letData_dicBody"> </text:span><text:span text:style-name="translation_translations_examples_sense_senses_entry_letData_dicBody">A small clump of cloud came with a blunt end near to m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dah-nevu</text:span><text:span text:style-name="headword..after_entry_letData_dicBody"> </text:span><text:span text:style-name="pronunciation..before_pronunciations_entry_letData_dicBody">[</text:span><text:span text:style-name="pronunciation_pronunciations_entry_letData_dicBody">ⁿda.ˈⁿdaʁ nə.ˈβu</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variety of tree which grows in high places, on top of cliffs etc. It is used as a shade tree, and is good for fences.</text:span><text:span text:style-name="xitem-xitem_definition..before_definition_.en_sense_senses_entry_letData_dicBody"> </text:span><text:span text:style-name="xitem_.tpi_definition_.en_sense_senses_entry_letData_dicBody">wanpela kain pikus i save kamap antap long ston.</text:span><text:span text:style-name="definition..after_sense_senses_entry_letData_dicBody"> </text:span><text:span text:style-name="example..before_examples_sense_senses_entry_letData_dicBody"/><text:span text:style-name="example_examples_sense_senses_entry_letData_dicBody">Dadah-nevu kip raḳ peḳë yu.</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pan text:style-name="translation..after_translations_examples_sense_senses_entry_letData_dicBody"> </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aġölahë</text:span><text:span text:style-name="xhomographnumber_sensecrossref_lexreftargets_xitem_relations_sense_senses_entry_letData_dicBody">2</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cientificname_sense_senses_entry_letData_dicBody">Moraceae Ficus sp.</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dah-reek</text:span><text:span text:style-name="headword..after_entry_letData_dicBody"> </text:span><text:span text:style-name="pronunciation..before_pronunciations_entry_letData_dicBody">[</text:span><text:span text:style-name="pronunciation_pronunciations_entry_letData_dicBody">ⁿda.ˈⁿdaʁ ɾɛːk</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a huge flat stone, a layer or slab of stone.</text:span><text:span text:style-name="xitem-xitem_definition..before_definition_.en_sense_senses_entry_letData_dicBody"> </text:span><text:span text:style-name="xitem_.tpi_definition_.en_sense_senses_entry_letData_dicBody">ston nating.</text:span><text:span text:style-name="definition..after_sense_senses_entry_letData_dicBody"> </text:span><text:span text:style-name="example..before_examples_sense_senses_entry_letData_dicBody"/><text:span text:style-name="example_examples_sense_senses_entry_letData_dicBody">Dadah-reek og ġelönġ böp sën neggëp ya dob ġebinë.</text:span><text:span text:style-name="example..after_examples_sense_senses_entry_letData_dicBody"> </text:span><text:span text:style-name="span_.bzh_translation_translations_examples_sense_senses_entry_letData_dicBody">Dadah-reek</text:span><text:span text:style-name="translation_translations_examples_sense_senses_entry_letData_dicBody"> is a big (flat) stone which goes underground.</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oreḳ</text:span><text:span text:style-name="xitem-xitem_lexreftargets..before_lexreftargets_relations_sense_senses_entry_letData_dicBody">, </text:span><text:span text:style-name="sensecrossref_xitem_lexreftargets_relations_sense_senses_entry_letData_dicBody">duh</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2.3</text:span><text:span text:style-name="semanticdomainabbr..after_xitem_semanticdomains_sense_senses_entry_letData_dicBody"> - </text:span><text:span text:style-name="semanticdomainname_.en_xitem_semanticdomains_sense_senses_entry_letData_dicBody">Music</text:span><text:span text:style-name="xitem-xitem_semanticdomains..before_semanticdomains_sense_senses_entry_letData_dicBody">, </text:span><text:span text:style-name="semanticdomainabbr_.en_xitem_semanticdomains_sense_senses_entry_letData_dicBody">8.3.2.2</text:span><text:span text:style-name="semanticdomainabbr..after_xitem_semanticdomains_sense_senses_entry_letData_dicBody"> - </text:span><text:span text:style-name="semanticdomainname_.en_xitem_semanticdomains_sense_senses_entry_letData_dicBody">Rough</text:span><text:span text:style-name="semanticdomains..after_sense_senses_entry_letData_dicBody">.) </text:span></text:p>
        <text:p text:style-name="entry_letData_dicBody"><text:span text:style-name="headword_entry_letData_dicBody">dadëk</text:span><text:span text:style-name="headword..after_entry_letData_dicBody"> </text:span><text:span text:style-name="pronunciation..before_pronunciations_entry_letData_dicBody">[</text:span><text:span text:style-name="pronunciation_pronunciations_entry_letData_dicBody">ⁿda.ˈⁿde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ains in the throat and chest. People drink pig blood and salt to cure it; some people eat raw sweetpotato and drink cold water.</text:span><text:span text:style-name="xitem-xitem_definition..before_definition_.en_sense_senses_entry_letData_dicBody"> </text:span><text:span text:style-name="xitem_.tpi_definition_.en_sense_senses_entry_letData_dicBody">wanpela kain sik, lewa pen.</text:span><text:span text:style-name="definition..after_sense_senses_entry_letData_dicBody"> </text:span><text:span text:style-name="example..before_examples_sense_senses_entry_letData_dicBody"/><text:span text:style-name="example_examples_sense_senses_entry_letData_dicBody">Dadëk negga newa.</text:span><text:span text:style-name="example..after_examples_sense_senses_entry_letData_dicBody"> </text:span><text:span text:style-name="translation_translations_examples_sense_senses_entry_letData_dicBody">He has chest pains.</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2.5.6.1</text:span><text:span text:style-name="semanticdomainabbr..after_semanticdomains_sense_senses_entry_letData_dicBody"> - </text:span><text:span text:style-name="semanticdomainname_.en_semanticdomains_sense_senses_entry_letData_dicBody">Pain</text:span><text:span text:style-name="semanticdomains..after_sense_senses_entry_letData_dicBody">.) </text:span></text:p>
        <text:p text:style-name="entry_letData_dicBody"><text:span text:style-name="headword_entry_letData_dicBody">dadii</text:span><text:span text:style-name="headword..after_entry_letData_dicBody"> </text:span><text:span text:style-name="pronunciation..before_pronunciations_entry_letData_dicBody">[</text:span><text:span text:style-name="pronunciation_pronunciations_entry_letData_dicBody">ⁿda.ˈⁿdiː</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pull.</text:span><text:span text:style-name="xitem-xitem_definition..before_definition_.en_sense_senses_entry_letData_dicBody"> </text:span><text:span text:style-name="xitem_.tpi_definition_.en_sense_senses_entry_letData_dicBody">pulim.</text:span><text:span text:style-name="definition..after_sense_senses_entry_letData_dicBody"> </text:span><text:span text:style-name="example..before_xitem_examples_sense_senses_entry_letData_dicBody"/><text:span text:style-name="example_xitem_examples_sense_senses_entry_letData_dicBody">Sëḳ dadii honġ jaḳ nam vavunë.</text:span><text:span text:style-name="example..after_xitem_examples_sense_senses_entry_letData_dicBody"> </text:span><text:span text:style-name="translation_translations_xitem_examples_sense_senses_entry_letData_dicBody">I will pull you up on top.</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Jom loḳ nema medadii.</text:span><text:span text:style-name="example..after_xitem_examples_sense_senses_entry_letData_dicBody"> </text:span><text:span text:style-name="translation_translations_xitem_examples_sense_senses_entry_letData_dicBody">He grasped his hand and pull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2.8</text:span><text:span text:style-name="semanticdomainabbr..after_semanticdomains_sense_senses_entry_letData_dicBody"> - </text:span><text:span text:style-name="semanticdomainname_.en_semanticdomains_sense_senses_entry_letData_dicBody">Pull</text:span><text:span text:style-name="semanticdomains..after_sense_senses_entry_letData_dicBody">.) </text:span></text:p>
        <text:p text:style-name="entry_letData_dicBody"><text:span text:style-name="headword_entry_letData_dicBody">dadov</text:span><text:span text:style-name="headword..after_entry_letData_dicBody"> </text:span><text:span text:style-name="pronunciation..before_pronunciations_entry_letData_dicBody">[</text:span><text:span text:style-name="pronunciation_pronunciations_entry_letData_dicBody">ⁿda.ˈⁿdo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Job's tears. The seeds are used for decoration, making necklaces etc; they were once used as a sign of grief or mourning.</text:span><text:span text:style-name="xitem-xitem_definition..before_definition_.en_sense_senses_entry_letData_dicBody"> </text:span><text:span text:style-name="xitem_.tpi_definition_.en_sense_senses_entry_letData_dicBody">kain gras pikinini bilong em i wait, yelo, na blakpela.</text:span><text:span text:style-name="definition..after_sense_senses_entry_letData_dicBody"> </text:span><text:span text:style-name="example..before_examples_sense_senses_entry_letData_dicBody"/><text:span text:style-name="example_examples_sense_senses_entry_letData_dicBody">Jur dadov anon in naduu mebanuh.</text:span><text:span text:style-name="example..after_examples_sense_senses_entry_letData_dicBody"> </text:span><text:span text:style-name="translation_translations_examples_sense_senses_entry_letData_dicBody">She will collect Job's tears to make into a necklace and wear round her neck.</text:span><text:span text:style-name="translation..after_translations_examples_sense_senses_entry_letData_dicBody"> </text:span><text:span text:style-name="examples..after_sense_senses_entry_letData_dicBody"/><text:span text:style-name="lexreftype_xitem_relations_sense_senses_entry_letData_dicBody">Sim</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uġ</text:span><text:span text:style-name="relations..after_sense_senses_entry_letData_dicBody">. </text:span><text:span text:style-name="scientificname_sense_senses_entry_letData_dicBody">Gramineae Coix lachryma, jobi L.</text:span><text:span text:style-name="scientificname..after_sense_senses_entry_letData_dicBody"> </text:span></text:p>
        <text:p text:style-name="entry_letData_dicBody"><text:span text:style-name="headword_entry_letData_dicBody">daduġ</text:span><text:span text:style-name="headword..after_entry_letData_dicBody"> </text:span><text:span text:style-name="pronunciation..before_pronunciations_entry_letData_dicBody">[</text:span><text:span text:style-name="pronunciation_pronunciations_entry_letData_dicBody">ⁿda.ˈⁿduᵑɢ</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kind of strong vine or bush with tiny leaves which are as dance decorations--the leaves are poked into the armbands.</text:span><text:span text:style-name="xitem-xitem_definition..before_definition_.en_sense_senses_entry_letData_dicBody"> </text:span><text:span text:style-name="xitem_.tpi_definition_.en_sense_senses_entry_letData_dicBody">wanpela kain liklik diwai lip bilong en i bilong bilas.</text:span><text:span text:style-name="definition..after_sense_senses_entry_letData_dicBody"> </text:span><text:span text:style-name="example..before_examples_sense_senses_entry_letData_dicBody"/><text:span text:style-name="example_examples_sense_senses_entry_letData_dicBody">Alam denevuneḳ vu sir raḳ daduġ in sengii.</text:span><text:span text:style-name="example..after_examples_sense_senses_entry_letData_dicBody"> </text:span><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dov</text:span><text:span text:style-name="xitem-xitem_lexreftargets..before_lexreftargets_relations_sense_senses_entry_letData_dicBody">, </text:span><text:span text:style-name="sensecrossref_xitem_lexreftargets_relations_sense_senses_entry_letData_dicBody">daröd</text:span><text:span text:style-name="relations..after_sense_senses_entry_letData_dicBody">. </text:span><text:span text:style-name="scientificname_sense_senses_entry_letData_dicBody">Polygonaceae Muehlenbeckia polyclada Meisn.</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ul-ggoo</text:span><text:span text:style-name="headword..after_entry_letData_dicBody"> </text:span><text:span text:style-name="pronunciation..before_pronunciations_entry_letData_dicBody">[</text:span><text:span text:style-name="pronunciation_pronunciations_entry_letData_dicBody">ⁿda.ˈᵑɡul̪.ɣoː</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Alam dënër mehö sagu bë dagul-ggoo degwa in yö nevaroh go dagul-ggoo nġahiseḳë.</text:span><text:span text:style-name="example..after_examples_sense_senses_entry_letData_dicBody"> </text:span><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aheng</text:span><text:span text:style-name="headword..after_entry_letData_dicBody"> </text:span><text:span text:style-name="pronunciation..before_pronunciations_entry_letData_dicBody">[</text:span><text:span text:style-name="pronunciation_pronunciations_entry_letData_dicBody">ⁿda.ˈᵑɡaʁ.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vine, the leaves were used to wrap tobacco leaves for smoking.</text:span><text:span text:style-name="xitem-xitem_definition..before_definition_.en_sense_senses_entry_letData_dicBody"> </text:span><text:span text:style-name="xitem_.tpi_definition_.en_sense_senses_entry_letData_dicBody">wanpela kain rop.</text:span><text:span text:style-name="definition..after_sense_senses_entry_letData_dicBody"> </text:span><text:span text:style-name="example..before_examples_sense_senses_entry_letData_dicBody"/><text:span text:style-name="example_examples_sense_senses_entry_letData_dicBody">Alam böp dëbom aru loḳ daġaheng ris medëvë.</text:span><text:span text:style-name="example..after_examples_sense_senses_entry_letData_dicBody"> </text:span><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döggin</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ed</text:span><text:span text:style-name="headword..after_entry_letData_dicBody"> </text:span><text:span text:style-name="pronunciation..before_pronunciations_entry_letData_dicBody">[</text:span><text:span text:style-name="pronunciation_pronunciations_entry_letData_dicBody">ⁿda.ˈᵑɢɛ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willie wagtail.</text:span><text:span text:style-name="xitem-xitem_definition..before_definition_.en_sense_senses_entry_letData_dicBody"> </text:span><text:span text:style-name="xitem_.tpi_definition_.en_sense_senses_entry_letData_dicBody">wanpela kain liklik pisin.</text:span><text:span text:style-name="definition..after_sense_senses_entry_letData_dicBody"> </text:span><text:span text:style-name="example..before_examples_sense_senses_entry_letData_dicBody"/><text:span text:style-name="example_examples_sense_senses_entry_letData_dicBody">Soḳ daġed to nesesipeḳ raḳ dob.</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ġi</text:span><text:span text:style-name="headword..after_entry_letData_dicBody"> </text:span><text:span text:style-name="pronunciation..before_pronunciations_entry_letData_dicBody">[</text:span><text:span text:style-name="pronunciation_pronunciations_entry_letData_dicBody">ˈⁿda.ᵑɢ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Daġi yiḳ go ti arë, ris veroo nebë nabon ganon ading.</text:span><text:span text:style-name="example..after_examples_sense_senses_entry_letData_dicBody"> </text:span><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ġijébeng</text:span><text:span text:style-name="headword..after_entry_letData_dicBody"> </text:span><text:span text:style-name="pronunciation..before_pronunciations_entry_letData_dicBody">[</text:span><text:span text:style-name="pronunciation_pronunciations_entry_letData_dicBody">ⁿda.ᵑɡi.ˈⁿd͡ʒɛᵐb.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fern.</text:span><text:span text:style-name="xitem-xitem_definition..before_definition_.en_sense_senses_entry_letData_dicBody"> </text:span><text:span text:style-name="xitem_.tpi_definition_.en_sense_senses_entry_letData_dicBody">wanpela kain susa.</text:span><text:span text:style-name="definition..after_sense_senses_entry_letData_dicBody"> </text:span><text:span text:style-name="example..before_examples_sense_senses_entry_letData_dicBody"/><text:span text:style-name="example_examples_sense_senses_entry_letData_dicBody">Daġijebeng nekip loḳ huk yoh vu nyëġ.</text:span><text:span text:style-name="example..after_examples_sense_senses_entry_letData_dicBody"> </text:span><text:span text:style-name="span_.bzh_translation_translations_examples_sense_senses_entry_letData_dicBody">Daġijebeng</text:span><text:span text:style-name="translation_translations_examples_sense_senses_entry_letData_dicBody"> grows everywhere in gardens.</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o</text:span><text:span text:style-name="headword..after_entry_letData_dicBody"> </text:span><text:span text:style-name="pronunciation..before_pronunciations_entry_letData_dicBody">[</text:span><text:span text:style-name="pronunciation_pronunciations_entry_letData_dicBody">ˈⁿda.ᵑɢo</text:span><text:span text:style-name="pronunciation..after_pronunciations_entry_letData_dicBody">]</text:span><text:span text:style-name="pronunciations..after_entry_letData_dicBody"> </text:span></text:p>
        <text:p text:style-name="entry_letData_dicBody"><text:span text:style-name="headword_entry_letData_dicBody">daġoo</text:span><text:span text:style-name="headword..after_entry_letData_dicBody"> </text:span><text:span text:style-name="pronunciation..before_pronunciations_entry_letData_dicBody">[</text:span><text:span text:style-name="pronunciation_pronunciations_entry_letData_dicBody">ⁿda.ˈᵑɢoː</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immerse, dip, dye .</text:span><text:span text:style-name="xitem-xitem_definition..before_definition_.en_sense_senses_entry_letData_dicBody"> </text:span><text:span text:style-name="xitem_.tpi_definition_.en_sense_senses_entry_letData_dicBody">putim long wara.</text:span><text:span text:style-name="definition..after_sense_senses_entry_letData_dicBody"> </text:span><text:span text:style-name="example..before_xitem_examples_sense_senses_entry_letData_dicBody"/><text:span text:style-name="example_xitem_examples_sense_senses_entry_letData_dicBody">Daġoo aggis luḳ bël ḳöḳ.</text:span><text:span text:style-name="example..after_xitem_examples_sense_senses_entry_letData_dicBody"> </text:span><text:span text:style-name="translation_translations_xitem_examples_sense_senses_entry_letData_dicBody">She dipped the string in the red dy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a nedaġoo luḳ nyëġ ruḳ.</text:span><text:span text:style-name="example..after_xitem_examples_sense_senses_entry_letData_dicBody"> </text:span><text:span text:style-name="translation_translations_xitem_examples_sense_senses_entry_letData_dicBody">He dipped it in the moisture (from the leaves).</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SDA dedaġoo hir alam luḳ ya bël in degeḳo arëj mewis medenatu Anutu yi alam.</text:span><text:span text:style-name="example..after_xitem_examples_sense_senses_entry_letData_dicBody"> </text:span><text:span text:style-name="translation_translations_xitem_examples_sense_senses_entry_letData_dicBody">The SDA's push their people under the water to give them a new name so that they become God's people.</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9.5.6</text:span><text:span text:style-name="semanticdomainabbr..after_semanticdomains_sense_senses_entry_letData_dicBody"> - </text:span><text:span text:style-name="semanticdomainname_.en_semanticdomains_sense_senses_entry_letData_dicBody">Religious purification</text:span><text:span text:style-name="semanticdomains..after_sense_senses_entry_letData_dicBody">.) </text:span></text:p>
        <text:p text:style-name="entry_letData_dicBody"><text:span text:style-name="headword_entry_letData_dicBody">Daġoraa</text:span><text:span text:style-name="headword..after_entry_letData_dicBody"> </text:span><text:span text:style-name="pronunciation..before_pronunciations_entry_letData_dicBody">[</text:span><text:span text:style-name="pronunciation_pronunciations_entry_letData_dicBody">ⁿda.ᵑɢo.ˈɾa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a village close to the Watut near Mumeng which figures in one of the Buang's main legends.</text:span><text:span text:style-name="xitem-xitem_definition..before_definition_.en_sense_senses_entry_letData_dicBody"> </text:span><text:span text:style-name="xitem_.tpi_definition_.en_sense_senses_entry_letData_dicBody">wanpela ples klostu long Mumeng.</text:span><text:span text:style-name="definition..after_sense_senses_entry_letData_dicBody"> </text:span><text:span text:style-name="example..before_examples_sense_senses_entry_letData_dicBody"/><text:span text:style-name="example_examples_sense_senses_entry_letData_dicBody">Pariiḳ atov ya maluh Dagoraa.</text:span><text:span text:style-name="example..after_examples_sense_senses_entry_letData_dicBody"> </text:span><text:span text:style-name="translation_translations_examples_sense_senses_entry_letData_dicBody">Pariik married a man from Dagoraa.</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variety of Saccharum Edule-probably originally from the village of the same name.</text:span><text:span text:style-name="xitem-xitem_definition..before_definition_.en_sense_senses_entry_letData_dicBody"> </text:span><text:span text:style-name="xitem_.tpi_definition_.en_sense_senses_entry_letData_dicBody">wanpela kain pitpit.</text:span><text:span text:style-name="definition..after_sense_senses_entry_letData_dicBody"> </text:span><text:span text:style-name="example..before_examples_sense_senses_entry_letData_dicBody"/><text:span text:style-name="example_examples_sense_senses_entry_letData_dicBody">Sëḳ besi abuhek daġoraa.</text:span><text:span text:style-name="example..after_examples_sense_senses_entry_letData_dicBody"> </text:span><text:span text:style-name="translation_translations_examples_sense_senses_entry_letData_dicBody">I'm going to roast some </text:span><text:span text:style-name="span_.bzh_translation_translations_examples_sense_senses_entry_letData_dicBody">daġoraa.</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Saccharum Edule</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8.2.8</text:span><text:span text:style-name="semanticdomainabbr..after_xitem_semanticdomains_sense_senses_entry_letData_dicBody"> - </text:span><text:span text:style-name="semanticdomainname_.en_xitem_semanticdomains_sense_senses_entry_letData_dicBody">Violent</text:span><text:span text:style-name="semanticdomains..after_sense_senses_entry_letData_dicBody">.) </text:span></text:p>
        <text:p text:style-name="entry_letData_dicBody"><text:span text:style-name="headword_entry_letData_dicBody">daġoreḳ</text:span><text:span text:style-name="headword..after_entry_letData_dicBody"> </text:span><text:span text:style-name="pronunciation..before_pronunciations_entry_letData_dicBody">[</text:span><text:span text:style-name="pronunciation_pronunciations_entry_letData_dicBody">ⁿda.ˈᵑɢoɾ.əq</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xitem_definition..before_definition_.en_sense_senses_entry_letData_dicBody"> </text:span><text:span text:style-name="xitem_.tpi_definition_.en_sense_senses_entry_letData_dicBody">waitpela ston.</text:span><text:span text:style-name="definition..after_sense_senses_entry_letData_dicBody"> </text:span><text:span text:style-name="example..before_xitem_examples_sense_senses_entry_letData_dicBody"/><text:span text:style-name="example_xitem_examples_sense_senses_entry_letData_dicBody">Daġoreḳ veroo menedo bël ayo.</text:span><text:span text:style-name="example..after_xitem_examples_sense_senses_entry_letData_dicBody"> </text:span><text:span text:style-name="translation_translations_xitem_examples_sense_senses_entry_letData_dicBody">Limestone is white and is found near the ri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etul daġoreḳ raḳ ḳoov yu mepuvin.</text:span><text:span text:style-name="example..after_xitem_examples_sense_senses_entry_letData_dicBody"> </text:span><text:span text:style-name="translation_translations_xitem_examples_sense_senses_entry_letData_dicBody">He pounded the limestone with the head of his axe and crushed it.</text:span><text:span text:style-name="translation..after_translations_xitem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2.2.4</text:span><text:span text:style-name="semanticdomainabbr..after_semanticdomains_sense_senses_entry_letData_dicBody"> - </text:span><text:span text:style-name="semanticdomainname_.en_semanticdomains_sense_senses_entry_letData_dicBody">Mineral</text:span><text:span text:style-name="semanticdomains..after_sense_senses_entry_letData_dicBody">.) </text:span></text:p>
        <text:p text:style-name="entry_letData_dicBody"><draw:frame draw:style-name="Graphics0" draw:name="Graphics0" text:anchor-type="paragraph" draw:z-index="1" svg:width="64.4632516703786pt" svg:height="72pt"><draw:text-box fo:min-height="0in"><draw:frame draw:style-name="Graphics0" draw:name="Graphics0" text:anchor-type="paragraph" svg:width="64.4632516703786pt" svg:height="72pt"><draw:image xlink:type="simple" xlink:show="embed" xlink:actuatet="onLoad" xlink:href="Pictures/1.jpg"/><svg:desc>daġöl</svg:desc></draw:frame><text:p text:style-name="pictureCaption_pictureRight_entry_letData_dicBody"><text:span text:style-name="span_.bzh_pictureLabel_.en_pictureCaption_pictureRight_entry_letData_dicBody">daġöl</text:span></text:p></draw:text-box></draw:frame><text:span text:style-name="headword_entry_letData_dicBody">daġöl</text:span><text:span text:style-name="headword..after_entry_letData_dicBody"> </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hornbill.</text:span><text:span text:style-name="xitem-xitem_definition..before_definition_.en_sense_senses_entry_letData_dicBody"> </text:span><text:span text:style-name="xitem_.tpi_definition_.en_sense_senses_entry_letData_dicBody">kokomo.</text:span><text:span text:style-name="definition..after_sense_senses_entry_letData_dicBody"> </text:span><text:span text:style-name="example..before_examples_sense_senses_entry_letData_dicBody"/><text:span text:style-name="example_examples_sense_senses_entry_letData_dicBody">Nġaa ti nenġeeḳ nebë soḳ daġöl.</text:span><text:span text:style-name="example..after_examples_sense_senses_entry_letData_dicBody"> </text:span><text:span text:style-name="translation_translations_examples_sense_senses_entry_letData_dicBody">Something was calling out like a hornbill do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p>
        <text:p text:style-name="entry_letData_dicBody"><text:span text:style-name="headword_entry_letData_dicBody">daġölahë</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ush growing about head height with sharp seeds that stick to clothes etc. It comes up in new gardens.</text:span><text:span text:style-name="xitem-xitem_definition..before_definition_.en_sense_senses_entry_letData_dicBody"> </text:span><text:span text:style-name="span_.en_xitem_.tpi_definition_.en_sense_senses_entry_letData_dicBody">wanpela kain </text:span><text:span text:style-name="xitem_.tpi_definition_.en_sense_senses_entry_letData_dicBody">gras bilong garden.</text:span><text:span text:style-name="definition..after_sense_senses_entry_letData_dicBody"> </text:span><text:span text:style-name="example..before_examples_sense_senses_entry_letData_dicBody"/><text:span text:style-name="example_examples_sense_senses_entry_letData_dicBody">Daġölahë vetii tob rot om nerur ya.</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cientificname_sense_senses_entry_letData_dicBody">Compositae Bidens pilosa</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ölahë</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ᵑɢɔl̪.ˈa.ʁe</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xitem_definition..before_definition_.en_sense_senses_entry_letData_dicBody"> </text:span><text:span text:style-name="xitem_.tpi_definition_.en_sense_senses_entry_letData_dicBody">wanpela kain diwai pikus.</text:span><text:span text:style-name="definition..after_sense_senses_entry_letData_dicBody"> </text:span><text:span text:style-name="example..before_examples_sense_senses_entry_letData_dicBody"/><text:span text:style-name="example_examples_sense_senses_entry_letData_dicBody">Daġolahë yiḳ ḳele böp ti besoḳ dëgga anon.</text:span><text:span text:style-name="example..after_examples_sense_senses_entry_letData_dicBody"> </text:span><text:span text:style-name="span_.bzh_translation_translations_examples_sense_senses_entry_letData_dicBody">Daġolahë</text:span><text:span text:style-name="translation_translations_examples_sense_senses_entry_letData_dicBody"> is a big tree and the birds eat its fruit.</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ah-nevu</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ggen</text:span><text:span text:style-name="headword..after_entry_letData_dicBody"> </text:span><text:span text:style-name="pronunciation..before_pronunciations_entry_letData_dicBody">[</text:span><text:span text:style-name="pronunciation_pronunciations_entry_letData_dicBody">ⁿda.ˈɣɛn</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ngue.</text:span><text:span text:style-name="xitem-xitem_definition..before_definition_.en_sense_senses_entry_letData_dicBody"> </text:span><text:span text:style-name="xitem_.tpi_definition_.en_sense_senses_entry_letData_dicBody">tang.</text:span><text:span text:style-name="definition..after_sense_senses_entry_letData_dicBody"> </text:span><text:span text:style-name="example..before_xitem_examples_sense_senses_entry_letData_dicBody"/><text:span text:style-name="example_xitem_examples_sense_senses_entry_letData_dicBody">Tep mamireng raḳ daggen in nengën.</text:span><text:span text:style-name="example..after_xitem_examples_sense_senses_entry_letData_dicBody"> </text:span><text:span text:style-name="translation_translations_xitem_examples_sense_senses_entry_letData_dicBody">He tasted the salt with his tongue because it was swee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öp daggen.</text:span><text:span text:style-name="example..after_xitem_examples_sense_senses_entry_letData_dicBody"> </text:span><text:span text:style-name="translation_translations_xitem_examples_sense_senses_entry_letData_dicBody">She stuck her tongue out.</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flame.</text:span><text:span text:style-name="xitem-xitem_definition..before_definition_.en_sense_senses_entry_letData_dicBody"> </text:span><text:span text:style-name="xitem_.tpi_definition_.en_sense_senses_entry_letData_dicBody">lait bilong paia.</text:span><text:span text:style-name="definition..after_sense_senses_entry_letData_dicBody"> </text:span><text:span text:style-name="example..before_examples_sense_senses_entry_letData_dicBody"/><text:span text:style-name="example_examples_sense_senses_entry_letData_dicBody">Nengwah tum daggen.</text:span><text:span text:style-name="example..after_examples_sense_senses_entry_letData_dicBody"> </text:span><text:span text:style-name="translation_translations_examples_sense_senses_entry_letData_dicBody">The fire burned brightly/ flamed up.</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5.5</text:span><text:span text:style-name="semanticdomainabbr..after_semanticdomains_sense_senses_entry_letData_dicBody"> - </text:span><text:span text:style-name="semanticdomainname_.en_semanticdomains_sense_senses_entry_letData_dicBody">Fire</text:span><text:span text:style-name="semanticdomains..after_sense_senses_entry_letData_dicBody">.) </text:span></text:p>
        <text:p text:style-name="entry_letData_dicBody"><text:span text:style-name="headword_entry_letData_dicBody">dagwem</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Go ti arë nebë dagwem, go soġek.</text:span><text:span text:style-name="example..after_examples_sense_senses_entry_letData_dicBody"> </text:span><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nġed</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wem</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xitem_definition..before_definition_.en_sense_senses_entry_letData_dicBody"> </text:span><text:span text:style-name="xitem_.tpi_definition_.en_sense_senses_entry_letData_dicBody">wanpela kain mosong diwai.</text:span><text:span text:style-name="definition..after_sense_senses_entry_letData_dicBody"> </text:span><text:span text:style-name="example..before_examples_sense_senses_entry_letData_dicBody"/><text:span text:style-name="example_examples_sense_senses_entry_letData_dicBody">Nesap dagwem in jegwi soḳ.</text:span><text:span text:style-name="example..after_examples_sense_senses_entry_letData_dicBody"> </text:span><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text:span><text:span text:style-name="headword..after_entry_letData_dicBody"> </text:span><text:span text:style-name="pronunciation..before_pronunciations_entry_letData_dicBody">[</text:span><text:span text:style-name="pronunciation_pronunciations_entry_letData_dicBody">ⁿdaʁ</text:span><text:span text:style-name="pronunciation..after_pronunciations_entry_letData_dicBody">]</text:span><text:span text:style-name="pronunciations..after_entry_letData_dicBody"> </text:span><text:span text:style-name="partofspeech_.en_grammaticalinfo_sense_senses_entry_letData_dicBody">V2</text:span><text:span text:style-name="partofspeech..after_grammaticalinfo_sense_senses_entry_letData_dicBody"> </text:span><text:span text:style-name="grammaticalinfo..after_sense_senses_entry_letData_dicBody"/><text:span text:style-name="xitem_.en_definition_.en_sense_senses_entry_letData_dicBody">eat raw.</text:span><text:span text:style-name="xitem-xitem_definition..before_definition_.en_sense_senses_entry_letData_dicBody"> </text:span><text:span text:style-name="xitem_.tpi_definition_.en_sense_senses_entry_letData_dicBody">kaikaim kaikai i no tan o i no kuk.</text:span><text:span text:style-name="definition..after_sense_senses_entry_letData_dicBody"> </text:span><text:span text:style-name="example..before_examples_sense_senses_entry_letData_dicBody"/><text:span text:style-name="example_examples_sense_senses_entry_letData_dicBody">Busip nedah mun yoh vu buk.</text:span><text:span text:style-name="example..after_examples_sense_senses_entry_letData_dicBody"> </text:span><text:span text:style-name="translation_translations_examples_sense_senses_entry_letData_dicBody">Cats eat rats raw all the tim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5.2.2</text:span><text:span text:style-name="semanticdomainabbr..after_xitem_semanticdomains_sense_senses_entry_letData_dicBody"> - </text:span><text:span text:style-name="semanticdomainname_.en_xitem_semanticdomains_sense_senses_entry_letData_dicBody">Eat</text:span><text:span text:style-name="xitem-xitem_semanticdomains..before_semanticdomains_sense_senses_entry_letData_dicBody">, </text:span><text:span text:style-name="semanticdomainabbr_.en_xitem_semanticdomains_sense_senses_entry_letData_dicBody">8.3.4</text:span><text:span text:style-name="semanticdomainabbr..after_xitem_semanticdomains_sense_senses_entry_letData_dicBody"> - </text:span><text:span text:style-name="semanticdomainname_.en_xitem_semanticdomains_sense_senses_entry_letData_dicBody">Hot</text:span><text:span text:style-name="xitem-xitem_semanticdomains..before_semanticdomains_sense_senses_entry_letData_dicBody">, </text:span><text:span text:style-name="semanticdomainabbr_.en_xitem_semanticdomains_sense_senses_entry_letData_dicBody">8.3.4.1</text:span><text:span text:style-name="semanticdomainabbr..after_xitem_semanticdomains_sense_senses_entry_letData_dicBody"> - </text:span><text:span text:style-name="semanticdomainname_.en_xitem_semanticdomains_sense_senses_entry_letData_dicBody">Cold</text:span><text:span text:style-name="semanticdomains..after_sense_senses_entry_letData_dicBody">.) </text:span></text:p>
        <text:p text:style-name="entry_letData_dicBody"><text:span text:style-name="headword_entry_letData_dicBody">dahaam</text:span><text:span text:style-name="headword..after_entry_letData_dicBody"> </text:span><text:span text:style-name="pronunciation..before_pronunciations_entry_letData_dicBody">[</text:span><text:span text:style-name="pronunciation_pronunciations_entry_letData_dicBody">ⁿda.ˈʁaː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ree the bark of which is used for making stringbags.</text:span><text:span text:style-name="xitem-xitem_definition..before_definition_.en_sense_senses_entry_letData_dicBody"> </text:span><text:span text:style-name="xitem_.tpi_definition_.en_sense_senses_entry_letData_dicBody">wanpela kain diwai-ol i yusim skin bilong en long wokim bilum.</text:span><text:span text:style-name="definition..after_sense_senses_entry_letData_dicBody"> </text:span><text:span text:style-name="example..before_examples_sense_senses_entry_letData_dicBody"/><text:span text:style-name="example_examples_sense_senses_entry_letData_dicBody">Ġenanil dahaam in vahek yi.</text:span><text:span text:style-name="example..after_examples_sense_senses_entry_letData_dicBody"> </text:span><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ah</text:span><text:span text:style-name="headword..after_entry_letData_dicBody"> </text:span><text:span text:style-name="pronunciation..before_pronunciations_entry_letData_dicBody">[</text:span><text:span text:style-name="pronunciation_pronunciations_entry_letData_dicBody">ⁿda.ˈʁaʁ</text:span><text:span text:style-name="pronunciation..after_pronunciations_entry_letData_dicBody">]</text:span><text:span text:style-name="pronunciations..after_entry_letData_dicBody"> </text:span><text:span text:style-name="crossreftype_crossrefs_entry_letData_dicBody">cf</text:span><text:span text:style-name="crossreftype..after_crossrefs_entry_letData_dicBody">: </text:span><text:span text:style-name="crossref_crossreftargets_crossrefs_entry_letData_dicBody">dahah-belon</text:span><text:span text:style-name="crossref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he generic name for an edible green of which a number of different varieties are grown, edible plants of the Hibiscus family.</text:span><text:span text:style-name="xitem-xitem_definition..before_definition_.en_sense_senses_entry_letData_dicBody"> </text:span><text:span text:style-name="xitem_.tpi_definition_.en_sense_senses_entry_letData_dicBody">aibika.</text:span><text:span text:style-name="definition..after_sense_senses_entry_letData_dicBody"> </text:span><text:span text:style-name="example..before_examples_sense_senses_entry_letData_dicBody"/><text:span text:style-name="example_examples_sense_senses_entry_letData_dicBody">Dahah sagaḳ jojeng nivesa rot.</text:span><text:span text:style-name="example..after_examples_sense_senses_entry_letData_dicBody"> </text:span><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ah-belon</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cientificname_sense_senses_entry_letData_dicBody">Malvaceae, Hibiscus manihot L.</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belon</text:span><text:span text:style-name="headword..after_entry_letData_dicBody"> </text:span><text:span text:style-name="pronunciation..before_pronunciations_entry_letData_dicBody">[</text:span><text:span text:style-name="pronunciation_pronunciations_entry_letData_dicBody">ⁿda.ˈʁaʁ ᵐbə.ˈl̪on</text:span><text:span text:style-name="pronunciation..after_pronunciations_entry_letData_dicBody">]</text:span><text:span text:style-name="pronunciations..after_entry_letData_dicBody"> </text:span><text:span text:style-name="crossreftype_crossrefs_entry_letData_dicBody">cf</text:span><text:span text:style-name="crossreftype..after_crossrefs_entry_letData_dicBody">: </text:span><text:span text:style-name="crossref_crossreftargets_crossrefs_entry_letData_dicBody">dahah</text:span><text:span text:style-name="cross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xitem_definition..before_definition_.en_sense_senses_entry_letData_dicBody"> </text:span><text:span text:style-name="xitem_.tpi_definition_.en_sense_senses_entry_letData_dicBody">wanpela kain aibika.</text:span><text:span text:style-name="definition..after_sense_senses_entry_letData_dicBody"> </text:span><text:span text:style-name="example..before_examples_sense_senses_entry_letData_dicBody"/><text:span text:style-name="example_examples_sense_senses_entry_letData_dicBody">Dahah belon yiḳ jojeng ti.</text:span><text:span text:style-name="example..after_examples_sense_senses_entry_letData_dicBody"> </text:span><text:span text:style-name="span_.bzh_translation_translations_examples_sense_senses_entry_letData_dicBody">Dahah belon</text:span><text:span text:style-name="translation_translations_examples_sense_senses_entry_letData_dicBody"> is an edible green.</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hah</text:span><text:span text:style-name="relations..after_sense_senses_entry_letData_dicBody">. </text:span><text:span text:style-name="scientificname_sense_senses_entry_letData_dicBody">Abelmoschus manihot sp.</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u</text:span><text:span text:style-name="headword..after_entry_letData_dicBody"> </text:span><text:span text:style-name="pronunciation..before_pronunciations_entry_letData_dicBody">[</text:span><text:span text:style-name="pronunciation_pronunciations_entry_letData_dicBody">ⁿda.ˈʁa.ʁ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xitem_definition..before_definition_.en_sense_senses_entry_letData_dicBody"> </text:span><text:span text:style-name="xitem_.tpi_definition_.en_sense_senses_entry_letData_dicBody">wanpela lain bilong Mapos 2.</text:span><text:span text:style-name="definition..after_sense_senses_entry_letData_dicBody"> </text:span><text:span text:style-name="example..before_examples_sense_senses_entry_letData_dicBody"/><text:span text:style-name="example_examples_sense_senses_entry_letData_dicBody">Mapos 2 degwaj ti yam vu Dahahu.</text:span><text:span text:style-name="example..after_examples_sense_senses_entry_letData_dicBody"> </text:span><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ahid</text:span><text:span text:style-name="headword..after_entry_letData_dicBody"> </text:span><text:span text:style-name="pronunciation..before_pronunciations_entry_letData_dicBody">[</text:span><text:span text:style-name="pronunciation_pronunciations_entry_letData_dicBody">ⁿda.ˈʁi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Dëvun go dahid.</text:span><text:span text:style-name="example..after_examples_sense_senses_entry_letData_dicBody"> </text:span><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his</text:span><text:span text:style-name="headword..after_entry_letData_dicBody"> </text:span><text:span text:style-name="pronunciation..before_pronunciations_entry_letData_dicBody">[</text:span><text:span text:style-name="pronunciation_pronunciations_entry_letData_dicBody">ˈⁿda.ʁit͡ʃ</text:span><text:span text:style-name="pronunciation..after_pronunciations_entry_letData_dicBody">]</text:span><text:span text:style-name="pronunciations..after_entry_letData_dicBody"> </text:span><text:span text:style-name="partofspeech_.en_grammaticalinfo_sense_senses_entry_letData_dicBody">Adj</text:span><text:span text:style-name="partofspeech..after_grammaticalinfo_sense_senses_entry_letData_dicBody"> </text:span><text:span text:style-name="grammaticalinfo..after_sense_senses_entry_letData_dicBody"/><text:span text:style-name="xitem_.en_definition_.en_sense_senses_entry_letData_dicBody">closed, complete.</text:span><text:span text:style-name="xitem-xitem_definition..before_definition_.en_sense_senses_entry_letData_dicBody"> </text:span><text:span text:style-name="xitem_.tpi_definition_.en_sense_senses_entry_letData_dicBody">pas, i no gat hul.</text:span><text:span text:style-name="definition..after_sense_senses_entry_letData_dicBody"> </text:span><text:span text:style-name="example..before_examples_sense_senses_entry_letData_dicBody"/><text:span text:style-name="example_examples_sense_senses_entry_letData_dicBody">Vonġ metu dahis ggökin.</text:span><text:span text:style-name="example..after_examples_sense_senses_entry_letData_dicBody"> </text:span><text:span text:style-name="translation_translations_examples_sense_senses_entry_letData_dicBody">She closed it off ag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6</text:span><text:span text:style-name="semanticdomainabbr..after_semanticdomains_sense_senses_entry_letData_dicBody"> - </text:span><text:span text:style-name="semanticdomainname_.en_semanticdomains_sense_senses_entry_letData_dicBody">Open</text:span><text:span text:style-name="semanticdomains..after_sense_senses_entry_letData_dicBody">.) </text:span><text:span text:style-name="LexEntryTypepublishStemComplexFormTypeReverseAbbrPub_.en_complexformtype_complexformrefs_entry_letData_dicBody">Id.</text:span><text:span text:style-name="complexformtype..after_complexformrefs_entry_letData_dicBody"> </text:span><text:span text:style-name="complexformform_complexformrefs_entry_letData_dicBody">dahis ti</text:span><text:span text:style-name="complexformform..after_complexformrefs_entry_letData_dicBody"> </text:span><text:span text:style-name="complexformrefs..after_entry_letData_dicBody"/></text:p>
        <text:p text:style-name="entry_letData_dicBody"><text:span text:style-name="headword_entry_letData_dicBody">dahis ti</text:span><text:span text:style-name="headword..after_entry_letData_dicBody"> </text:span><text:span text:style-name="pronunciation..before_pronunciations_entry_letData_dicBody">[</text:span><text:span text:style-name="pronunciation_pronunciations_entry_letData_dicBody">ˈⁿda.ʁit͡ʃ ti</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ahis</text:span><text:span text:style-name="primaryrefs..after_entry_letData_dicBody">) </text:span><text:span text:style-name="xitem_.en_definition_.en_sense_senses_entry_letData_dicBody">twenty, from the fingers and toes of a complete person.</text:span><text:span text:style-name="xitem-xitem_definition..before_definition_.en_sense_senses_entry_letData_dicBody"> </text:span><text:span text:style-name="xitem_.tpi_definition_.en_sense_senses_entry_letData_dicBody">tupela ten.</text:span><text:span text:style-name="definition..after_sense_senses_entry_letData_dicBody"> </text:span><text:span text:style-name="example..before_examples_sense_senses_entry_letData_dicBody"/><text:span text:style-name="example_examples_sense_senses_entry_letData_dicBody">dahis luu.</text:span><text:span text:style-name="example..after_examples_sense_senses_entry_letData_dicBody"> </text:span><text:span text:style-name="translation_translations_examples_sense_senses_entry_letData_dicBody">forty.</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wo kina--from one pound; the original Australian currency had 20 shillings in the pound.</text:span><text:span text:style-name="xitem-xitem_definition..before_definition_.en_sense_senses_entry_letData_dicBody"> </text:span><text:span text:style-name="xitem_.tpi_definition_.en_sense_senses_entry_letData_dicBody">tu kina.</text:span><text:span text:style-name="definition..after_sense_senses_entry_letData_dicBody"> </text:span><text:span text:style-name="example..before_examples_sense_senses_entry_letData_dicBody"/><text:span text:style-name="example_examples_sense_senses_entry_letData_dicBody">Monë dahis luu.</text:span><text:span text:style-name="example..after_examples_sense_senses_entry_letData_dicBody"> </text:span><text:span text:style-name="translation_translations_examples_sense_senses_entry_letData_dicBody">K4.</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8.6</text:span><text:span text:style-name="semanticdomainabbr..after_xitem_semanticdomains_sense_senses_entry_letData_dicBody"> - </text:span><text:span text:style-name="semanticdomainname_.en_xitem_semanticdomains_sense_senses_entry_letData_dicBody">Money</text:span><text:span text:style-name="xitem-xitem_semanticdomains..before_semanticdomains_sense_senses_entry_letData_dicBody">, </text:span><text:span text:style-name="semanticdomainabbr_.en_xitem_semanticdomains_sense_senses_entry_letData_dicBody">8.1.1.1</text:span><text:span text:style-name="semanticdomainabbr..after_xitem_semanticdomains_sense_senses_entry_letData_dicBody"> - </text:span><text:span text:style-name="semanticdomainname_.en_xitem_semanticdomains_sense_senses_entry_letData_dicBody">Cardinal numbers</text:span><text:span text:style-name="semanticdomains..after_sense_senses_entry_letData_dicBody">.) </text:span></text:p>
        <text:p text:style-name="entry_letData_dicBody"><text:span text:style-name="headword_entry_letData_dicBody">dahisoong</text:span><text:span text:style-name="headword..after_entry_letData_dicBody"> </text:span><text:span text:style-name="pronunciation..before_pronunciations_entry_letData_dicBody">[</text:span><text:span text:style-name="pronunciation_pronunciations_entry_letData_dicBody">ⁿda.ʁi.t͡ʃoː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eighth son, the eighth male issue of a woman-this is very rarely heard, for obvious reasons.</text:span><text:span text:style-name="xitem-xitem_definition..before_definition_.en_sense_senses_entry_letData_dicBody"> </text:span><text:span text:style-name="xitem_.tpi_definition_.en_sense_senses_entry_letData_dicBody">namba et pikinini man.</text:span><text:span text:style-name="definition..after_sense_senses_entry_letData_dicBody"> </text:span><text:span text:style-name="example..before_examples_sense_senses_entry_letData_dicBody"/><text:span text:style-name="example_examples_sense_senses_entry_letData_dicBody">Avëh nġahiseḳë su dëḳo naluj medetöḳ ya dahisoong rë.</text:span><text:span text:style-name="example..after_examples_sense_senses_entry_letData_dicBody"> </text:span><text:span text:style-name="translation_translations_examples_sense_senses_entry_letData_dicBody">There aren't many women who bear eight sons.</text:span><text:span text:style-name="translation..after_translations_examples_sense_senses_entry_letData_dicBody"> </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hisoong</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hoov</text:span><text:span text:style-name="headword..after_entry_letData_dicBody"> </text:span><text:span text:style-name="pronunciation..before_pronunciations_entry_letData_dicBody">[</text:span><text:span text:style-name="pronunciation_pronunciations_entry_letData_dicBody">ⁿda.ˈʁoː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xitem_definition..before_definition_.en_sense_senses_entry_letData_dicBody"> </text:span><text:span text:style-name="xitem_.tpi_definition_.en_sense_senses_entry_letData_dicBody">mami.</text:span><text:span text:style-name="definition..after_sense_senses_entry_letData_dicBody"> </text:span><text:span text:style-name="example..before_examples_sense_senses_entry_letData_dicBody"/><text:span text:style-name="example_examples_sense_senses_entry_letData_dicBody">Sevun dahoov loḳ damun.</text:span><text:span text:style-name="example..after_examples_sense_senses_entry_letData_dicBody"> </text:span><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pan text:style-name="translation..after_translations_examples_sense_senses_entry_letData_dicBody"> </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xitem_lexreftargets_xitem_relations_sense_senses_entry_letData_dicBody">dahuk</text:span><text:span text:style-name="xitem-xitem_lexreftargets..before_lexreftargets_xitem_relations_sense_senses_entry_letData_dicBody">, </text:span><text:span text:style-name="sensecrossref_xitem_lexreftargets_xitem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5</text:span><text:span text:style-name="semanticdomainabbr..after_semanticdomains_sense_senses_entry_letData_dicBody"> - </text:span><text:span text:style-name="semanticdomainname_.en_semanticdomains_sense_senses_entry_letData_dicBody">Parts of a plant</text:span><text:span text:style-name="semanticdomains..after_sense_senses_entry_letData_dicBody">.) </text:span></text:p>
        <text:p text:style-name="entry_letData_dicBody"><text:span text:style-name="headword_entry_letData_dicBody">dahuk</text:span><text:span text:style-name="headword..after_entry_letData_dicBody"> </text:span><text:span text:style-name="pronunciation..before_pronunciations_entry_letData_dicBody">[</text:span><text:span text:style-name="pronunciation_pronunciations_entry_letData_dicBody">ⁿda.ˈʁu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aro yellow in colour.</text:span><text:span text:style-name="xitem-xitem_definition..before_definition_.en_sense_senses_entry_letData_dicBody"> </text:span><text:span text:style-name="xitem_.tpi_definition_.en_sense_senses_entry_letData_dicBody">wanpela kain taro.</text:span><text:span text:style-name="definition..after_sense_senses_entry_letData_dicBody"> </text:span><text:span text:style-name="example..before_examples_sense_senses_entry_letData_dicBody"/><text:span text:style-name="example_examples_sense_senses_entry_letData_dicBody">Alam böp wirek hir bik ti arë nebë dahuk, mala nisanġsanġ.</text:span><text:span text:style-name="example..after_examples_sense_senses_entry_letData_dicBody"> </text:span><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5.2</text:span><text:span text:style-name="semanticdomainabbr..after_semanticdomains_sense_senses_entry_letData_dicBody"> - </text:span><text:span text:style-name="semanticdomainname_.en_semanticdomains_sense_senses_entry_letData_dicBody">Food</text:span><text:span text:style-name="semanticdomains..after_sense_senses_entry_letData_dicBody">.) </text:span></text:p>
        <text:p text:style-name="entry_letData_dicBody"><text:span text:style-name="headword_entry_letData_dicBody">dahun</text:span><text:span text:style-name="headword..after_entry_letData_dicBody"> </text:span><text:span text:style-name="pronunciation..before_pronunciations_entry_letData_dicBody">[</text:span><text:span text:style-name="pronunciation_pronunciations_entry_letData_dicBody">ⁿda.ˈʁu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cover,fill in.</text:span><text:span text:style-name="xitem-xitem_definition..before_definition_.en_sense_senses_entry_letData_dicBody"> </text:span><text:span text:style-name="xitem_.tpi_definition_.en_sense_senses_entry_letData_dicBody">karamapim long graun.</text:span><text:span text:style-name="definition..after_sense_senses_entry_letData_dicBody"> </text:span><text:span text:style-name="example..before_examples_sense_senses_entry_letData_dicBody"/><text:span text:style-name="example_examples_sense_senses_entry_letData_dicBody">Sa nedahun yah in go.</text:span><text:span text:style-name="example..after_examples_sense_senses_entry_letData_dicBody"> </text:span><text:span text:style-name="translation_translations_examples_sense_senses_entry_letData_dicBody">I covered the yam over ag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7</text:span><text:span text:style-name="semanticdomainabbr..after_semanticdomains_sense_senses_entry_letData_dicBody"> - </text:span><text:span text:style-name="semanticdomainname_.en_semanticdomains_sense_senses_entry_letData_dicBody">Cover</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hide.</text:span><text:span text:style-name="xitem-xitem_definition..before_definition_.en_sense_senses_entry_letData_dicBody"> </text:span><text:span text:style-name="xitem_.tpi_definition_.en_sense_senses_entry_letData_dicBody">haitim.</text:span><text:span text:style-name="definition..after_sense_senses_entry_letData_dicBody"> </text:span><text:span text:style-name="example..before_examples_sense_senses_entry_letData_dicBody"/><text:span text:style-name="example_examples_sense_senses_entry_letData_dicBody">Delah ġaġek vun.</text:span><text:span text:style-name="example..after_examples_sense_senses_entry_letData_dicBody"> </text:span><text:span text:style-name="translation_translations_examples_sense_senses_entry_letData_dicBody">They kept the matter secret.</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2.3.1</text:span><text:span text:style-name="semanticdomainabbr..after_xitem_semanticdomains_sense_senses_entry_letData_dicBody"> - </text:span><text:span text:style-name="semanticdomainname_.en_xitem_semanticdomains_sense_senses_entry_letData_dicBody">Known, unknown</text:span><text:span text:style-name="xitem-xitem_semanticdomains..before_semanticdomains_sense_senses_entry_letData_dicBody">, </text:span><text:span text:style-name="semanticdomainabbr_.en_xitem_semanticdomains_sense_senses_entry_letData_dicBody">3.2.3.3</text:span><text:span text:style-name="semanticdomainabbr..after_xitem_semanticdomains_sense_senses_entry_letData_dicBody"> - </text:span><text:span text:style-name="semanticdomainname_.en_xitem_semanticdomains_sense_senses_entry_letData_dicBody">Secret</text:span><text:span text:style-name="xitem-xitem_semanticdomains..before_semanticdomains_sense_senses_entry_letData_dicBody">, </text:span><text:span text:style-name="semanticdomainabbr_.en_xitem_semanticdomains_sense_senses_entry_letData_dicBody">5.3</text:span><text:span text:style-name="semanticdomainabbr..after_xitem_semanticdomains_sense_senses_entry_letData_dicBody"> - </text:span><text:span text:style-name="semanticdomainname_.en_xitem_semanticdomains_sense_senses_entry_letData_dicBody">Clothing</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forgive.</text:span><text:span text:style-name="xitem-xitem_definition..before_definition_.en_sense_senses_entry_letData_dicBody"> </text:span><text:span text:style-name="xitem_.tpi_definition_.en_sense_senses_entry_letData_dicBody">daunim.</text:span><text:span text:style-name="definition..after_sense_senses_entry_letData_dicBody"> </text:span><text:span text:style-name="example..before_examples_sense_senses_entry_letData_dicBody"/><text:span text:style-name="example_examples_sense_senses_entry_letData_dicBody">Hil dahun mehönon hir nġaa nipaya na.</text:span><text:span text:style-name="example..after_examples_sense_senses_entry_letData_dicBody"> </text:span><text:span text:style-name="translation_translations_examples_sense_senses_entry_letData_dicBody">We should forgive people's sin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4.7</text:span><text:span text:style-name="semanticdomainabbr..after_semanticdomains_sense_senses_entry_letData_dicBody"> - </text:span><text:span text:style-name="semanticdomainname_.en_semanticdomains_sense_senses_entry_letData_dicBody">Forgive</text:span><text:span text:style-name="semanticdomains..after_sense_senses_entry_letData_dicBody">.) </text:span></text:p>
        <text:p text:style-name="entry_letData_dicBody"><text:span text:style-name="headword_entry_letData_dicBody">dali</text:span><text:span text:style-name="headword..after_entry_letData_dicBody"> </text:span><text:span text:style-name="pronunciation..before_pronunciations_entry_letData_dicBody">[</text:span><text:span text:style-name="pronunciation_pronunciations_entry_letData_dicBody">ˈⁿda.l̪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forbidden.</text:span><text:span text:style-name="xitem-xitem_definition..before_definition_.en_sense_senses_entry_letData_dicBody"> </text:span><text:span text:style-name="xitem_.tpi_definition_.en_sense_senses_entry_letData_dicBody">tambuim.</text:span><text:span text:style-name="definition..after_sense_senses_entry_letData_dicBody"> </text:span><text:span text:style-name="example..before_examples_sense_senses_entry_letData_dicBody"/><text:span text:style-name="example_examples_sense_senses_entry_letData_dicBody">Dali ggërin om su rëḳ nam gelë hil rë.</text:span><text:span text:style-name="example..after_examples_sense_senses_entry_letData_dicBody"> </text:span><text:span text:style-name="translation_translations_examples_sense_senses_entry_letData_dicBody">A vow prevents him so he won't come to see u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libeng</text:span><text:span text:style-name="headword..after_entry_letData_dicBody"> </text:span><text:span text:style-name="pronunciation..before_pronunciations_entry_letData_dicBody">[</text:span><text:span text:style-name="pronunciation_pronunciations_entry_letData_dicBody">ⁿda.ˈl̪iᵐb.əŋ </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Avëh dëëgga dalibeng los monmon nebë bebumeng.</text:span><text:span text:style-name="example..after_examples_sense_senses_entry_letData_dicBody"> </text:span><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uphorbiaceae, Breynia cernua (Decne) Muell. Arg.</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lödin</text:span><text:span text:style-name="headword..after_entry_letData_dicBody"> </text:span><text:span text:style-name="pronunciation..before_pronunciations_entry_letData_dicBody">[</text:span><text:span text:style-name="pronunciation_pronunciations_entry_letData_dicBody">ⁿda.ˈl̪ɔⁿd.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bounce around, sway about-as the end of a long slender object being carried over the shoulder.</text:span><text:span text:style-name="xitem-xitem_definition..before_definition_.en_sense_senses_entry_letData_dicBody"> </text:span><text:span text:style-name="xitem_.tpi_definition_.en_sense_senses_entry_letData_dicBody">i longpela na i no strong.</text:span><text:span text:style-name="definition..after_sense_senses_entry_letData_dicBody"> </text:span><text:span text:style-name="example..before_examples_sense_senses_entry_letData_dicBody"/><text:span text:style-name="example_examples_sense_senses_entry_letData_dicBody">Kerë löv rëḳ ading om nedalödin.</text:span><text:span text:style-name="example..after_examples_sense_senses_entry_letData_dicBody"> </text:span><text:span text:style-name="translation_translations_examples_sense_senses_entry_letData_dicBody">He carried a stick of sugarcane, but it was long and swayed about (as he walke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7.2.2.8</text:span><text:span text:style-name="semanticdomainabbr..after_xitem_semanticdomains_sense_senses_entry_letData_dicBody"> - </text:span><text:span text:style-name="semanticdomainname_.en_xitem_semanticdomains_sense_senses_entry_letData_dicBody">Move back and forth</text:span><text:span text:style-name="xitem-xitem_semanticdomains..before_semanticdomains_sense_senses_entry_letData_dicBody">, </text:span><text:span text:style-name="semanticdomainabbr_.en_xitem_semanticdomains_sense_senses_entry_letData_dicBody">7.3.1.3</text:span><text:span text:style-name="semanticdomainabbr..after_xitem_semanticdomains_sense_senses_entry_letData_dicBody"> - </text:span><text:span text:style-name="semanticdomainname_.en_xitem_semanticdomains_sense_senses_entry_letData_dicBody">Shake</text:span><text:span text:style-name="semanticdomains..after_sense_senses_entry_letData_dicBody">.) </text:span></text:p>
        <text:p text:style-name="entry_letData_dicBody"><text:span text:style-name="headword_entry_letData_dicBody">damun</text:span><text:span text:style-name="headword..after_entry_letData_dicBody"> </text:span><text:span text:style-name="pronunciation..before_pronunciations_entry_letData_dicBody">[</text:span><text:span text:style-name="pronunciation_pronunciations_entry_letData_dicBody">ⁿda.ˈm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a variety of ants which build anthills.</text:span><text:span text:style-name="xitem-xitem_definition..before_definition_.en_sense_senses_entry_letData_dicBody"> </text:span><text:span text:style-name="xitem_.tpi_definition_.en_sense_senses_entry_letData_dicBody">wanpela kain anis.</text:span><text:span text:style-name="definition..after_sense_senses_entry_letData_dicBody"> </text:span><text:span text:style-name="example..before_examples_sense_senses_entry_letData_dicBody"/><text:span text:style-name="example_examples_sense_senses_entry_letData_dicBody">Damun ruḳ loḳ heek babu.</text:span><text:span text:style-name="example..after_examples_sense_senses_entry_letData_dicBody"> </text:span><text:span text:style-name="translation_translations_examples_sense_senses_entry_letData_dicBody">The ants built their mound up at the front of the fence.</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anthill-the mounds made by ants.</text:span><text:span text:style-name="xitem-xitem_definition..before_definition_.en_sense_senses_entry_letData_dicBody"> </text:span><text:span text:style-name="xitem_.tpi_definition_.en_sense_senses_entry_letData_dicBody">haus maunten bilong anis.</text:span><text:span text:style-name="definition..after_sense_senses_entry_letData_dicBody"> </text:span><text:span text:style-name="example..before_xitem_examples_sense_senses_entry_letData_dicBody"/><text:span text:style-name="example_xitem_examples_sense_senses_entry_letData_dicBody">Yoo ḳo nalu loḳ damun.</text:span><text:span text:style-name="example..after_xitem_examples_sense_senses_entry_letData_dicBody"> </text:span><text:span text:style-name="translation_translations_xitem_examples_sense_senses_entry_letData_dicBody">The python laid its eggs in the anthill..</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Lev damun gehuk amego loḳ.</text:span><text:span text:style-name="example..after_xitem_examples_sense_senses_entry_letData_dicBody"> </text:span><text:span text:style-name="translation_translations_xitem_examples_sense_senses_entry_letData_dicBody">She dug into the ant's nest and planted the tapioca in it.</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2.1.1</text:span><text:span text:style-name="semanticdomainabbr..after_semanticdomains_sense_senses_entry_letData_dicBody"> - </text:span><text:span text:style-name="semanticdomainname_.en_semanticdomains_sense_senses_entry_letData_dicBody">Mountain</text:span><text:span text:style-name="semanticdomains..after_sense_senses_entry_letData_dicBody">.) </text:span></text:p>
        <text:p text:style-name="entry_letData_dicBody"><text:span text:style-name="headword_entry_letData_dicBody">danaad</text:span><text:span text:style-name="headword..after_entry_letData_dicBody"> </text:span><text:span text:style-name="pronunciation..before_pronunciations_entry_letData_dicBody">[</text:span><text:span text:style-name="pronunciation_pronunciations_entry_letData_dicBody">ⁿda.ˈnaː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xe.</text:span><text:span text:style-name="xitem-xitem_definition..before_definition_.en_sense_senses_entry_letData_dicBody"> </text:span><text:span text:style-name="xitem_.tpi_definition_.en_sense_senses_entry_letData_dicBody">akis.</text:span><text:span text:style-name="definition..after_sense_senses_entry_letData_dicBody"> </text:span><text:span text:style-name="example..before_examples_sense_senses_entry_letData_dicBody"/><text:span text:style-name="example_examples_sense_senses_entry_letData_dicBody">Alam böp la wirek denër ḳoov bë danaad.</text:span><text:span text:style-name="example..after_examples_sense_senses_entry_letData_dicBody"> </text:span><text:span text:style-name="translation_translations_examples_sense_senses_entry_letData_dicBody">Some people used to call axes </text:span><text:span text:style-name="span_.bzh_translation_translations_examples_sense_senses_entry_letData_dicBody">danaa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6.2.8</text:span><text:span text:style-name="semanticdomainabbr..after_semanticdomains_sense_senses_entry_letData_dicBody"> - </text:span><text:span text:style-name="semanticdomainname_.en_semanticdomains_sense_senses_entry_letData_dicBody">Agricultural tool</text:span><text:span text:style-name="semanticdomains..after_sense_senses_entry_letData_dicBody">.) </text:span></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desc>danidek</svg:desc></draw:frame><text:p text:style-name="pictureCaption_pictureRight_entry_letData_dicBody"><text:span text:style-name="span_.bzh_pictureLabel_.en_pictureCaption_pictureRight_entry_letData_dicBody">danidek</text:span></text:p></draw:text-box></draw:frame><text:span text:style-name="headword_entry_letData_dicBody">danidek</text:span><text:span text:style-name="headword..after_entry_letData_dicBody"> </text:span><text:span text:style-name="pronunciation..before_pronunciations_entry_letData_dicBody">[</text:span><text:span text:style-name="pronunciation_pronunciations_entry_letData_dicBody">ⁿda.ˈniⁿd.ə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wasp.</text:span><text:span text:style-name="xitem-xitem_definition..before_definition_.en_sense_senses_entry_letData_dicBody"> </text:span><text:span text:style-name="xitem_.tpi_definition_.en_sense_senses_entry_letData_dicBody">ninik.</text:span><text:span text:style-name="definition..after_sense_senses_entry_letData_dicBody"> </text:span><text:span text:style-name="example..before_examples_sense_senses_entry_letData_dicBody"/><text:span text:style-name="example_examples_sense_senses_entry_letData_dicBody">Ketul ġelönġ raḳ danidek.</text:span><text:span text:style-name="example..after_examples_sense_senses_entry_letData_dicBody"> </text:span><text:span text:style-name="translation_translations_examples_sense_senses_entry_letData_dicBody">He crushed the stone onto the wasp.</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ġödahë</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anġaat</text:span><text:span text:style-name="headword..after_entry_letData_dicBody"> </text:span><text:span text:style-name="pronunciation..before_pronunciations_entry_letData_dicBody">[</text:span><text:span text:style-name="pronunciation_pronunciations_entry_letData_dicBody">ⁿda.ˈɴaːt</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wild inedible variety of banana similar to ted which grows in the grasslands.</text:span><text:span text:style-name="xitem-xitem_definition..before_definition_.en_sense_senses_entry_letData_dicBody"> </text:span><text:span text:style-name="xitem_.tpi_definition_.en_sense_senses_entry_letData_dicBody">wanpela kain wail banana bilong ples kunai.</text:span><text:span text:style-name="definition..after_sense_senses_entry_letData_dicBody"> </text:span><text:span text:style-name="example..before_examples_sense_senses_entry_letData_dicBody"/><text:span text:style-name="example_examples_sense_senses_entry_letData_dicBody">Ketöv danġaat metunġ loḳ ya numeng.</text:span><text:span text:style-name="example..after_examples_sense_senses_entry_letData_dicBody"> </text:span><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uv</text:span><text:span text:style-name="relations..after_sense_senses_entry_letData_dicBody">. </text:span><text:span text:style-name="scientificname_sense_senses_entry_letData_dicBody">Musa sp.</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adanġ</text:span><text:span text:style-name="headword..after_entry_letData_dicBody"> </text:span><text:span text:style-name="pronunciation..before_pronunciations_entry_letData_dicBody">[</text:span><text:span text:style-name="pronunciation_pronunciations_entry_letData_dicBody">ˈⁿdaɴ.a.ⁿda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xitem_definition..before_definition_.en_sense_senses_entry_letData_dicBody"> </text:span><text:span text:style-name="xitem_.tpi_definition_.en_sense_senses_entry_letData_dicBody">girigiri.</text:span><text:span text:style-name="definition..after_sense_senses_entry_letData_dicBody"> </text:span><text:span text:style-name="example..before_examples_sense_senses_entry_letData_dicBody"/><text:span text:style-name="example_examples_sense_senses_entry_letData_dicBody">Nevanuh danġadanġ loḳ newa.</text:span><text:span text:style-name="example..after_examples_sense_senses_entry_letData_dicBody"> </text:span><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nġed</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Danġed og go niwëëk rot.</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gwem</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ed</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xitem_definition..before_definition_.en_sense_senses_entry_letData_dicBody"> </text:span><text:span text:style-name="xitem_.tpi_definition_.en_sense_senses_entry_letData_dicBody">wanpela kain pisin.</text:span><text:span text:style-name="definition..after_sense_senses_entry_letData_dicBody"> </text:span><text:span text:style-name="example..before_examples_sense_senses_entry_letData_dicBody"/><text:span text:style-name="example_examples_sense_senses_entry_letData_dicBody">Hurmahen devanëh danġed raḳ tepum.</text:span><text:span text:style-name="example..after_examples_sense_senses_entry_letData_dicBody"> </text:span><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nġödenġ</text:span><text:span text:style-name="headword..after_entry_letData_dicBody"> </text:span><text:span text:style-name="pronunciation..before_pronunciations_entry_letData_dicBody">[</text:span><text:span text:style-name="pronunciation_pronunciations_entry_letData_dicBody">ⁿda.ˈɴɔⁿd.əɴ</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groan, moan, grunt.</text:span><text:span text:style-name="xitem-xitem_definition..before_definition_.en_sense_senses_entry_letData_dicBody"> </text:span><text:span text:style-name="xitem_.tpi_definition_.en_sense_senses_entry_letData_dicBody">krai bilong manmeri i karim pen.</text:span><text:span text:style-name="definition..after_sense_senses_entry_letData_dicBody"> </text:span><text:span text:style-name="example..before_xitem_examples_sense_senses_entry_letData_dicBody"/><text:span text:style-name="example_xitem_examples_sense_senses_entry_letData_dicBody">Ggëp nedanġödenġ in niraḳ.</text:span><text:span text:style-name="example..after_xitem_examples_sense_senses_entry_letData_dicBody"> </text:span><text:span text:style-name="translation_translations_xitem_examples_sense_senses_entry_letData_dicBody">He lay moaning because he was sick.</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anġödenġ nebë bööḳ.</text:span><text:span text:style-name="example..after_xitem_examples_sense_senses_entry_letData_dicBody"> </text:span><text:span text:style-name="translation_translations_xitem_examples_sense_senses_entry_letData_dicBody">He grunted like a pig.</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6.6.4</text:span><text:span text:style-name="semanticdomainabbr..after_xitem_semanticdomains_sense_senses_entry_letData_dicBody"> - </text:span><text:span text:style-name="semanticdomainname_.en_xitem_semanticdomains_sense_senses_entry_letData_dicBody">Mourn</text:span><text:span text:style-name="xitem-xitem_semanticdomains..before_semanticdomains_sense_senses_entry_letData_dicBody">, </text:span><text:span text:style-name="semanticdomainabbr_.en_xitem_semanticdomains_sense_senses_entry_letData_dicBody">3.5.6.4</text:span><text:span text:style-name="semanticdomainabbr..after_xitem_semanticdomains_sense_senses_entry_letData_dicBody"> - </text:span><text:span text:style-name="semanticdomainname_.en_xitem_semanticdomains_sense_senses_entry_letData_dicBody">Laugh</text:span><text:span text:style-name="xitem-xitem_semanticdomains..before_semanticdomains_sense_senses_entry_letData_dicBody">, </text:span><text:span text:style-name="semanticdomainabbr_.en_xitem_semanticdomains_sense_senses_entry_letData_dicBody">3.5.6.5</text:span><text:span text:style-name="semanticdomainabbr..after_xitem_semanticdomains_sense_senses_entry_letData_dicBody"> - </text:span><text:span text:style-name="semanticdomainname_.en_xitem_semanticdomains_sense_senses_entry_letData_dicBody">Cry, tear</text:span><text:span text:style-name="xitem-xitem_semanticdomains..before_semanticdomains_sense_senses_entry_letData_dicBody">, </text:span><text:span text:style-name="semanticdomainabbr_.en_xitem_semanticdomains_sense_senses_entry_letData_dicBody">4.2.8</text:span><text:span text:style-name="semanticdomainabbr..after_xitem_semanticdomains_sense_senses_entry_letData_dicBody"> - </text:span><text:span text:style-name="semanticdomainname_.en_xitem_semanticdomains_sense_senses_entry_letData_dicBody">Humor</text:span><text:span text:style-name="xitem-xitem_semanticdomains..before_semanticdomains_sense_senses_entry_letData_dicBody">, </text:span><text:span text:style-name="semanticdomainabbr_.en_xitem_semanticdomains_sense_senses_entry_letData_dicBody">4.2.8.1</text:span><text:span text:style-name="semanticdomainabbr..after_xitem_semanticdomains_sense_senses_entry_letData_dicBody"> - </text:span><text:span text:style-name="semanticdomainname_.en_xitem_semanticdomains_sense_senses_entry_letData_dicBody">Serious</text:span><text:span text:style-name="semanticdomains..after_sense_senses_entry_letData_dicBody">.) </text:span></text:p>
        <text:p text:style-name="entry_letData_dicBody"><text:span text:style-name="headword_entry_letData_dicBody">daröd</text:span><text:span text:style-name="headword..after_entry_letData_dicBody"> </text:span><text:span text:style-name="pronunciation..before_pronunciations_entry_letData_dicBody">[</text:span><text:span text:style-name="pronunciation_pronunciations_entry_letData_dicBody">ⁿda.ˈɾɔ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bush which has orange berries.</text:span><text:span text:style-name="xitem-xitem_definition..before_definition_.en_sense_senses_entry_letData_dicBody"> </text:span><text:span text:style-name="xitem_.tpi_definition_.en_sense_senses_entry_letData_dicBody">wanpela kain liklik bus gras i gat yelopela pikinini bilong en.</text:span><text:span text:style-name="definition..after_sense_senses_entry_letData_dicBody"> </text:span><text:span text:style-name="example..before_examples_sense_senses_entry_letData_dicBody"/><text:span text:style-name="example_examples_sense_senses_entry_letData_dicBody">Vepul daröd meḳo meya begganġnë.</text:span><text:span text:style-name="example..after_examples_sense_senses_entry_letData_dicBody"> </text:span><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röö</text:span><text:span text:style-name="headword..after_entry_letData_dicBody"> </text:span><text:span text:style-name="pronunciation..before_pronunciations_entry_letData_dicBody">[</text:span><text:span text:style-name="pronunciation_pronunciations_entry_letData_dicBody">ⁿda.ˈɾɔ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used for yam stakes.</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Ġebuv daröö in yiḳ riing.</text:span><text:span text:style-name="example..after_examples_sense_senses_entry_letData_dicBody"> </text:span><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tëëk</text:span><text:span text:style-name="headword..after_entry_letData_dicBody"> </text:span><text:span text:style-name="pronunciation..before_pronunciations_entry_letData_dicBody">[</text:span><text:span text:style-name="pronunciation_pronunciations_entry_letData_dicBody">ⁿda.ˈteː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xitem_definition..before_definition_.en_sense_senses_entry_letData_dicBody"> </text:span><text:span text:style-name="xitem_.tpi_definition_.en_sense_senses_entry_letData_dicBody">bus tewel.</text:span><text:span text:style-name="definition..after_sense_senses_entry_letData_dicBody"> </text:span><text:span text:style-name="example..before_examples_sense_senses_entry_letData_dicBody"/><text:span text:style-name="example_examples_sense_senses_entry_letData_dicBody">Datëëk neya loḳ beggob.</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9.2</text:span><text:span text:style-name="semanticdomainabbr..after_xitem_semanticdomains_sense_senses_entry_letData_dicBody"> - </text:span><text:span text:style-name="semanticdomainname_.en_xitem_semanticdomains_sense_senses_entry_letData_dicBody">Supernatural being</text:span><text:span text:style-name="semanticdomains..after_sense_senses_entry_letData_dicBody">.) </text:span></text:p>
        <text:p text:style-name="entry_letData_dicBody"><text:span text:style-name="headword_entry_letData_dicBody">datëv</text:span><text:span text:style-name="headword..after_entry_letData_dicBody"> </text:span><text:span text:style-name="pronunciation..before_pronunciations_entry_letData_dicBody">[</text:span><text:span text:style-name="pronunciation_pronunciations_entry_letData_dicBody">ⁿda.ˈte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Datëv kweḳ anon veroo.</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ricaceae, vaccinium albicans var. pseudopsammogenes Sleum</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vës</text:span><text:span text:style-name="headword..after_entry_letData_dicBody"> </text:span><text:span text:style-name="pronunciation..before_pronunciations_entry_letData_dicBody">[</text:span><text:span text:style-name="pronunciation_pronunciations_entry_letData_dicBody">ⁿda.ˈβet͡ʃ</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ightning.</text:span><text:span text:style-name="xitem-xitem_definition..before_definition_.en_sense_senses_entry_letData_dicBody"> </text:span><text:span text:style-name="xitem_.tpi_definition_.en_sense_senses_entry_letData_dicBody">laitning.</text:span><text:span text:style-name="definition..after_sense_senses_entry_letData_dicBody"> </text:span><text:span text:style-name="example..before_xitem_examples_sense_senses_entry_letData_dicBody"/><text:span text:style-name="example_xitem_examples_sense_senses_entry_letData_dicBody">Beggob böp vonġ medavës vër.</text:span><text:span text:style-name="example..after_xitem_examples_sense_senses_entry_letData_dicBody"> </text:span><text:span text:style-name="translation_translations_xitem_examples_sense_senses_entry_letData_dicBody">The big clouds caused the lightning to flash.</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esu duḳ nom og niḳapiik rëḳ bër jaḳ nyëġ nabë davës.</text:span><text:span text:style-name="example..after_xitem_examples_sense_senses_entry_letData_dicBody"> </text:span><text:span text:style-name="translation_translations_xitem_examples_sense_senses_entry_letData_dicBody">When Jesus returns, his glory will be seen everywhere like lightning.</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1.3.6</text:span><text:span text:style-name="semanticdomainabbr..after_semanticdomains_sense_senses_entry_letData_dicBody"> - </text:span><text:span text:style-name="semanticdomainname_.en_semanticdomains_sense_senses_entry_letData_dicBody">Lightning, thunder</text:span><text:span text:style-name="semanticdomains..after_sense_senses_entry_letData_dicBody">.) </text:span></text:p>
        <text:p text:style-name="entry_letData_dicBody"><text:span text:style-name="headword_entry_letData_dicBody">david</text:span><text:span text:style-name="headword..after_entry_letData_dicBody"> </text:span><text:span text:style-name="pronunciation..before_pronunciations_entry_letData_dicBody">[</text:span><text:span text:style-name="pronunciation_pronunciations_entry_letData_dicBody">ⁿda.ˈβi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ole, fishing rod, a bamboo pole used as a fishing rod, or as the support to which the bird nets are fastened.</text:span><text:span text:style-name="xitem-xitem_definition..before_definition_.en_sense_senses_entry_letData_dicBody"> </text:span><text:span text:style-name="xitem_.tpi_definition_.en_sense_senses_entry_letData_dicBody">mambu bilong pulim pis na hangimapim umben bilong kisim pisin.</text:span><text:span text:style-name="definition..after_sense_senses_entry_letData_dicBody"> </text:span><text:span text:style-name="example..before_examples_sense_senses_entry_letData_dicBody"/><text:span text:style-name="example_examples_sense_senses_entry_letData_dicBody">Yiḳ david sën dëseyu gwaaḳ raḳ medëdadii ġël raḳ ga dëvarah leḳ soḳ yi raḳ.</text:span><text:span text:style-name="example..after_examples_sense_senses_entry_letData_dicBody"> </text:span><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4.5.3</text:span><text:span text:style-name="semanticdomainabbr..after_xitem_semanticdomains_sense_senses_entry_letData_dicBody"> - </text:span><text:span text:style-name="semanticdomainname_.en_xitem_semanticdomains_sense_senses_entry_letData_dicBody">Fishing equipment</text:span><text:span text:style-name="xitem-xitem_semanticdomains..before_semanticdomains_sense_senses_entry_letData_dicBody">, </text:span><text:span text:style-name="semanticdomainabbr_.en_xitem_semanticdomains_sense_senses_entry_letData_dicBody">6.7.8</text:span><text:span text:style-name="semanticdomainabbr..after_xitem_semanticdomains_sense_senses_entry_letData_dicBody"> - </text:span><text:span text:style-name="semanticdomainname_.en_xitem_semanticdomains_sense_senses_entry_letData_dicBody">Parts of tools</text:span><text:span text:style-name="xitem-xitem_semanticdomains..before_semanticdomains_sense_senses_entry_letData_dicBody">, </text:span><text:span text:style-name="semanticdomainabbr_.en_xitem_semanticdomains_sense_senses_entry_letData_dicBody">8.6</text:span><text:span text:style-name="semanticdomainabbr..after_xitem_semanticdomains_sense_senses_entry_letData_dicBody"> - </text:span><text:span text:style-name="semanticdomainname_.en_xitem_semanticdomains_sense_senses_entry_letData_dicBody">Parts of things</text:span><text:span text:style-name="semanticdomains..after_sense_senses_entry_letData_dicBody">.) </text:span></text:p>
        <text:p text:style-name="entry_letData_dicBody"><text:span text:style-name="headword_entry_letData_dicBody">de-</text:span><text:span text:style-name="headword..after_entry_letData_dicBody"> </text:span><text:span text:style-name="pronunciation..before_pronunciations_entry_letData_dicBody">[</text:span><text:span text:style-name="pronunciation_pronunciations_entry_letData_dicBody">ⁿdə</text:span><text:span text:style-name="pronunciation..after_pronunciations_entry_letData_dicBody">]</text:span><text:span text:style-name="pronunciations..after_entry_letData_dicBody"> </text:span><text:span text:style-name="partofspeech_.en_grammaticalinfo_sense_senses_entry_letData_dicBody">V</text:span><text:span text:style-name="partofspeech..after_grammaticalinfo_sense_senses_entry_letData_dicBody"> </text:span><text:span text:style-name="slots..before_grammaticalinfo_sense_senses_entry_letData_dicBody">: </text:span><text:span text:style-name="slotname_.en_slots_grammaticalinfo_sense_senses_entry_letData_dicBody">Subject Person</text:span><text:span text:style-name="grammaticalinfo..after_sense_senses_entry_letData_dicBody"> </text:span><text:span text:style-name="xitem_.en_definition_.en_sense_senses_entry_letData_dicBody">they, third person plural pronoun as prefixed to verbs.</text:span><text:span text:style-name="xitem-xitem_definition..before_definition_.en_sense_senses_entry_letData_dicBody"> </text:span><text:span text:style-name="xitem_.tpi_definition_.en_sense_senses_entry_letData_dicBody">ol.</text:span><text:span text:style-name="definition..after_sense_senses_entry_letData_dicBody"> </text:span><text:span text:style-name="example..before_xitem_examples_sense_senses_entry_letData_dicBody"/><text:span text:style-name="example_xitem_examples_sense_senses_entry_letData_dicBody">Deḳo ḳupeḳ pin medeyah medeya bej.</text:span><text:span text:style-name="example..after_xitem_examples_sense_senses_entry_letData_dicBody"> </text:span><text:span text:style-name="translation_translations_xitem_examples_sense_senses_entry_letData_dicBody">They took all the cargo and went back to their homes.</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debu</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break, crumble-usually of food in order to share it with someone else.</text:span><text:span text:style-name="xitem-xitem_definition..before_definition_.en_sense_senses_entry_letData_dicBody"> </text:span><text:span text:style-name="xitem_.tpi_definition_.en_sense_senses_entry_letData_dicBody">brukim kaikai bilong givim long narapela man.</text:span><text:span text:style-name="definition..after_sense_senses_entry_letData_dicBody"> </text:span><text:span text:style-name="example..before_xitem_examples_sense_senses_entry_letData_dicBody"/><text:span text:style-name="example_xitem_examples_sense_senses_entry_letData_dicBody">Sëḳ debu rabönġ vahi vu honġ.</text:span><text:span text:style-name="example..after_xitem_examples_sense_senses_entry_letData_dicBody"> </text:span><text:span text:style-name="translation_translations_xitem_examples_sense_senses_entry_letData_dicBody">I'll break the sweetpotato and give you a bi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aḳ nedo semen lom debu.</text:span><text:span text:style-name="example..after_xitem_examples_sense_senses_entry_letData_dicBody"> </text:span><text:span text:style-name="translation_translations_xitem_examples_sense_senses_entry_letData_dicBody">He sat on the cement and it crumbl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5.3</text:span><text:span text:style-name="semanticdomainabbr..after_xitem_semanticdomains_sense_senses_entry_letData_dicBody"> - </text:span><text:span text:style-name="semanticdomainname_.en_xitem_semanticdomains_sense_senses_entry_letData_dicBody">Injure</text:span><text:span text:style-name="xitem-xitem_semanticdomains..before_semanticdomains_sense_senses_entry_letData_dicBody">, </text:span><text:span text:style-name="semanticdomainabbr_.en_xitem_semanticdomains_sense_senses_entry_letData_dicBody">4.5.4.2</text:span><text:span text:style-name="semanticdomainabbr..after_xitem_semanticdomains_sense_senses_entry_letData_dicBody"> - </text:span><text:span text:style-name="semanticdomainname_.en_xitem_semanticdomains_sense_senses_entry_letData_dicBody">Disobey</text:span><text:span text:style-name="xitem-xitem_semanticdomains..before_semanticdomains_sense_senses_entry_letData_dicBody">, </text:span><text:span text:style-name="semanticdomainabbr_.en_xitem_semanticdomains_sense_senses_entry_letData_dicBody">7.8.1</text:span><text:span text:style-name="semanticdomainabbr..after_xitem_semanticdomains_sense_senses_entry_letData_dicBody"> - </text:span><text:span text:style-name="semanticdomainname_.en_xitem_semanticdomains_sense_senses_entry_letData_dicBody">Break</text:span><text:span text:style-name="xitem-xitem_semanticdomains..before_semanticdomains_sense_senses_entry_letData_dicBody">, </text:span><text:span text:style-name="semanticdomainabbr_.en_xitem_semanticdomains_sense_senses_entry_letData_dicBody">7.9.1</text:span><text:span text:style-name="semanticdomainabbr..after_xitem_semanticdomains_sense_senses_entry_letData_dicBody"> - </text:span><text:span text:style-name="semanticdomainname_.en_xitem_semanticdomains_sense_senses_entry_letData_dicBody">Damage</text:span><text:span text:style-name="semanticdomains..after_sense_senses_entry_letData_dicBody">.) </text:span></text:p>
        <text:p text:style-name="entry_letData_dicBody"><text:span text:style-name="headword_entry_letData_dicBody">debu</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he grass used for thatching a house.</text:span><text:span text:style-name="xitem-xitem_definition..before_definition_.en_sense_senses_entry_letData_dicBody"> </text:span><text:span text:style-name="xitem_.tpi_definition_.en_sense_senses_entry_letData_dicBody">kunai bilong wokim haus.</text:span><text:span text:style-name="definition..after_sense_senses_entry_letData_dicBody"> </text:span><text:span text:style-name="example..before_examples_sense_senses_entry_letData_dicBody"/><text:span text:style-name="example_examples_sense_senses_entry_letData_dicBody">Dënër sëh sën hil nariv begganġ raḳ lo arë ngwë nebë debu.</text:span><text:span text:style-name="example..after_examples_sense_senses_entry_letData_dicBody"> </text:span><text:span text:style-name="translation_translations_examples_sense_senses_entry_letData_dicBody">They grass we thatch houses with is also known by another name, </text:span><text:span text:style-name="span_.bzh_translation_translations_examples_sense_senses_entry_letData_dicBody">debu.</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bulin</text:span><text:span text:style-name="headword..after_entry_letData_dicBody"> </text:span><text:span text:style-name="pronunciation..before_pronunciations_entry_letData_dicBody">[</text:span><text:span text:style-name="pronunciation_pronunciations_entry_letData_dicBody">ⁿdə.ˈᵐbul̪.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repair, sew up, tie together as of a torn stringbag, or a tear.</text:span><text:span text:style-name="xitem-xitem_definition..before_definition_.en_sense_senses_entry_letData_dicBody"> </text:span><text:span text:style-name="xitem_.tpi_definition_.en_sense_senses_entry_letData_dicBody">stretim, samapim bilum i bruk.</text:span><text:span text:style-name="definition..after_sense_senses_entry_letData_dicBody"> </text:span><text:span text:style-name="example..before_examples_sense_senses_entry_letData_dicBody"/><text:span text:style-name="example_examples_sense_senses_entry_letData_dicBody">Debulin vahek yah in mun lov.</text:span><text:span text:style-name="example..after_examples_sense_senses_entry_letData_dicBody"> </text:span><text:span text:style-name="translation_translations_examples_sense_senses_entry_letData_dicBody">She pulled the loose ends of the stringbag together where the rats had chewed it and tied them.</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edod</text:span><text:span text:style-name="headword..after_entry_letData_dicBody"> </text:span><text:span text:style-name="pronunciation..before_pronunciations_entry_letData_dicBody">[</text:span><text:span text:style-name="pronunciation_pronunciations_entry_letData_dicBody">ⁿdə.ˈⁿdoⁿd</text:span><text:span text:style-name="pronunciation..after_pronunciations_entry_letData_dicBody">]</text:span><text:span text:style-name="pronunciations..after_entry_letData_dicBody"> </text:span></text:p>
        <text:p text:style-name="entry_letData_dicBody"><text:span text:style-name="headword_entry_letData_dicBody">dedonġ</text:span><text:span text:style-name="headword..after_entry_letData_dicBody"> </text:span><text:span text:style-name="pronunciation..before_pronunciations_entry_letData_dicBody">[</text:span><text:span text:style-name="pronunciation_pronunciations_entry_letData_dicBody">ⁿdə.ˈⁿdo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tree.</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Devuv dedonġ ya in neggök nos.</text:span><text:span text:style-name="example..after_examples_sense_senses_entry_letData_dicBody"> </text:span><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dödin</text:span><text:span text:style-name="headword..after_entry_letData_dicBody"> </text:span><text:span text:style-name="pronunciation..before_pronunciations_entry_letData_dicBody">[</text:span><text:span text:style-name="pronunciation_pronunciations_entry_letData_dicBody">ⁿdə.ˈⁿdɔⁿd.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riddled with holes-as of food eaten by grubs.</text:span><text:span text:style-name="xitem-xitem_definition..before_definition_.en_sense_senses_entry_letData_dicBody"> </text:span><text:span text:style-name="xitem_.tpi_definition_.en_sense_senses_entry_letData_dicBody">binatang wokim planti hul long kaikai.</text:span><text:span text:style-name="definition..after_sense_senses_entry_letData_dicBody"> </text:span><text:span text:style-name="example..before_xitem_examples_sense_senses_entry_letData_dicBody"/><text:span text:style-name="example_xitem_examples_sense_senses_entry_letData_dicBody">Pabup dedödin loḳ go.</text:span><text:span text:style-name="example..after_xitem_examples_sense_senses_entry_letData_dicBody"> </text:span><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ġaa dedödin loḳ sa nġaa benipaya raḳ.</text:span><text:span text:style-name="example..after_xitem_examples_sense_senses_entry_letData_dicBody"> </text:span><text:span text:style-name="translation_translations_xitem_examples_sense_senses_entry_letData_dicBody">Something has chewed holes in my things and ruined them.</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dedöggin</text:span><text:span text:style-name="headword..after_entry_letData_dicBody"> </text:span><text:span text:style-name="pronunciation..before_pronunciations_entry_letData_dicBody">[</text:span><text:span text:style-name="pronunciation_pronunciations_entry_letData_dicBody">ⁿdə.ˈⁿdɔɣ.i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thorny vine-it is used to delimit the hearth or fireplace.</text:span><text:span text:style-name="xitem-xitem_definition..before_definition_.en_sense_senses_entry_letData_dicBody"> </text:span><text:span text:style-name="xitem_.tpi_definition_.en_sense_senses_entry_letData_dicBody">wanpela kain rop i kain olsem diwai.</text:span><text:span text:style-name="definition..after_sense_senses_entry_letData_dicBody"> </text:span><text:span text:style-name="example..before_examples_sense_senses_entry_letData_dicBody"/><text:span text:style-name="example_examples_sense_senses_entry_letData_dicBody">Dedöggin kip loḳ aperek degwa.</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ġaheng</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dul</text:span><text:span text:style-name="headword..after_entry_letData_dicBody"> </text:span><text:span text:style-name="pronunciation..before_pronunciations_entry_letData_dicBody">[</text:span><text:span text:style-name="pronunciation_pronunciations_entry_letData_dicBody">ⁿdə.ˈⁿdul̪</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white, yellowish or reddish scum which appears on water in muddy areas, and is said to cause itching and sores if walked in.</text:span><text:span text:style-name="xitem-xitem_definition..before_definition_.en_sense_senses_entry_letData_dicBody"> </text:span><text:span text:style-name="xitem_.tpi_definition_.en_sense_senses_entry_letData_dicBody">ros wara.</text:span><text:span text:style-name="definition..after_sense_senses_entry_letData_dicBody"> </text:span><text:span text:style-name="example..before_examples_sense_senses_entry_letData_dicBody"/><text:span text:style-name="example_examples_sense_senses_entry_letData_dicBody">Devahu ġelönġ luḳ dedul in nedo loḳ aggata.</text:span><text:span text:style-name="example..after_examples_sense_senses_entry_letData_dicBody"> </text:span><text:span text:style-name="translation_translations_examples_sense_senses_entry_letData_dicBody">They have placed (stepping) stones in the scummy water because it is right on the path.</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5.6.1</text:span><text:span text:style-name="semanticdomainabbr..after_semanticdomains_sense_senses_entry_letData_dicBody"> - </text:span><text:span text:style-name="semanticdomainname_.en_semanticdomains_sense_senses_entry_letData_dicBody">Clean, dirty</text:span><text:span text:style-name="semanticdomains..after_sense_senses_entry_letData_dicBody">.) </text:span></text:p>
        <text:p text:style-name="entry_letData_dicBody"><text:span text:style-name="headword_entry_letData_dicBody">dedum</text:span><text:span text:style-name="headword..after_entry_letData_dicBody"> </text:span><text:span text:style-name="pronunciation..before_pronunciations_entry_letData_dicBody">[</text:span><text:span text:style-name="pronunciation_pronunciations_entry_letData_dicBody">ⁿdə.ˈⁿdu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arge black spider.</text:span><text:span text:style-name="xitem-xitem_definition..before_definition_.en_sense_senses_entry_letData_dicBody"> </text:span><text:span text:style-name="xitem_.tpi_definition_.en_sense_senses_entry_letData_dicBody">wanpela kain spaida.</text:span><text:span text:style-name="definition..after_sense_senses_entry_letData_dicBody"> </text:span><text:span text:style-name="example..before_examples_sense_senses_entry_letData_dicBody"/><text:span text:style-name="example_examples_sense_senses_entry_letData_dicBody">Sesis dedum raḳ ḳoov yu.</text:span><text:span text:style-name="example..after_examples_sense_senses_entry_letData_dicBody"> </text:span><text:span text:style-name="translation_translations_examples_sense_senses_entry_letData_dicBody">I killed the spider with the head of the axe.</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dun</text:span><text:span text:style-name="headword..after_entry_letData_dicBody"> </text:span><text:span text:style-name="pronunciation..before_pronunciations_entry_letData_dicBody">[</text:span><text:span text:style-name="pronunciation_pronunciations_entry_letData_dicBody">ⁿdə.ˈⁿdun</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item_.en_definition_.en_sense_senses_entry_letData_dicBody">noise, drone, sound.</text:span><text:span text:style-name="xitem-xitem_definition..before_definition_.en_sense_senses_entry_letData_dicBody"> </text:span><text:span text:style-name="xitem_.tpi_definition_.en_sense_senses_entry_letData_dicBody">nois.</text:span><text:span text:style-name="definition..after_sense_senses_entry_letData_dicBody"> </text:span><text:span text:style-name="example..before_xitem_examples_sense_senses_entry_letData_dicBody"/><text:span text:style-name="example_xitem_examples_sense_senses_entry_letData_dicBody">Dedun ḳo nyëġ.</text:span><text:span text:style-name="example..after_xitem_examples_sense_senses_entry_letData_dicBody"> </text:span><text:span text:style-name="translation_translations_xitem_examples_sense_senses_entry_letData_dicBody">The noise was heard throughout the whole plac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Ġevonġ dedum rot om ġena dob.</text:span><text:span text:style-name="example..after_xitem_examples_sense_senses_entry_letData_dicBody"> </text:span><text:span text:style-name="translation_translations_xitem_examples_sense_senses_entry_letData_dicBody">You are making a lot of noise, so go outsid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Barus vonġ dedun meneyam.</text:span><text:span text:style-name="example..after_xitem_examples_sense_senses_entry_letData_dicBody"> </text:span><text:span text:style-name="translation_translations_xitem_examples_sense_senses_entry_letData_dicBody">The aeroplane is droning as it comes.</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3.2.3</text:span><text:span text:style-name="semanticdomainabbr..after_semanticdomains_sense_senses_entry_letData_dicBody"> - </text:span><text:span text:style-name="semanticdomainname_.en_semanticdomains_sense_senses_entry_letData_dicBody">Types of sounds</text:span><text:span text:style-name="semanticdomains..after_sense_senses_entry_letData_dicBody">.) </text:span></text:p>
        <text:p text:style-name="entry_letData_dicBody"><text:span text:style-name="headword_entry_letData_dicBody">dee</text:span><text:span text:style-name="headword..after_entry_letData_dicBody"> </text:span><text:span text:style-name="pronunciation..before_pronunciations_entry_letData_dicBody">[</text:span><text:span text:style-name="pronunciation_pronunciations_entry_letData_dicBody">ⁿdɛ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reed.</text:span><text:span text:style-name="xitem-xitem_definition..before_definition_.en_sense_senses_entry_letData_dicBody"> </text:span><text:span text:style-name="xitem_.tpi_definition_.en_sense_senses_entry_letData_dicBody">wel pitpit.</text:span><text:span text:style-name="definition..after_sense_senses_entry_letData_dicBody"> </text:span><text:span text:style-name="example..before_xitem_examples_sense_senses_entry_letData_dicBody"/><text:span text:style-name="example_xitem_examples_sense_senses_entry_letData_dicBody">Keyëh dee metaggi buk.</text:span><text:span text:style-name="example..after_xitem_examples_sense_senses_entry_letData_dicBody"> </text:span><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eping begganġ raḳ dee.</text:span><text:span text:style-name="example..after_xitem_examples_sense_senses_entry_letData_dicBody"> </text:span><text:span text:style-name="translation_translations_xitem_examples_sense_senses_entry_letData_dicBody">He covered the walls of the house with </text:span><text:span text:style-name="span_.bzh_translation_translations_xitem_examples_sense_senses_entry_letData_dicBody">dee.</text:span><text:span text:style-name="translation..after_translations_xitem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Gramineae, Miscanthus flirudulus</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ek</text:span><text:span text:style-name="headword..after_entry_letData_dicBody"> </text:span><text:span text:style-name="pronunciation..before_pronunciations_entry_letData_dicBody">[</text:span><text:span text:style-name="pronunciation_pronunciations_entry_letData_dicBody">ⁿdɛːk</text:span><text:span text:style-name="pronunciation..after_pronunciations_entry_letData_dicBody">]</text:span><text:span text:style-name="pronunciations..after_entry_letData_dicBody"> </text:span></text:p>
        <text:p text:style-name="entry_letData_dicBody"><text:span text:style-name="headword_entry_letData_dicBody">degën</text:span><text:span text:style-name="headword..after_entry_letData_dicBody"> </text:span><text:span text:style-name="pronunciation..before_pronunciations_entry_letData_dicBody">[</text:span><text:span text:style-name="pronunciation_pronunciations_entry_letData_dicBody">ⁿdə.ˈᵑɡe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ideways, on edge.</text:span><text:span text:style-name="xitem-xitem_definition..before_definition_.en_sense_senses_entry_letData_dicBody"> </text:span><text:span text:style-name="xitem_.tpi_definition_.en_sense_senses_entry_letData_dicBody">long sait.</text:span><text:span text:style-name="definition..after_sense_senses_entry_letData_dicBody"> </text:span><text:span text:style-name="example..before_xitem_examples_sense_senses_entry_letData_dicBody"/><text:span text:style-name="example_xitem_examples_sense_senses_entry_letData_dicBody">Neggëp raḳ nenga degën.</text:span><text:span text:style-name="example..after_xitem_examples_sense_senses_entry_letData_dicBody"> </text:span><text:span text:style-name="translation_translations_xitem_examples_sense_senses_entry_letData_dicBody">It was lying on edg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eya degën degën lom vës.</text:span><text:span text:style-name="example..after_xitem_examples_sense_senses_entry_letData_dicBody"> </text:span><text:span text:style-name="translation_translations_xitem_examples_sense_senses_entry_letData_dicBody">He walked sideways and fell o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ebë meneggëp degën.</text:span><text:span text:style-name="example..after_xitem_examples_sense_senses_entry_letData_dicBody"> </text:span><text:span text:style-name="translation_translations_xitem_examples_sense_senses_entry_letData_dicBody">They laid it down on its edge.</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5.4.2</text:span><text:span text:style-name="semanticdomainabbr..after_xitem_semanticdomains_sense_senses_entry_letData_dicBody"> - </text:span><text:span text:style-name="semanticdomainname_.en_xitem_semanticdomains_sense_senses_entry_letData_dicBody">Boundary</text:span><text:span text:style-name="xitem-xitem_semanticdomains..before_semanticdomains_sense_senses_entry_letData_dicBody">, </text:span><text:span text:style-name="semanticdomainabbr_.en_xitem_semanticdomains_sense_senses_entry_letData_dicBody">7.3.6.3</text:span><text:span text:style-name="semanticdomainabbr..after_xitem_semanticdomains_sense_senses_entry_letData_dicBody"> - </text:span><text:span text:style-name="semanticdomainname_.en_xitem_semanticdomains_sense_senses_entry_letData_dicBody">Limit</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semanticdomains..after_sense_senses_entry_letData_dicBody">.) </text:span></text:p>
        <text:p text:style-name="entry_letData_dicBody"><text:span text:style-name="headword_entry_letData_dicBody">degi</text:span><text:span text:style-name="headword..after_entry_letData_dicBody"> </text:span><text:span text:style-name="pronunciation..before_pronunciations_entry_letData_dicBody">[</text:span><text:span text:style-name="pronunciation_pronunciations_entry_letData_dicBody">ⁿdə.ˈᵑɡ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urlin.</text:span><text:span text:style-name="xitem-xitem_definition..before_definition_.en_sense_senses_entry_letData_dicBody"> </text:span><text:span text:style-name="xitem_.tpi_definition_.en_sense_senses_entry_letData_dicBody">bros bilong haus.</text:span><text:span text:style-name="definition..after_sense_senses_entry_letData_dicBody"> </text:span><text:span text:style-name="example..before_examples_sense_senses_entry_letData_dicBody"/><text:span text:style-name="example_examples_sense_senses_entry_letData_dicBody">Degi ma in begganġ babu om su niwëëk rë.</text:span><text:span text:style-name="example..after_examples_sense_senses_entry_letData_dicBody"> </text:span><text:span text:style-name="translation_translations_examples_sense_senses_entry_letData_dicBody">There was no purlin in the frame of the house, so it wasn't strong.</text:span><text:span text:style-name="translation..after_translations_examples_sense_senses_entry_letData_dicBody"> </text:span><text:span text:style-name="examples..after_sense_senses_entry_letData_dicBody"/><text:span text:style-name="lexreftype_relations_sense_senses_entry_letData_dicBody">Part</text:span><text:span text:style-name="lexreftype..after_relations_sense_senses_entry_letData_dicBody">: </text:span><text:span text:style-name="relations..after_sense_senses_entry_letData_dicBody">. </text:span></text:p>
        <text:p text:style-name="entry_letData_dicBody"><text:span text:style-name="headword_entry_letData_dicBody">degu</text:span><text:span text:style-name="headword..after_entry_letData_dicBody"> </text:span><text:span text:style-name="pronunciation..before_pronunciations_entry_letData_dicBody">[</text:span><text:span text:style-name="pronunciation_pronunciations_entry_letData_dicBody">ⁿdə.ˈᵑɡ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Nevesi degu raḳ nengwah mu.</text:span><text:span text:style-name="example..after_examples_sense_senses_entry_letData_dicBody"> </text:span><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ġinengin</text:span><text:span text:style-name="headword..after_entry_letData_dicBody"> </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press down, press together, hold down, crush.</text:span><text:span text:style-name="xitem-xitem_definition..before_definition_.en_sense_senses_entry_letData_dicBody"> </text:span><text:span text:style-name="span_.en_xitem_.tpi_definition_.en_sense_senses_entry_letData_dicBody">daunim</text:span><text:span text:style-name="xitem_.tpi_definition_.en_sense_senses_entry_letData_dicBody"> strong.</text:span><text:span text:style-name="definition..after_sense_senses_entry_letData_dicBody"> </text:span><text:span text:style-name="example..before_xitem_examples_sense_senses_entry_letData_dicBody"/><text:span text:style-name="example_xitem_examples_sense_senses_entry_letData_dicBody">Deġinengin bahë pesuv.</text:span><text:span text:style-name="example..after_xitem_examples_sense_senses_entry_letData_dicBody"> </text:span><text:span text:style-name="translation_translations_xitem_examples_sense_senses_entry_letData_dicBody">It crushed him and his insides spurted ou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Begganġ tamanġ bedeġinengin bööḳ.</text:span><text:span text:style-name="example..after_xitem_examples_sense_senses_entry_letData_dicBody"> </text:span><text:span text:style-name="translation_translations_xitem_examples_sense_senses_entry_letData_dicBody">The house collapsed and squashed the pig.</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oppress, burden, persecute.</text:span><text:span text:style-name="xitem-xitem_definition..before_definition_.en_sense_senses_entry_letData_dicBody"> </text:span><text:span text:style-name="xitem_.tpi_definition_.en_sense_senses_entry_letData_dicBody">givim hevi long</text:span><text:span text:style-name="definition..after_sense_senses_entry_letData_dicBody"> </text:span><text:span text:style-name="example..before_examples_sense_senses_entry_letData_dicBody"/><text:span text:style-name="example_examples_sense_senses_entry_letData_dicBody">Su rëḳ dedeġinengin nġaa maggin jaḳ sa rë</text:span><text:span text:style-name="example..after_examples_sense_senses_entry_letData_dicBody"> </text:span><text:span text:style-name="translation_translations_examples_sense_senses_entry_letData_dicBody">They won't persecute m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xitem-xitem_semanticdomains..before_semanticdomains_sense_senses_entry_letData_dicBody">, </text:span><text:span text:style-name="semanticdomainabbr_.en_xitem_semanticdomains_sense_senses_entry_letData_dicBody">4.7.9.6</text:span><text:span text:style-name="semanticdomainabbr..after_xitem_semanticdomains_sense_senses_entry_letData_dicBody"> - </text:span><text:span text:style-name="semanticdomainname_.en_xitem_semanticdomains_sense_senses_entry_letData_dicBody">Oppress</text:span><text:span text:style-name="xitem-xitem_semanticdomains..before_semanticdomains_sense_senses_entry_letData_dicBody">, </text:span><text:span text:style-name="semanticdomainabbr_.en_xitem_semanticdomains_sense_senses_entry_letData_dicBody">6.8.1.3</text:span><text:span text:style-name="semanticdomainabbr..after_xitem_semanticdomains_sense_senses_entry_letData_dicBody"> - </text:span><text:span text:style-name="semanticdomainname_.en_xitem_semanticdomains_sense_senses_entry_letData_dicBody">Poor</text:span><text:span text:style-name="semanticdomains..after_sense_senses_entry_letData_dicBody">.) </text:span></text:p>
        <text:p text:style-name="entry_letData_dicBody"><text:span text:style-name="headword_entry_letData_dicBody">deġo</text:span><text:span text:style-name="headword..after_entry_letData_dicBody"> </text:span><text:span text:style-name="pronunciation..before_pronunciations_entry_letData_dicBody">[</text:span><text:span text:style-name="pronunciation_pronunciations_entry_letData_dicBody">ⁿdə.ˈᵑɢo</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xitem_definition..before_definition_.en_sense_senses_entry_letData_dicBody"> </text:span><text:span text:style-name="xitem_.tpi_definition_.en_sense_senses_entry_letData_dicBody">brukim hap hap.</text:span><text:span text:style-name="definition..after_sense_senses_entry_letData_dicBody"> </text:span><text:span text:style-name="example..before_xitem_examples_sense_senses_entry_letData_dicBody"/><text:span text:style-name="example_xitem_examples_sense_senses_entry_letData_dicBody">Deġo nema.</text:span><text:span text:style-name="example..after_xitem_examples_sense_senses_entry_letData_dicBody"> </text:span><text:span text:style-name="translation_translations_xitem_examples_sense_senses_entry_letData_dicBody">It was too big for him to grasp.</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Sa deġo go raḳ luu.</text:span><text:span text:style-name="example..after_xitem_examples_sense_senses_entry_letData_dicBody"> </text:span><text:span text:style-name="translation_translations_xitem_examples_sense_senses_entry_letData_dicBody">I broke the yam in two.</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8.4</text:span><text:span text:style-name="semanticdomainabbr..after_semanticdomains_sense_senses_entry_letData_dicBody"> - </text:span><text:span text:style-name="semanticdomainname_.en_semanticdomains_sense_senses_entry_letData_dicBody">Tear, rip</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have a headache.</text:span><text:span text:style-name="xitem-xitem_definition..before_definition_.en_sense_senses_entry_letData_dicBody"> </text:span><text:span text:style-name="xitem_.tpi_definition_.en_sense_senses_entry_letData_dicBody">het pen</text:span><text:span text:style-name="definition..after_sense_senses_entry_letData_dicBody"> </text:span><text:span text:style-name="example..before_examples_sense_senses_entry_letData_dicBody"/><text:span text:style-name="example_examples_sense_senses_entry_letData_dicBody">Sa yuġ deġo</text:span><text:span text:style-name="example..after_examples_sense_senses_entry_letData_dicBody"> </text:span><text:span text:style-name="translation_translations_examples_sense_senses_entry_letData_dicBody">My head is splitting (I have a bad headach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5.1</text:span><text:span text:style-name="semanticdomainabbr..after_xitem_semanticdomains_sense_senses_entry_letData_dicBody"> - </text:span><text:span text:style-name="semanticdomainname_.en_xitem_semanticdomains_sense_senses_entry_letData_dicBody">Sick</text:span><text:span text:style-name="xitem-xitem_semanticdomains..before_semanticdomains_sense_senses_entry_letData_dicBody">, </text:span><text:span text:style-name="semanticdomainabbr_.en_xitem_semanticdomains_sense_senses_entry_letData_dicBody">2.5.2</text:span><text:span text:style-name="semanticdomainabbr..after_xitem_semanticdomains_sense_senses_entry_letData_dicBody"> - </text:span><text:span text:style-name="semanticdomainname_.en_xitem_semanticdomains_sense_senses_entry_letData_dicBody">Disease</text:span><text:span text:style-name="semanticdomains..after_sense_senses_entry_letData_dicBody">.) </text:span></text:p>
        <text:p text:style-name="entry_letData_dicBody"><draw:frame draw:style-name="Graphics2" draw:name="Graphics2" text:anchor-type="paragraph" draw:z-index="1" svg:width="96.4285714285714pt" svg:height="72pt"><draw:text-box fo:min-height="0in"><draw:frame draw:style-name="Graphics2" draw:name="Graphics2" text:anchor-type="paragraph" svg:width="96.4285714285714pt" svg:height="72pt"><draw:image xlink:type="simple" xlink:show="embed" xlink:actuatet="onLoad" xlink:href="Pictures/3.tif"/><svg:desc>deġödahë</svg:desc></draw:frame><text:p text:style-name="pictureCaption_pictureRight_entry_letData_dicBody"><text:span text:style-name="span_.bzh_pictureLabel_.en_pictureCaption_pictureRight_entry_letData_dicBody">deġödahë</text:span></text:p></draw:text-box></draw:frame><text:span text:style-name="headword_entry_letData_dicBody">deġödahë</text:span><text:span text:style-name="headword..after_entry_letData_dicBody"> </text:span><text:span text:style-name="pronunciation..before_pronunciations_entry_letData_dicBody">[</text:span><text:span text:style-name="pronunciation_pronunciations_entry_letData_dicBody">ⁿdə.ˈᵑɢɔⁿd.a.ʁe</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raying mantis.</text:span><text:span text:style-name="xitem-xitem_definition..before_definition_.en_sense_senses_entry_letData_dicBody"> </text:span><text:span text:style-name="xitem_.tpi_definition_.en_sense_senses_entry_letData_dicBody">wanpela kain binatang.</text:span><text:span text:style-name="definition..after_sense_senses_entry_letData_dicBody"> </text:span><text:span text:style-name="example..before_examples_sense_senses_entry_letData_dicBody"/><text:span text:style-name="example_examples_sense_senses_entry_letData_dicBody">Negga deġödahë in nivesa.</text:span><text:span text:style-name="example..after_examples_sense_senses_entry_letData_dicBody"> </text:span><text:span text:style-name="translation_translations_examples_sense_senses_entry_letData_dicBody">He was eating praying mantis because it tasted good.</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id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ggédek</text:span><text:span text:style-name="headword..after_entry_letData_dicBody"> </text:span><text:span text:style-name="pronunciation..before_pronunciations_entry_letData_dicBody">[</text:span><text:span text:style-name="pronunciation_pronunciations_entry_letData_dicBody">ⁿdə.ˈɣɛⁿd.ə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strong hard quick-growing tree useful for posts and firewood. The leaves used to be used to wrap corpses.</text:span><text:span text:style-name="xitem-xitem_definition..before_definition_.en_sense_senses_entry_letData_dicBody"> </text:span><text:span text:style-name="xitem_.tpi_definition_.en_sense_senses_entry_letData_dicBody">wanpela strongpela diwai.</text:span><text:span text:style-name="definition..after_sense_senses_entry_letData_dicBody"> </text:span><text:span text:style-name="example..before_examples_sense_senses_entry_letData_dicBody"/><text:span text:style-name="example_examples_sense_senses_entry_letData_dicBody">Deggedek keyëh in ḳeḳul loḳ.</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Sapindaceae, Dodonaea viscosa Jacq</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ggideng</text:span><text:span text:style-name="headword..after_entry_letData_dicBody"> </text:span><text:span text:style-name="pronunciation..before_pronunciations_entry_letData_dicBody">[</text:span><text:span text:style-name="pronunciation_pronunciations_entry_letData_dicBody">ⁿdə.ˈɣiⁿd.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prouts, suckers, new shoots from the stump of a tree which has been cut down.</text:span><text:span text:style-name="xitem-xitem_definition..before_definition_.en_sense_senses_entry_letData_dicBody"> </text:span><text:span text:style-name="xitem_.tpi_definition_.en_sense_senses_entry_letData_dicBody">planti kru i kamap.</text:span><text:span text:style-name="definition..after_sense_senses_entry_letData_dicBody"> </text:span><text:span text:style-name="example..before_examples_sense_senses_entry_letData_dicBody"/><text:span text:style-name="example_examples_sense_senses_entry_letData_dicBody">Deggideng raḳ in bo doḳ nah.</text:span><text:span text:style-name="example..after_examples_sense_senses_entry_letData_dicBody"> </text:span><text:span text:style-name="translation_translations_examples_sense_senses_entry_letData_dicBody">Sprouts appeared to indicate that (the tree) would grow again.</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gooseflesh, goose bumps.</text:span><text:span text:style-name="xitem-xitem_definition..before_definition_.en_sense_senses_entry_letData_dicBody"> </text:span><text:span text:style-name="xitem_.tpi_definition_.en_sense_senses_entry_letData_dicBody">skin gras i sanap.</text:span><text:span text:style-name="definition..after_sense_senses_entry_letData_dicBody"> </text:span><text:span text:style-name="example..before_examples_sense_senses_entry_letData_dicBody"/><text:span text:style-name="example_examples_sense_senses_entry_letData_dicBody">Seha mori lemon lob vong besa niġ deggideng.</text:span><text:span text:style-name="example..after_examples_sense_senses_entry_letData_dicBody"> </text:span><text:span text:style-name="translation_translations_examples_sense_senses_entry_letData_dicBody">I ate a lemon and it made my flesh come up in goose bump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eggis</text:span><text:span text:style-name="headword..after_entry_letData_dicBody"> </text:span><text:span text:style-name="pronunciation..before_pronunciations_entry_letData_dicBody">[</text:span><text:span text:style-name="pronunciation_pronunciations_entry_letData_dicBody">ⁿdə.ˈɣit͡ʃ</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digits, fingers. The fingers each have names.</text:span><text:span text:style-name="xitem-xitem_definition..before_definition_.en_sense_senses_entry_letData_dicBody"> </text:span><text:span text:style-name="xitem_.tpi_definition_.en_sense_senses_entry_letData_dicBody">pinga bilong han.</text:span><text:span text:style-name="definition..after_sense_senses_entry_letData_dicBody"> </text:span><text:span text:style-name="example..before_examples_sense_senses_entry_letData_dicBody"/><text:span text:style-name="example_examples_sense_senses_entry_letData_dicBody">Tetev raḳ nema deggis.</text:span><text:span text:style-name="example..after_examples_sense_senses_entry_letData_dicBody"> </text:span><text:span text:style-name="translation_translations_examples_sense_senses_entry_letData_dicBody">He poked it with his finger.</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2.3.5</text:span><text:span text:style-name="semanticdomainabbr..after_xitem_semanticdomains_sense_senses_entry_letData_dicBody"> - </text:span><text:span text:style-name="semanticdomainname_.en_xitem_semanticdomains_sense_senses_entry_letData_dicBody">Sense of touch</text:span><text:span text:style-name="xitem-xitem_semanticdomains..before_semanticdomains_sense_senses_entry_letData_dicBody">, </text:span><text:span text:style-name="semanticdomainabbr_.en_xitem_semanticdomains_sense_senses_entry_letData_dicBody">7.3.4.1</text:span><text:span text:style-name="semanticdomainabbr..after_xitem_semanticdomains_sense_senses_entry_letData_dicBody"> - </text:span><text:span text:style-name="semanticdomainname_.en_xitem_semanticdomains_sense_senses_entry_letData_dicBody">Tou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pan text:style-name="xitem-xitem_definition..before_definition_.en_sense_senses_entry_letData_dicBody"> </text:span><text:span text:style-name="xitem_.tpi_definition_.en_sense_senses_entry_letData_dicBody">pinga bilong lek.</text:span><text:span text:style-name="definition..after_sense_senses_entry_letData_dicBody"> </text:span><text:span text:style-name="example..before_examples_sense_senses_entry_letData_dicBody"/><text:span text:style-name="example_examples_sense_senses_entry_letData_dicBody">Mehönon los reggu pin vahaj deggis neggëp yoh vu sir.</text:span><text:span text:style-name="example..after_examples_sense_senses_entry_letData_dicBody"> </text:span><text:span text:style-name="translation_translations_examples_sense_senses_entry_letData_dicBody">People and all animals have toe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eggun</text:span><text:span text:style-name="headword..after_entry_letData_dicBody"> </text:span><text:span text:style-name="pronunciation..before_pronunciations_entry_letData_dicBody">[</text:span><text:span text:style-name="pronunciation_pronunciations_entry_letData_dicBody">ⁿdə.ˈɣ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sugar.</text:span><text:span text:style-name="xitem-xitem_definition..before_definition_.en_sense_senses_entry_letData_dicBody"> </text:span><text:span text:style-name="xitem_.tpi_definition_.en_sense_senses_entry_letData_dicBody">wanpela kain suga.</text:span><text:span text:style-name="definition..after_sense_senses_entry_letData_dicBody"> </text:span><text:span text:style-name="example..before_examples_sense_senses_entry_letData_dicBody"/><text:span text:style-name="example_examples_sense_senses_entry_letData_dicBody">Avëh ti nehuk deggun.</text:span><text:span text:style-name="example..after_examples_sense_senses_entry_letData_dicBody"> </text:span><text:span text:style-name="translation_translations_examples_sense_senses_entry_letData_dicBody">A woman was planting </text:span><text:span text:style-name="span_.bzh_translation_translations_examples_sense_senses_entry_letData_dicBody">deggun.</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gwa</text:span><text:span text:style-name="headword..after_entry_letData_dicBody"> </text:span><text:span text:style-name="pronunciation..before_pronunciations_entry_letData_dicBody">[</text:span><text:span text:style-name="pronunciation_pronunciations_entry_letData_dicBody">ⁿdə.ˈᵑɡʷa</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base, bottom, root.</text:span><text:span text:style-name="xitem-xitem_definition..before_definition_.en_sense_senses_entry_letData_dicBody"> </text:span><text:span text:style-name="xitem_.tpi_definition_.en_sense_senses_entry_letData_dicBody">as, aninit.</text:span><text:span text:style-name="definition..after_sense_senses_entry_letData_dicBody"> </text:span><text:span text:style-name="example..before_examples_sense_senses_entry_letData_dicBody"/><text:span text:style-name="example_examples_sense_senses_entry_letData_dicBody">Tunġ keröng loḳ ḳele degwa.</text:span><text:span text:style-name="example..after_examples_sense_senses_entry_letData_dicBody"> </text:span><text:span text:style-name="translation_translations_examples_sense_senses_entry_letData_dicBody">He put the box at the foot of the tre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5.6.2</text:span><text:span text:style-name="semanticdomainabbr..after_xitem_semanticdomains_sense_senses_entry_letData_dicBody"> - </text:span><text:span text:style-name="semanticdomainname_.en_xitem_semanticdomains_sense_senses_entry_letData_dicBody">Low status</text:span><text:span text:style-name="xitem-xitem_semanticdomains..before_semanticdomains_sense_senses_entry_letData_dicBody">, </text:span><text:span text:style-name="semanticdomainabbr_.en_xitem_semanticdomains_sense_senses_entry_letData_dicBody">9.6.2.4</text:span><text:span text:style-name="semanticdomainabbr..after_xitem_semanticdomains_sense_senses_entry_letData_dicBody"> - </text:span><text:span text:style-name="semanticdomainname_.en_xitem_semanticdomains_sense_senses_entry_letData_dicBody">Basi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xitem_definition..before_definition_.en_sense_senses_entry_letData_dicBody"> </text:span><text:span text:style-name="xitem_.tpi_definition_.en_sense_senses_entry_letData_dicBody">as.</text:span><text:span text:style-name="definition..after_sense_senses_entry_letData_dicBody"> </text:span><text:span text:style-name="example..before_xitem_examples_sense_senses_entry_letData_dicBody"/><text:span text:style-name="example_xitem_examples_sense_senses_entry_letData_dicBody">Degwa neggëp vu honġ.</text:span><text:span text:style-name="example..after_xitem_examples_sense_senses_entry_letData_dicBody"> </text:span><text:span text:style-name="translation_translations_xitem_examples_sense_senses_entry_letData_dicBody">The responsibility lies with you.</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Tateḳin ġaġek degwa vu sir.</text:span><text:span text:style-name="example..after_xitem_examples_sense_senses_entry_letData_dicBody"> </text:span><text:span text:style-name="translation_translations_xitem_examples_sense_senses_entry_letData_dicBody">He explained the significance of what was said to the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clan .</text:span><text:span text:style-name="xitem-xitem_definition..before_definition_.en_sense_senses_entry_letData_dicBody"> </text:span><text:span text:style-name="xitem_.tpi_definition_.en_sense_senses_entry_letData_dicBody">lain.</text:span><text:span text:style-name="definition..after_sense_senses_entry_letData_dicBody"> </text:span><text:span text:style-name="example..before_examples_sense_senses_entry_letData_dicBody"/><text:span text:style-name="example_examples_sense_senses_entry_letData_dicBody">Nabë alam degwa ti debasuh sir na yu luu bedengis sir, og alam degwa ti saga su rëḳ demedo rë.</text:span><text:span text:style-name="example..after_examples_sense_senses_entry_letData_dicBody"> </text:span><text:span text:style-name="translation_translations_examples_sense_senses_entry_letData_dicBody">If a clan is divided and fighting among themselves, then that clan will not rem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span text:style-name="LexEntryTypepublishStemComplexFormTypeReverseAbbrPub_.en_complexformtype_xitem_complexformrefs_entry_letData_dicBody">Der.</text:span><text:span text:style-name="complexformtype..after_xitem_complexformrefs_entry_letData_dicBody"> </text:span><text:span text:style-name="complexformform_xitem_complexformrefs_entry_letData_dicBody">degwaseḳë</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 </text:span><text:span text:style-name="complexformform_xitem_complexformrefs_entry_letData_dicBody">degwata</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egwata los degwata</text:span><text:span text:style-name="complexformform..after_xitem_complexformrefs_entry_letData_dicBody"> </text:span><text:span text:style-name="complexformrefs..after_entry_letData_dicBody"/></text:p>
        <text:p text:style-name="entry_letData_dicBody"><text:span text:style-name="headword_entry_letData_dicBody">degwaseḳë</text:span><text:span text:style-name="headword..after_entry_letData_dicBody"> </text:span><text:span text:style-name="pronunciation..before_pronunciations_entry_letData_dicBody">[</text:span><text:span text:style-name="pronunciation_pronunciations_entry_letData_dicBody">ⁿdə.ˈᵑɡʷa.t͡ʃə.q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base, foundation, the basic reason behind something; the bottom of something.</text:span><text:span text:style-name="xitem-xitem_definition..before_definition_.en_sense_senses_entry_letData_dicBody"> </text:span><text:span text:style-name="xitem_.tpi_definition_.en_sense_senses_entry_letData_dicBody">as tru</text:span><text:span text:style-name="definition..after_sense_senses_entry_letData_dicBody"> </text:span><text:span text:style-name="example..before_xitem_examples_sense_senses_entry_letData_dicBody"/><text:span text:style-name="example_xitem_examples_sense_senses_entry_letData_dicBody">Yesu tu degwaseḳë nebë ġelönġ niwëëk sën begganġ nyëḳetu yi.</text:span><text:span text:style-name="example..after_xitem_examples_sense_senses_entry_letData_dicBody"> </text:span><text:span text:style-name="translation_translations_xitem_examples_sense_senses_entry_letData_dicBody">Jesus became the foundation like the strong stone which forms the cornerstone of a hous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Ġaġek sën su ayej rë lo, og su rëḳ dejaḳ ni los degwaseḳë rë.</text:span><text:span text:style-name="example..after_xitem_examples_sense_senses_entry_letData_dicBody"> </text:span><text:span text:style-name="translation_translations_xitem_examples_sense_senses_entry_letData_dicBody">This was not their language, so they wouldn't be able to understand it fully.</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6.5.2</text:span><text:span text:style-name="semanticdomainabbr..after_xitem_semanticdomains_sense_senses_entry_letData_dicBody"> - </text:span><text:span text:style-name="semanticdomainname_.en_xitem_semanticdomains_sense_senses_entry_letData_dicBody">Parts of a building</text:span><text:span text:style-name="xitem-xitem_semanticdomains..before_semanticdomains_sense_senses_entry_letData_dicBody">, </text:span><text:span text:style-name="semanticdomainabbr_.en_xitem_semanticdomains_sense_senses_entry_letData_dicBody">8.3.5.1</text:span><text:span text:style-name="semanticdomainabbr..after_xitem_semanticdomains_sense_senses_entry_letData_dicBody"> - </text:span><text:span text:style-name="semanticdomainname_.en_xitem_semanticdomains_sense_senses_entry_letData_dicBody">Nature, character</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p>
        <text:p text:style-name="entry_letData_dicBody"><text:span text:style-name="headword_entry_letData_dicBody">degwata</text:span><text:span text:style-name="headword..after_entry_letData_dicBody"> </text:span><text:span text:style-name="pronunciation..before_pronunciations_entry_letData_dicBody">[</text:span><text:span text:style-name="pronunciation_pronunciations_entry_letData_dicBody">ⁿdə.ˈᵑɡʷa.t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Adv</text:span><text:span text:style-name="partofspeech..after_grammaticalinfo_sense_senses_entry_letData_dicBody"> </text:span><text:span text:style-name="grammaticalinfo..after_sense_senses_entry_letData_dicBody"/><text:span text:style-name="xitem_.en_definition_.en_sense_senses_entry_letData_dicBody">forever, always, ever after.</text:span><text:span text:style-name="xitem-xitem_definition..before_definition_.en_sense_senses_entry_letData_dicBody"> </text:span><text:span text:style-name="xitem_.tpi_definition_.en_sense_senses_entry_letData_dicBody">oltaim.</text:span><text:span text:style-name="definition..after_sense_senses_entry_letData_dicBody"> </text:span><text:span text:style-name="example..before_xitem_examples_sense_senses_entry_letData_dicBody"/><text:span text:style-name="example_xitem_examples_sense_senses_entry_letData_dicBody">Ġemedo malatumsën degwata.</text:span><text:span text:style-name="example..after_xitem_examples_sense_senses_entry_letData_dicBody"> </text:span><text:span text:style-name="translation_translations_xitem_examples_sense_senses_entry_letData_dicBody">You will live for e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Lob luho dekedi raḳ ba, lööho denedo saga degwata los degwata.</text:span><text:span text:style-name="example..after_xitem_examples_sense_senses_entry_letData_dicBody"> </text:span><text:span text:style-name="translation_translations_xitem_examples_sense_senses_entry_letData_dicBody">Then the two of them got up and the three of them lived there ever after.</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gwata los degwata</text:span><text:span text:style-name="headword..after_entry_letData_dicBody"> </text:span><text:span text:style-name="pronunciation..before_pronunciations_entry_letData_dicBody">[</text:span><text:span text:style-name="pronunciation_pronunciations_entry_letData_dicBody">ⁿdə.ˈᵑɡʷa.ta l̪ot͡ʃ ⁿdə.ˈᵑɡʷa.t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xitem_.en_definition_.en_sense_senses_entry_letData_dicBody">forever and ever.</text:span><text:span text:style-name="xitem-xitem_definition..before_definition_.en_sense_senses_entry_letData_dicBody"> </text:span><text:span text:style-name="xitem_.tpi_definition_.en_sense_senses_entry_letData_dicBody">oltaim oltaim.</text:span><text:span text:style-name="definition..after_sense_senses_entry_letData_dicBody"> </text:span><text:span text:style-name="example..before_examples_sense_senses_entry_letData_dicBody"/><text:span text:style-name="example_examples_sense_senses_entry_letData_dicBody">Arëm og böpata rot kesuu nġaa pin neggëp degwata los degwata.</text:span><text:span text:style-name="example..after_examples_sense_senses_entry_letData_dicBody"> </text:span><text:span text:style-name="translation_translations_examples_sense_senses_entry_letData_dicBody">Your name is exceedingly great surpassing everything else and remaining for ever and ever.</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hud</text:span><text:span text:style-name="headword..after_entry_letData_dicBody"> </text:span><text:span text:style-name="pronunciation..before_pronunciations_entry_letData_dicBody">[</text:span><text:span text:style-name="pronunciation_pronunciations_entry_letData_dicBody">ⁿdə.ˈʁu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ird-probably the Orange-fronted hanging Lorilet.</text:span><text:span text:style-name="xitem-xitem_definition..before_definition_.en_sense_senses_entry_letData_dicBody"> </text:span><text:span text:style-name="xitem_.tpi_definition_.en_sense_senses_entry_letData_dicBody">wanpela kain liklik pisin.</text:span><text:span text:style-name="definition..after_sense_senses_entry_letData_dicBody"> </text:span><text:span text:style-name="example..before_examples_sense_senses_entry_letData_dicBody"/><text:span text:style-name="example_examples_sense_senses_entry_letData_dicBody">Dehud negga lul anon.</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ob</text:span><text:span text:style-name="headword..after_entry_letData_dicBody"> </text:span><text:span text:style-name="pronunciation..before_pronunciations_entry_letData_dicBody">[</text:span><text:span text:style-name="pronunciation_pronunciations_entry_letData_dicBody">ⁿdoᵐb</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ground, earth, dirt.</text:span><text:span text:style-name="xitem-xitem_definition..before_definition_.en_sense_senses_entry_letData_dicBody"> </text:span><text:span text:style-name="xitem_.tpi_definition_.en_sense_senses_entry_letData_dicBody">graun.</text:span><text:span text:style-name="definition..after_sense_senses_entry_letData_dicBody"> </text:span><text:span text:style-name="example..before_xitem_examples_sense_senses_entry_letData_dicBody"/><text:span text:style-name="example_xitem_examples_sense_senses_entry_letData_dicBody">Dob loḳ sa malaġ.</text:span><text:span text:style-name="example..after_xitem_examples_sense_senses_entry_letData_dicBody"> </text:span><text:span text:style-name="translation_translations_xitem_examples_sense_senses_entry_letData_dicBody">I got a bit of dirt in my ey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To nedo raḳ dob.</text:span><text:span text:style-name="example..after_xitem_examples_sense_senses_entry_letData_dicBody"> </text:span><text:span text:style-name="translation_translations_xitem_examples_sense_senses_entry_letData_dicBody">He sat on the groun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2.1</text:span><text:span text:style-name="semanticdomainabbr..after_semanticdomains_sense_senses_entry_letData_dicBody"> - </text:span><text:span text:style-name="semanticdomainname_.en_semanticdomains_sense_senses_entry_letData_dicBody">Lan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ountry, or an area of ground belonging to some particular people or group.</text:span><text:span text:style-name="xitem-xitem_definition..before_definition_.en_sense_senses_entry_letData_dicBody"> </text:span><text:span text:style-name="xitem_.tpi_definition_.en_sense_senses_entry_letData_dicBody">graun.</text:span><text:span text:style-name="definition..after_sense_senses_entry_letData_dicBody"> </text:span><text:span text:style-name="example..before_examples_sense_senses_entry_letData_dicBody"/><text:span text:style-name="example_examples_sense_senses_entry_letData_dicBody">Gweḳo hurmahen luho ata jaḳ meġenah Israel hir dob.</text:span><text:span text:style-name="example..after_examples_sense_senses_entry_letData_dicBody"> </text:span><text:span text:style-name="translation_translations_examples_sense_senses_entry_letData_dicBody">Take the child and his mother and go back to Israel.</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1.2.1.6</text:span><text:span text:style-name="semanticdomainabbr..after_xitem_semanticdomains_sense_senses_entry_letData_dicBody"> - </text:span><text:span text:style-name="semanticdomainname_.en_xitem_semanticdomains_sense_senses_entry_letData_dicBody">Forest, grassland, desert</text:span><text:span text:style-name="xitem-xitem_semanticdomains..before_semanticdomains_sense_senses_entry_letData_dicBody">, </text:span><text:span text:style-name="semanticdomainabbr_.en_xitem_semanticdomains_sense_senses_entry_letData_dicBody">4.6.7</text:span><text:span text:style-name="semanticdomainabbr..after_xitem_semanticdomains_sense_senses_entry_letData_dicBody"> - </text:span><text:span text:style-name="semanticdomainname_.en_xitem_semanticdomains_sense_senses_entry_letData_dicBody">Regi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the Earth.</text:span><text:span text:style-name="xitem-xitem_definition..before_definition_.en_sense_senses_entry_letData_dicBody"> </text:span><text:span text:style-name="xitem_.tpi_definition_.en_sense_senses_entry_letData_dicBody">graun.</text:span><text:span text:style-name="definition..after_sense_senses_entry_letData_dicBody"> </text:span><text:span text:style-name="example..before_examples_sense_senses_entry_letData_dicBody"/><text:span text:style-name="example_examples_sense_senses_entry_letData_dicBody">Ham nebë dob sënë yi ranġah.</text:span><text:span text:style-name="example..after_examples_sense_senses_entry_letData_dicBody"> </text:span><text:span text:style-name="translation_translations_examples_sense_senses_entry_letData_dicBody">You are like the light of this world.</text:span><text:span text:style-name="translation..after_translations_examples_sense_senses_entry_letData_dicBody"> </text:span><text:span text:style-name="examples..after_sense_senses_entry_letData_dicBody"/><text:span text:style-name="LexEntryTypepublishStemComplexFormTypeReverseAbbrPub_.en_complexformtype_xitem_complexformrefs_entry_letData_dicBody">Comp.</text:span><text:span text:style-name="complexformtype..after_xitem_complexformrefs_entry_letData_dicBody"> </text:span><text:span text:style-name="complexformform_xitem_complexformrefs_entry_letData_dicBody">dob ahë</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obahë</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ob-ḳenu</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 </text:span><text:span text:style-name="complexformform_xitem_complexformrefs_entry_letData_dicBody">dobnë</text:span><text:span text:style-name="complexformform..after_xitem_complexformrefs_entry_letData_dicBody"> </text:span><text:span text:style-name="complexformrefs..after_entry_letData_dicBody"/></text:p>
        <text:p text:style-name="entry_letData_dicBody"><text:span text:style-name="headword_entry_letData_dicBody">dob ahë</text:span><text:span text:style-name="headword..after_entry_letData_dicBody"> </text:span><text:span text:style-name="pronunciation..before_pronunciations_entry_letData_dicBody">[</text:span><text:span text:style-name="pronunciation_pronunciations_entry_letData_dicBody">ⁿdoᵐb ˈa.ʁ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xitem_.en_definition_.en_sense_senses_entry_letData_dicBody">dirt, ground, earth that is removed from a hole etc.</text:span><text:span text:style-name="xitem-xitem_definition..before_definition_.en_sense_senses_entry_letData_dicBody"> </text:span><text:span text:style-name="xitem_.tpi_definition_.en_sense_senses_entry_letData_dicBody">pipia graun.</text:span><text:span text:style-name="definition..after_sense_senses_entry_letData_dicBody"> </text:span><text:span text:style-name="example..before_xitem_examples_sense_senses_entry_letData_dicBody"/><text:span text:style-name="example_xitem_examples_sense_senses_entry_letData_dicBody">Dob ahë pediiin beluḳ nos.</text:span><text:span text:style-name="example..after_xitem_examples_sense_senses_entry_letData_dicBody"> </text:span><text:span text:style-name="translation_translations_xitem_examples_sense_senses_entry_letData_dicBody">The dirt was kicked up into the foo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Lev söv lob të dob ahë yam vavunë.</text:span><text:span text:style-name="example..after_xitem_examples_sense_senses_entry_letData_dicBody"> </text:span><text:span text:style-name="translation_translations_xitem_examples_sense_senses_entry_letData_dicBody">He dug a hole and threw the dirt out.</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semanticdomains..after_sense_senses_entry_letData_dicBody">.) </text:span></text:p>
        <text:p text:style-name="entry_letData_dicBody"><text:span text:style-name="headword_entry_letData_dicBody">dob-ḳenu</text:span><text:span text:style-name="headword..after_entry_letData_dicBody"> </text:span><text:span text:style-name="pronunciation..before_pronunciations_entry_letData_dicBody">[</text:span><text:span text:style-name="pronunciation_pronunciations_entry_letData_dicBody">ⁿdoᵐb qə.ˈnu</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map.</text:span><text:span text:style-name="xitem-xitem_definition..before_definition_.en_sense_senses_entry_letData_dicBody"> </text:span><text:span text:style-name="xitem_.tpi_definition_.en_sense_senses_entry_letData_dicBody">mep, piksa bilong hap graun.</text:span><text:span text:style-name="definition..after_sense_senses_entry_letData_dicBody"> </text:span><text:span text:style-name="example..before_examples_sense_senses_entry_letData_dicBody"/><text:span text:style-name="example_examples_sense_senses_entry_letData_dicBody">Dob-ḳenu neggëp raḳ barus vavunë.</text:span><text:span text:style-name="example..after_examples_sense_senses_entry_letData_dicBody"> </text:span><text:span text:style-name="translation_translations_examples_sense_senses_entry_letData_dicBody">There are maps in aeroplane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obahë</text:span><text:span text:style-name="headword..after_entry_letData_dicBody"> </text:span><text:span text:style-name="pronunciation..before_pronunciations_entry_letData_dicBody">[</text:span><text:span text:style-name="pronunciation_pronunciations_entry_letData_dicBody">ˈⁿdoᵐb.a.ʁ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ancestors, progenitors, forefathers.</text:span><text:span text:style-name="xitem-xitem_definition..before_definition_.en_sense_senses_entry_letData_dicBody"> </text:span><text:span text:style-name="xitem_.tpi_definition_.en_sense_senses_entry_letData_dicBody">tumbuna bilong bipo tru.</text:span><text:span text:style-name="definition..after_sense_senses_entry_letData_dicBody"> </text:span><text:span text:style-name="example..before_examples_sense_senses_entry_letData_dicBody"/><text:span text:style-name="example_examples_sense_senses_entry_letData_dicBody">Sa dobahë Ahëġeyin nedo Jog wirek.</text:span><text:span text:style-name="example..after_examples_sense_senses_entry_letData_dicBody"> </text:span><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p>
        <text:p text:style-name="entry_letData_dicBody"><text:span text:style-name="headword_entry_letData_dicBody">doblu</text:span><text:span text:style-name="headword..after_entry_letData_dicBody"> </text:span><text:span text:style-name="pronunciation..before_pronunciations_entry_letData_dicBody">[</text:span><text:span text:style-name="pronunciation_pronunciations_entry_letData_dicBody">ˈⁿdoᵐb.l̪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cricket-commonly known as the mole cricket.</text:span><text:span text:style-name="xitem-xitem_definition..before_definition_.en_sense_senses_entry_letData_dicBody"> </text:span><text:span text:style-name="xitem_.tpi_definition_.en_sense_senses_entry_letData_dicBody">wanpela kain binatang.</text:span><text:span text:style-name="definition..after_sense_senses_entry_letData_dicBody"> </text:span><text:span text:style-name="example..before_examples_sense_senses_entry_letData_dicBody"/><text:span text:style-name="example_examples_sense_senses_entry_letData_dicBody">Doblu nesu in nyëġ vanġ nivesa.</text:span><text:span text:style-name="example..after_examples_sense_senses_entry_letData_dicBody"> </text:span><text:span text:style-name="translation_translations_examples_sense_senses_entry_letData_dicBody">The cricket was singing because the weather was so good.</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6.1.7</text:span><text:span text:style-name="semanticdomainabbr..after_xitem_semanticdomains_sense_senses_entry_letData_dicBody"> - </text:span><text:span text:style-name="semanticdomainname_.en_xitem_semanticdomains_sense_senses_entry_letData_dicBody">Insect</text:span><text:span text:style-name="xitem-xitem_semanticdomains..before_semanticdomains_sense_senses_entry_letData_dicBody">, </text:span><text:span text:style-name="semanticdomainabbr_.en_xitem_semanticdomains_sense_senses_entry_letData_dicBody">4.2.6</text:span><text:span text:style-name="semanticdomainabbr..after_xitem_semanticdomains_sense_senses_entry_letData_dicBody"> - </text:span><text:span text:style-name="semanticdomainname_.en_xitem_semanticdomains_sense_senses_entry_letData_dicBody">Entertainment, recreation</text:span><text:span text:style-name="semanticdomains..after_sense_senses_entry_letData_dicBody">.) </text:span></text:p>
        <text:p text:style-name="entry_letData_dicBody"><text:span text:style-name="headword_entry_letData_dicBody">dobnë</text:span><text:span text:style-name="headword..after_entry_letData_dicBody"> </text:span><text:span text:style-name="pronunciation..before_pronunciations_entry_letData_dicBody">[</text:span><text:span text:style-name="pronunciation_pronunciations_entry_letData_dicBody">ˈⁿdoᵐb.n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Adv</text:span><text:span text:style-name="partofspeech..after_grammaticalinfo_sense_senses_entry_letData_dicBody"> </text:span><text:span text:style-name="grammaticalinfo..after_sense_senses_entry_letData_dicBody"/><text:span text:style-name="xitem_.en_definition_.en_sense_senses_entry_letData_dicBody">outside, on the ground.</text:span><text:span text:style-name="xitem-xitem_definition..before_definition_.en_sense_senses_entry_letData_dicBody"> </text:span><text:span text:style-name="xitem_.tpi_definition_.en_sense_senses_entry_letData_dicBody">autsait.</text:span><text:span text:style-name="definition..after_sense_senses_entry_letData_dicBody"> </text:span><text:span text:style-name="example..before_examples_sense_senses_entry_letData_dicBody"/><text:span text:style-name="example_examples_sense_senses_entry_letData_dicBody">Alam pin dëdo dobnë.</text:span><text:span text:style-name="example..after_examples_sense_senses_entry_letData_dicBody"> </text:span><text:span text:style-name="translation_translations_examples_sense_senses_entry_letData_dicBody">Everyone was outsid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8.5.1.2.1</text:span><text:span text:style-name="semanticdomainabbr..after_xitem_semanticdomains_sense_senses_entry_letData_dicBody"> - </text:span><text:span text:style-name="semanticdomainname_.en_xitem_semanticdomains_sense_senses_entry_letData_dicBody">Around</text:span><text:span text:style-name="xitem-xitem_semanticdomains..before_semanticdomains_sense_senses_entry_letData_dicBody">, </text:span><text:span text:style-name="semanticdomainabbr_.en_xitem_semanticdomains_sense_senses_entry_letData_dicBody">8.5.1.4.1</text:span><text:span text:style-name="semanticdomainabbr..after_xitem_semanticdomains_sense_senses_entry_letData_dicBody"> - </text:span><text:span text:style-name="semanticdomainname_.en_xitem_semanticdomains_sense_senses_entry_letData_dicBody">Out, outside</text:span><text:span text:style-name="semanticdomains..after_sense_senses_entry_letData_dicBody">.) </text:span></text:p>
        <text:p text:style-name="entry_letData_dicBody"><text:span text:style-name="headword_entry_letData_dicBody">dod</text:span><text:span text:style-name="headword..after_entry_letData_dicBody"> </text:span><text:span text:style-name="pronunciation..before_pronunciations_entry_letData_dicBody">[</text:span><text:span text:style-name="pronunciation_pronunciations_entry_letData_dicBody">ⁿdo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xitem_definition..before_definition_.en_sense_senses_entry_letData_dicBody"> </text:span><text:span text:style-name="xitem_.tpi_definition_.en_sense_senses_entry_letData_dicBody">wanpela kain diwai salat.</text:span><text:span text:style-name="definition..after_sense_senses_entry_letData_dicBody"> </text:span><text:span text:style-name="example..before_examples_sense_senses_entry_letData_dicBody"/><text:span text:style-name="example_examples_sense_senses_entry_letData_dicBody">Dod gga sa vahaġ.</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okta</text:span><text:span text:style-name="headword..after_entry_letData_dicBody"> </text:span><text:span text:style-name="pronunciation..before_pronunciations_entry_letData_dicBody">[</text:span><text:span text:style-name="pronunciation_pronunciations_entry_letData_dicBody">ˈⁿdok.ta</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doctor.</text:span><text:span text:style-name="xitem-xitem_definition..before_definition_.en_sense_senses_entry_letData_dicBody"> </text:span><text:span text:style-name="xitem_.tpi_definition_.en_sense_senses_entry_letData_dicBody">dokta.</text:span><text:span text:style-name="definition..after_sense_senses_entry_letData_dicBody"> </text:span><text:span text:style-name="example..before_examples_sense_senses_entry_letData_dicBody"/><text:span text:style-name="example_examples_sense_senses_entry_letData_dicBody">Dokta teta pegges.</text:span><text:span text:style-name="example..after_examples_sense_senses_entry_letData_dicBody"> </text:span><text:span text:style-name="translation_translations_examples_sense_senses_entry_letData_dicBody">The doctor bandaged the sor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5.7</text:span><text:span text:style-name="semanticdomainabbr..after_semanticdomains_sense_senses_entry_letData_dicBody"> - </text:span><text:span text:style-name="semanticdomainname_.en_semanticdomains_sense_senses_entry_letData_dicBody">Treat disease</text:span><text:span text:style-name="semanticdomains..after_sense_senses_entry_letData_dicBody">.) </text:span></text:p>
        <text:p text:style-name="entry_letData_dicBody"><text:span text:style-name="headword_entry_letData_dicBody">domeng</text:span><text:span text:style-name="headword..after_entry_letData_dicBody"> </text:span><text:span text:style-name="pronunciation..before_pronunciations_entry_letData_dicBody">[</text:span><text:span text:style-name="pronunciation_pronunciations_entry_letData_dicBody">ˈⁿdom.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eech.</text:span><text:span text:style-name="xitem-xitem_definition..before_definition_.en_sense_senses_entry_letData_dicBody"> </text:span><text:span text:style-name="xitem_.tpi_definition_.en_sense_senses_entry_letData_dicBody">liklik snek i save pulim blut bilong man.</text:span><text:span text:style-name="definition..after_sense_senses_entry_letData_dicBody"> </text:span><text:span text:style-name="example..before_examples_sense_senses_entry_letData_dicBody"/><text:span text:style-name="example_examples_sense_senses_entry_letData_dicBody">Domeng gga tatovaha vaha.</text:span><text:span text:style-name="example..after_examples_sense_senses_entry_letData_dicBody"> </text:span><text:span text:style-name="translation_translations_examples_sense_senses_entry_letData_dicBody">The leech fastened itself to the teacher's leg.</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öleng</text:span><text:span text:style-name="headword..after_entry_letData_dicBody"> </text:span><text:span text:style-name="pronunciation..before_pronunciations_entry_letData_dicBody">[</text:span><text:span text:style-name="pronunciation_pronunciations_entry_letData_dicBody">ˈⁿdɔl̪.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kind of tree with edible nuts.</text:span><text:span text:style-name="xitem-xitem_definition..before_definition_.en_sense_senses_entry_letData_dicBody"> </text:span><text:span text:style-name="xitem_.tpi_definition_.en_sense_senses_entry_letData_dicBody">diwai siis.</text:span><text:span text:style-name="definition..after_sense_senses_entry_letData_dicBody"> </text:span><text:span text:style-name="example..before_examples_sense_senses_entry_letData_dicBody"/><text:span text:style-name="example_examples_sense_senses_entry_letData_dicBody">Ḳele döleng og dëgga anon gedërekö seḳë loḳ soḳ.</text:span><text:span text:style-name="example..after_examples_sense_senses_entry_letData_dicBody"> </text:span><text:span text:style-name="translation_translations_examples_sense_senses_entry_letData_dicBody">They eat the nuts of the tree and hang the shells on their headdress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xitem_definition..before_definition_.en_sense_senses_entry_letData_dicBody"> </text:span><text:span text:style-name="xitem_.tpi_definition_.en_sense_senses_entry_letData_dicBody">pikinini diwai siis.</text:span><text:span text:style-name="definition..after_sense_senses_entry_letData_dicBody"> </text:span><text:span text:style-name="example..before_examples_sense_senses_entry_letData_dicBody"/><text:span text:style-name="example_examples_sense_senses_entry_letData_dicBody">Negga döleng anon los dii ris.</text:span><text:span text:style-name="example..after_examples_sense_senses_entry_letData_dicBody"> </text:span><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önġ</text:span><text:span text:style-name="headword..after_entry_letData_dicBody"> </text:span><text:span text:style-name="pronunciation..before_pronunciations_entry_letData_dicBody">[</text:span><text:span text:style-name="pronunciation_pronunciations_entry_letData_dicBody">ⁿdɔɴ</text:span><text:span text:style-name="pronunciation..after_pronunciations_entry_letData_dicBody">]</text:span><text:span text:style-name="pronunciations..after_entry_letData_dicBody"> </text:span></text:p>
        <text:p text:style-name="entry_letData_dicBody"><text:span text:style-name="headword_entry_letData_dicBody">dönġ-hus</text:span><text:span text:style-name="headword..after_entry_letData_dicBody"> </text:span><text:span text:style-name="pronunciation..before_pronunciations_entry_letData_dicBody">[</text:span><text:span text:style-name="pronunciation_pronunciations_entry_letData_dicBody">ⁿdɔɴ ʁut͡ʃ</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variety of tree-this tree is not burned because it would attract the bush spirits who would be angry and attack one.</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Sevuv dönġ-hus in jeyanġ go jaḳ.</text:span><text:span text:style-name="example..after_examples_sense_senses_entry_letData_dicBody"> </text:span><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öök döök</text:span><text:span text:style-name="headword..after_entry_letData_dicBody"> </text:span><text:span text:style-name="pronunciation..before_pronunciations_entry_letData_dicBody">[</text:span><text:span text:style-name="pronunciation_pronunciations_entry_letData_dicBody">ⁿdɔːk ⁿdɔːk</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xitem_.en_definition_.en_sense_senses_entry_letData_dicBody">eternally, forever.</text:span><text:span text:style-name="xitem-xitem_definition..before_definition_.en_sense_senses_entry_letData_dicBody"> </text:span><text:span text:style-name="xitem_.tpi_definition_.en_sense_senses_entry_letData_dicBody">oltaim oltaim.</text:span><text:span text:style-name="definition..after_sense_senses_entry_letData_dicBody"> </text:span><text:span text:style-name="example..before_examples_sense_senses_entry_letData_dicBody"/><text:span text:style-name="example_examples_sense_senses_entry_letData_dicBody">Anutu rëḳ gevonġ behil medo döök döök.</text:span><text:span text:style-name="example..after_examples_sense_senses_entry_letData_dicBody"> </text:span><text:span text:style-name="translation_translations_examples_sense_senses_entry_letData_dicBody">God will cause us to live forever.</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draw:frame draw:style-name="Graphics3" draw:name="Graphics3" text:anchor-type="paragraph" draw:z-index="1" svg:width="68.1702127659574pt" svg:height="72pt"><draw:text-box fo:min-height="0in"><draw:frame draw:style-name="Graphics3" draw:name="Graphics3" text:anchor-type="paragraph" svg:width="68.1702127659574pt" svg:height="72pt"><draw:image xlink:type="simple" xlink:show="embed" xlink:actuatet="onLoad" xlink:href="Pictures/4.jpg"/><svg:desc>Avëh du vahek</svg:desc></draw:frame><text:p text:style-name="pictureCaption_pictureRight_entry_letData_dicBody"><text:span text:style-name="pictureSense_pictureCaption_pictureRight_entry_letData_dicBody">1</text:span><text:span text:style-name="pictureSense..after_pictureCaption_pictureRight_entry_letData_dicBody"> </text:span><text:span text:style-name="span_.bzh_pictureLabel_.en_pictureCaption_pictureRight_entry_letData_dicBody">Avëh du vahek</text:span></text:p></draw:text-box></draw:frame><text:span text:style-name="headword_entry_letData_dicBody">du</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 </text:span><text:span text:style-name="partofspeech_.en_grammaticalinfo_sense_senses_entry_letData_dicBody">V2</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xitem_definition..before_definition_.en_sense_senses_entry_letData_dicBody"> </text:span><text:span text:style-name="xitem_.tpi_definition_.en_sense_senses_entry_letData_dicBody">hangimapim long het na karim.</text:span><text:span text:style-name="definition..after_sense_senses_entry_letData_dicBody"> </text:span><text:span text:style-name="example..before_examples_sense_senses_entry_letData_dicBody"/><text:span text:style-name="example_examples_sense_senses_entry_letData_dicBody">Du vahek raḳ yu.</text:span><text:span text:style-name="example..after_examples_sense_senses_entry_letData_dicBody"> </text:span><text:span text:style-name="translation_translations_examples_sense_senses_entry_letData_dicBody">She carried the stringbag on her hea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7.3.1</text:span><text:span text:style-name="semanticdomainabbr..after_xitem_semanticdomains_sense_senses_entry_letData_dicBody"> - </text:span><text:span text:style-name="semanticdomainname_.en_xitem_semanticdomains_sense_senses_entry_letData_dicBody">Carry</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xitem-xitem_semanticdomains..before_semanticdomains_sense_senses_entry_letData_dicBody">, </text:span><text:span text:style-name="semanticdomainabbr_.en_xitem_semanticdomains_sense_senses_entry_letData_dicBody">9.1.2</text:span><text:span text:style-name="semanticdomainabbr..after_xitem_semanticdomains_sense_senses_entry_letData_dicBody"> - </text:span><text:span text:style-name="semanticdomainname_.en_xitem_semanticdomains_sense_senses_entry_letData_dicBody">Do</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press down, be loaded down, carried away, push.</text:span><text:span text:style-name="xitem-xitem_definition..before_definition_.en_sense_senses_entry_letData_dicBody"> </text:span><text:span text:style-name="xitem_.tpi_definition_.en_sense_senses_entry_letData_dicBody">pusim.</text:span><text:span text:style-name="definition..after_sense_senses_entry_letData_dicBody"> </text:span><text:span text:style-name="example..before_xitem_examples_sense_senses_entry_letData_dicBody"/><text:span text:style-name="example_xitem_examples_sense_senses_entry_letData_dicBody">Du raḳ kweben beya mevës.</text:span><text:span text:style-name="example..after_xitem_examples_sense_senses_entry_letData_dicBody"> </text:span><text:span text:style-name="translation_translations_xitem_examples_sense_senses_entry_letData_dicBody">He hit him with his thigh and knocked him o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ot ngwë ya lob du.</text:span><text:span text:style-name="example..after_xitem_examples_sense_senses_entry_letData_dicBody"> </text:span><text:span text:style-name="translation_translations_xitem_examples_sense_senses_entry_letData_dicBody">He pushed another over and carried him with hi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LexEntryTypepublishStemComplexFormTypeReverseAbbrPub_.en_complexformtype_complexformrefs_entry_letData_dicBody">ClExp</text:span><text:span text:style-name="complexformtype..after_complexformrefs_entry_letData_dicBody"> </text:span><text:span text:style-name="complexformform_complexformrefs_entry_letData_dicBody">du raḳ beġö</text:span><text:span text:style-name="complexformform..after_complexformrefs_entry_letData_dicBody"> </text:span><text:span text:style-name="complexformrefs..after_entry_letData_dicBody"/></text:p>
        <text:p text:style-name="entry_letData_dicBody"><text:span text:style-name="headword_entry_letData_dicBody">du</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lagoon of brackish water close to the sea.</text:span><text:span text:style-name="xitem-xitem_definition..before_definition_.en_sense_senses_entry_letData_dicBody"> </text:span><text:span text:style-name="xitem_.tpi_definition_.en_sense_senses_entry_letData_dicBody">raunwara i stap klostu long nambis.</text:span><text:span text:style-name="definition..after_sense_senses_entry_letData_dicBody"> </text:span><text:span text:style-name="example..before_examples_sense_senses_entry_letData_dicBody"/><text:span text:style-name="example_examples_sense_senses_entry_letData_dicBody">Nġaggee sën nedo loonë bemala ḳöḳ lo arë nebë du.</text:span><text:span text:style-name="example..after_examples_sense_senses_entry_letData_dicBody"> </text:span><text:span text:style-name="translation_translations_examples_sense_senses_entry_letData_dicBody">A lagoon close to the sea and reddish coloured is called a </text:span><text:span text:style-name="span_.bzh_translation_translations_examples_sense_senses_entry_letData_dicBody">du.</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3.1</text:span><text:span text:style-name="semanticdomainabbr..after_semanticdomains_sense_senses_entry_letData_dicBody"> - </text:span><text:span text:style-name="semanticdomainname_.en_semanticdomains_sense_senses_entry_letData_dicBody">Bodies of water</text:span><text:span text:style-name="semanticdomains..after_sense_senses_entry_letData_dicBody">.) </text:span></text:p>
        <text:p text:style-name="entry_letData_dicBody"><text:span text:style-name="headword_entry_letData_dicBody">du raḳ beġö</text:span><text:span text:style-name="headword..after_entry_letData_dicBody"> </text:span><text:span text:style-name="pronunciation..before_pronunciations_entry_letData_dicBody">[</text:span><text:span text:style-name="pronunciation_pronunciations_entry_letData_dicBody">ⁿdu ɾaq ᵐbə.ˈᵑɢɔ</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clEx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after_entry_letData_dicBody">) </text:span><text:span text:style-name="xitem_.en_definition_.en_sense_senses_entry_letData_dicBody">to avenge, to carry on with a fight.</text:span><text:span text:style-name="xitem-xitem_definition..before_definition_.en_sense_senses_entry_letData_dicBody"> </text:span><text:span text:style-name="xitem_.tpi_definition_.en_sense_senses_entry_letData_dicBody">bekim pait.</text:span><text:span text:style-name="definition..after_sense_senses_entry_letData_dicBody"> </text:span><text:span text:style-name="example..before_examples_sense_senses_entry_letData_dicBody"/><text:span text:style-name="example_examples_sense_senses_entry_letData_dicBody">Desis mehöti lob yi alam dedu raḳ beġö in yi.</text:span><text:span text:style-name="example..after_examples_sense_senses_entry_letData_dicBody"> </text:span><text:span text:style-name="translation_translations_examples_sense_senses_entry_letData_dicBody">They killed someone and his people carried on the fight to avenge him.</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2.5</text:span><text:span text:style-name="semanticdomainabbr..after_semanticdomains_sense_senses_entry_letData_dicBody"> - </text:span><text:span text:style-name="semanticdomainname_.en_semanticdomains_sense_senses_entry_letData_dicBody">Revenge</text:span><text:span text:style-name="semanticdomains..after_sense_senses_entry_letData_dicBody">.) </text:span></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desc>dub</svg:desc></draw:frame><text:p text:style-name="pictureCaption_pictureRight_entry_letData_dicBody"><text:span text:style-name="pictureSense_pictureCaption_pictureRight_entry_letData_dicBody">1</text:span><text:span text:style-name="pictureSense..after_pictureCaption_pictureRight_entry_letData_dicBody"> </text:span><text:span text:style-name="span_.bzh_pictureLabel_.en_pictureCaption_pictureRight_entry_letData_dicBody">dub</text:span></text:p></draw:text-box></draw:frame><text:span text:style-name="headword_entry_letData_dicBody">dub</text:span><text:span text:style-name="headword..after_entry_letData_dicBody"> </text:span><text:span text:style-name="pronunciation..before_pronunciations_entry_letData_dicBody">[</text:span><text:span text:style-name="pronunciation_pronunciations_entry_letData_dicBody">ⁿduᵐb</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men's house.</text:span><text:span text:style-name="xitem-xitem_definition..before_definition_.en_sense_senses_entry_letData_dicBody"> </text:span><text:span text:style-name="xitem_.tpi_definition_.en_sense_senses_entry_letData_dicBody">haus man.</text:span><text:span text:style-name="definition..after_sense_senses_entry_letData_dicBody"> </text:span><text:span text:style-name="example..before_examples_sense_senses_entry_letData_dicBody"/><text:span text:style-name="example_examples_sense_senses_entry_letData_dicBody">Delev dub in maluh degëp jaḳ.</text:span><text:span text:style-name="example..after_examples_sense_senses_entry_letData_dicBody"> </text:span><text:span text:style-name="translation_translations_examples_sense_senses_entry_letData_dicBody">They built a men's house for the men to sleep in.</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ub-ḳapiya</text:span><text:span text:style-name="xitem-xitem_lexreftargets..before_lexreftargets_relations_sense_senses_entry_letData_dicBody">, </text:span><text:span text:style-name="sensecrossref_xitem_lexreftargets_relations_sense_senses_entry_letData_dicBody">dub-soda-yi</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school.</text:span><text:span text:style-name="xitem-xitem_definition..before_definition_.en_sense_senses_entry_letData_dicBody"> </text:span><text:span text:style-name="xitem_.tpi_definition_.en_sense_senses_entry_letData_dicBody">skul.</text:span><text:span text:style-name="definition..after_sense_senses_entry_letData_dicBody"> </text:span><text:span text:style-name="example..before_examples_sense_senses_entry_letData_dicBody"/><text:span text:style-name="example_examples_sense_senses_entry_letData_dicBody">Hurmahen dëluk dub.</text:span><text:span text:style-name="example..after_examples_sense_senses_entry_letData_dicBody"> </text:span><text:span text:style-name="translation_translations_examples_sense_senses_entry_letData_dicBody">Children go to school.</text:span><text:span text:style-name="translation..after_translations_examples_sense_senses_entry_letData_dicBody"> </text:span><text:span text:style-name="examples..after_sense_sense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ub-agga</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Comp.</text:span><text:span text:style-name="complexformtype..after_xitem_complexformrefs_entry_letData_dicBody"> </text:span><text:span text:style-name="complexformform_xitem_complexformrefs_entry_letData_dicBody">dub-ḳapiya</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soda-yi</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supinsën-yi</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vabuung</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vabuung-böp</text:span><text:span text:style-name="complexformform..after_xitem_complexformrefs_entry_letData_dicBody"> </text:span><text:span text:style-name="complexformrefs..after_entry_letData_dicBody"/></text:p>
        <text:p text:style-name="entry_letData_dicBody"><text:span text:style-name="headword_entry_letData_dicBody">dub-agga</text:span><text:span text:style-name="headword..after_entry_letData_dicBody"> </text:span><text:span text:style-name="pronunciation..before_pronunciations_entry_letData_dicBody">[</text:span><text:span text:style-name="pronunciation_pronunciations_entry_letData_dicBody">ⁿduᵐb ˈa.ɣ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important man; clan leader,-the one who builds a men's house; the one who is the head of a men's house and therefore responsible for looking after the group.</text:span><text:span text:style-name="xitem-xitem_definition..before_definition_.en_sense_senses_entry_letData_dicBody"> </text:span><text:span text:style-name="xitem_.tpi_definition_.en_sense_senses_entry_letData_dicBody">biknem man.</text:span><text:span text:style-name="definition..after_sense_senses_entry_letData_dicBody"> </text:span><text:span text:style-name="example..before_examples_sense_senses_entry_letData_dicBody"/><text:span text:style-name="example_examples_sense_senses_entry_letData_dicBody">Detahi nos raḳ dub agga.</text:span><text:span text:style-name="example..after_examples_sense_senses_entry_letData_dicBody"> </text:span><text:span text:style-name="translation_translations_examples_sense_senses_entry_letData_dicBody">They called the names of the leaders of the men's houses by each pile of food (so they could collect them and distribute it to their peopl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4.5.3.1</text:span><text:span text:style-name="semanticdomainabbr..after_xitem_semanticdomains_sense_senses_entry_letData_dicBody"> - </text:span><text:span text:style-name="semanticdomainname_.en_xitem_semanticdomains_sense_senses_entry_letData_dicBody">Lead</text:span><text:span text:style-name="semanticdomains..after_sense_senses_entry_letData_dicBody">.) </text:span></text:p>
        <text:p text:style-name="entry_letData_dicBody"><text:span text:style-name="headword_entry_letData_dicBody">dub-ḳapiya</text:span><text:span text:style-name="headword..after_entry_letData_dicBody"> </text:span><text:span text:style-name="pronunciation..before_pronunciations_entry_letData_dicBody">[</text:span><text:span text:style-name="pronunciation_pronunciations_entry_letData_dicBody">ⁿduᵐb qa.ˈpi.y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school .</text:span><text:span text:style-name="xitem-xitem_definition..before_definition_.en_sense_senses_entry_letData_dicBody"> </text:span><text:span text:style-name="xitem_.tpi_definition_.en_sense_senses_entry_letData_dicBody">haus skul.</text:span><text:span text:style-name="definition..after_sense_senses_entry_letData_dicBody"> </text:span><text:span text:style-name="example..before_examples_sense_senses_entry_letData_dicBody"/><text:span text:style-name="example_examples_sense_senses_entry_letData_dicBody">Hur mahen deluḳ dub-ḳapiya.</text:span><text:span text:style-name="example..after_examples_sense_senses_entry_letData_dicBody"> </text:span><text:span text:style-name="translation_translations_examples_sense_senses_entry_letData_dicBody">The children went to school.</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3.6</text:span><text:span text:style-name="semanticdomainabbr..after_semanticdomains_sense_senses_entry_letData_dicBody"> - </text:span><text:span text:style-name="semanticdomainname_.en_semanticdomains_sense_senses_entry_letData_dicBody">Teach</text:span><text:span text:style-name="semanticdomains..after_sense_senses_entry_letData_dicBody">.) </text:span></text:p>
        <text:p text:style-name="entry_letData_dicBody"><text:span text:style-name="headword_entry_letData_dicBody">dub-soda-yi</text:span><text:span text:style-name="headword..after_entry_letData_dicBody"> </text:span><text:span text:style-name="pronunciation..before_pronunciations_entry_letData_dicBody">[</text:span><text:span text:style-name="pronunciation_pronunciations_entry_letData_dicBody">ⁿduᵐb ˈt͡ʃo.ⁿda yi</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church. The modifier is not always used if the meaning is clear from context .</text:span><text:span text:style-name="xitem-xitem_definition..before_definition_.en_sense_senses_entry_letData_dicBody"> </text:span><text:span text:style-name="xitem_.tpi_definition_.en_sense_senses_entry_letData_dicBody">haus lotu.</text:span><text:span text:style-name="definition..after_sense_senses_entry_letData_dicBody"> </text:span><text:span text:style-name="example..before_examples_sense_senses_entry_letData_dicBody"/><text:span text:style-name="example_examples_sense_senses_entry_letData_dicBody">Hil adev dub-soda-yi ti in ġalë soda doḳ.</text:span><text:span text:style-name="example..after_examples_sense_senses_entry_letData_dicBody"> </text:span><text:span text:style-name="translation_translations_examples_sense_senses_entry_letData_dicBody">Let us build a church in order to hold Sunday servic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supinsën-yi</text:span><text:span text:style-name="headword..after_entry_letData_dicBody"> </text:span><text:span text:style-name="pronunciation..before_pronunciations_entry_letData_dicBody">[</text:span><text:span text:style-name="pronunciation_pronunciations_entry_letData_dicBody">ⁿduᵐb ˈt͡ʃup.in.t͡ʃen yi</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meeting house, synagogue.</text:span><text:span text:style-name="xitem-xitem_definition..before_definition_.en_sense_senses_entry_letData_dicBody"> </text:span><text:span text:style-name="xitem_.tpi_definition_.en_sense_senses_entry_letData_dicBody">haus miting.</text:span><text:span text:style-name="definition..after_sense_senses_entry_letData_dicBody"> </text:span><text:span text:style-name="example..before_examples_sense_senses_entry_letData_dicBody"/><text:span text:style-name="example_examples_sense_senses_entry_letData_dicBody">Yesu nër ġaġek vu alam loḳ dub-supinsën-yi.</text:span><text:span text:style-name="example..after_examples_sense_senses_entry_letData_dicBody"> </text:span><text:span text:style-name="translation_translations_examples_sense_senses_entry_letData_dicBody">Jesus spoke to people in the synagogue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xitem-xitem_semanticdomains..before_semanticdomains_sense_senses_entry_letData_dicBody">, </text:span><text:span text:style-name="semanticdomainabbr_.en_xitem_semanticdomains_sense_senses_entry_letData_dicBody">7.8</text:span><text:span text:style-name="semanticdomainabbr..after_xitem_semanticdomains_sense_senses_entry_letData_dicBody"> - </text:span><text:span text:style-name="semanticdomainname_.en_xitem_semanticdomains_sense_senses_entry_letData_dicBody">Divide into pieces</text:span><text:span text:style-name="semanticdomains..after_sense_senses_entry_letData_dicBody">.) </text:span></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desc>dub-vabuung</svg:desc></draw:frame><text:p text:style-name="pictureCaption_pictureRight_entry_letData_dicBody"><text:span text:style-name="span_.bzh_pictureLabel_.en_pictureCaption_pictureRight_entry_letData_dicBody">dub-vabuung</text:span></text:p></draw:text-box></draw:frame><text:span text:style-name="headword_entry_letData_dicBody">dub-vabuung</text:span><text:span text:style-name="headword..after_entry_letData_dicBody"> </text:span><text:span text:style-name="pronunciation..before_pronunciations_entry_letData_dicBody">[</text:span><text:span text:style-name="pronunciation_pronunciations_entry_letData_dicBody">ⁿduᵐb βa.ˈᵐbuːŋ</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church, synagogue.</text:span><text:span text:style-name="xitem-xitem_definition..before_definition_.en_sense_senses_entry_letData_dicBody"> </text:span><text:span text:style-name="xitem_.tpi_definition_.en_sense_senses_entry_letData_dicBody">haus lotu, sios.</text:span><text:span text:style-name="definition..after_sense_senses_entry_letData_dicBody"> </text:span><text:span text:style-name="example..before_xitem_examples_sense_senses_entry_letData_dicBody"/><text:span text:style-name="example_xitem_examples_sense_senses_entry_letData_dicBody">Losho yi alam deluḳ ya dub-vabuung.</text:span><text:span text:style-name="example..after_xitem_examples_sense_senses_entry_letData_dicBody"> </text:span><text:span text:style-name="translation_translations_xitem_examples_sense_senses_entry_letData_dicBody">He and his people went into the church.</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evuneḳ in dub vabuung in soda böp.</text:span><text:span text:style-name="example..after_xitem_examples_sense_senses_entry_letData_dicBody"> </text:span><text:span text:style-name="translation_translations_xitem_examples_sense_senses_entry_letData_dicBody">They decorated the church because it was an important Sunday.</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vabuung-böp</text:span><text:span text:style-name="headword..after_entry_letData_dicBody"> </text:span><text:span text:style-name="pronunciation..before_pronunciations_entry_letData_dicBody">[</text:span><text:span text:style-name="pronunciation_pronunciations_entry_letData_dicBody">ⁿduᵐb βa.ˈᵐbuːŋ ᵐbɔp</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temple. The term used in the New Testament for the temple in Jerusalem as opposed to the synagogues.</text:span><text:span text:style-name="xitem-xitem_definition..before_definition_.en_sense_senses_entry_letData_dicBody"> </text:span><text:span text:style-name="xitem_.tpi_definition_.en_sense_senses_entry_letData_dicBody">tempel.</text:span><text:span text:style-name="definition..after_sense_senses_entry_letData_dicBody"> </text:span><text:span text:style-name="example..before_xitem_examples_sense_senses_entry_letData_dicBody"/><text:span text:style-name="example_xitem_examples_sense_senses_entry_letData_dicBody">Angër ngwë vu dub-vabuung-böp sën nedo yaġek lo meluḳ yam.</text:span><text:span text:style-name="example..after_xitem_examples_sense_senses_entry_letData_dicBody"> </text:span><text:span text:style-name="translation_translations_xitem_examples_sense_senses_entry_letData_dicBody">Another angel from the temple which is in heaven appeare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esu loḳ ya dub-vabuung-böp ayo betii alam pin sën denedo loḳ medenebaġo nġaa.</text:span><text:span text:style-name="example..after_xitem_examples_sense_senses_entry_letData_dicBody"> </text:span><text:span text:style-name="translation_translations_xitem_examples_sense_senses_entry_letData_dicBody">Jesus went into the temple and chased the people who were there selling things.</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p>
        <text:p text:style-name="entry_letData_dicBody"><text:span text:style-name="headword_entry_letData_dicBody">dubdub</text:span><text:span text:style-name="headword..after_entry_letData_dicBody"> </text:span><text:span text:style-name="pronunciation..before_pronunciations_entry_letData_dicBody">[</text:span><text:span text:style-name="pronunciation_pronunciations_entry_letData_dicBody">ⁿduᵐb.ⁿduᵐb</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mirror.</text:span><text:span text:style-name="xitem-xitem_definition..before_definition_.en_sense_senses_entry_letData_dicBody"> </text:span><text:span text:style-name="xitem_.tpi_definition_.en_sense_senses_entry_letData_dicBody">glas bilong lukim pes.</text:span><text:span text:style-name="definition..after_sense_senses_entry_letData_dicBody"> </text:span><text:span text:style-name="example..before_examples_sense_senses_entry_letData_dicBody"/><text:span text:style-name="example_examples_sense_senses_entry_letData_dicBody">Saga nebë mehöti nelë mala loḳ dubdub loḳ pevis bekwa virekin ggökin.</text:span><text:span text:style-name="example..after_examples_sense_senses_entry_letData_dicBody"> </text:span><text:span text:style-name="translation_translations_examples_sense_senses_entry_letData_dicBody">That's like a person who sees his face in a mirror but quickly forgets it ag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3.1.9</text:span><text:span text:style-name="semanticdomainabbr..after_xitem_semanticdomains_sense_senses_entry_letData_dicBody"> - </text:span><text:span text:style-name="semanticdomainname_.en_xitem_semanticdomains_sense_senses_entry_letData_dicBody">Something used to see</text:span><text:span text:style-name="xitem-xitem_semanticdomains..before_semanticdomains_sense_senses_entry_letData_dicBody">, </text:span><text:span text:style-name="semanticdomainabbr_.en_xitem_semanticdomains_sense_senses_entry_letData_dicBody">6.7</text:span><text:span text:style-name="semanticdomainabbr..after_xitem_semanticdomains_sense_senses_entry_letData_dicBody"> - </text:span><text:span text:style-name="semanticdomainname_.en_xitem_semanticdomains_sense_senses_entry_letData_dicBody">Tool</text:span><text:span text:style-name="semanticdomains..after_sense_senses_entry_letData_dicBody">.) </text:span></text:p>
        <text:p text:style-name="entry_letData_dicBody"><text:span text:style-name="headword_entry_letData_dicBody">dudeḳ</text:span><text:span text:style-name="headword..after_entry_letData_dicBody"> </text:span><text:span text:style-name="pronunciation..before_pronunciations_entry_letData_dicBody">[</text:span><text:span text:style-name="pronunciation_pronunciations_entry_letData_dicBody">ˈⁿduⁿd.əq</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bow, bend down, to sit with bowed head, to bow the head from shame, to bow to ginger or to spirit places.</text:span><text:span text:style-name="xitem-xitem_definition..before_definition_.en_sense_senses_entry_letData_dicBody"> </text:span><text:span text:style-name="xitem_.tpi_definition_.en_sense_senses_entry_letData_dicBody">daunim het.</text:span><text:span text:style-name="definition..after_sense_senses_entry_letData_dicBody"> </text:span><text:span text:style-name="example..before_xitem_examples_sense_senses_entry_letData_dicBody"/><text:span text:style-name="example_xitem_examples_sense_senses_entry_letData_dicBody">Vonġ aye raḳ lom dudeḳ menedo.</text:span><text:span text:style-name="example..after_xitem_examples_sense_senses_entry_letData_dicBody"> </text:span><text:span text:style-name="translation_translations_xitem_examples_sense_senses_entry_letData_dicBody">He shouted at him and he bowed his hea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udeḳ menedo loḳ ḳele degwa.</text:span><text:span text:style-name="example..after_xitem_examples_sense_senses_entry_letData_dicBody"> </text:span><text:span text:style-name="translation_translations_xitem_examples_sense_senses_entry_letData_dicBody">He was sitting at the foot of the tree with his head bowe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Maḳ nejom raḳ om sën dudeḳ.</text:span><text:span text:style-name="example..after_xitem_examples_sense_senses_entry_letData_dicBody"> </text:span><text:span text:style-name="translation_translations_xitem_examples_sense_senses_entry_letData_dicBody">She must be praying and that's why her head is bow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8.3.7</text:span><text:span text:style-name="semanticdomainabbr..after_xitem_semanticdomains_sense_senses_entry_letData_dicBody"> - </text:span><text:span text:style-name="semanticdomainname_.en_xitem_semanticdomains_sense_senses_entry_letData_dicBody">Weapon, shoot</text:span><text:span text:style-name="xitem-xitem_semanticdomains..before_semanticdomains_sense_senses_entry_letData_dicBody">, </text:span><text:span text:style-name="semanticdomainabbr_.en_xitem_semanticdomains_sense_senses_entry_letData_dicBody">4.9.5.3</text:span><text:span text:style-name="semanticdomainabbr..after_xitem_semanticdomains_sense_senses_entry_letData_dicBody"> - </text:span><text:span text:style-name="semanticdomainname_.en_xitem_semanticdomains_sense_senses_entry_letData_dicBody">Worship</text:span><text:span text:style-name="xitem-xitem_semanticdomains..before_semanticdomains_sense_senses_entry_letData_dicBody">, </text:span><text:span text:style-name="semanticdomainabbr_.en_xitem_semanticdomains_sense_senses_entry_letData_dicBody">7.2.4.2.1</text:span><text:span text:style-name="semanticdomainabbr..after_xitem_semanticdomains_sense_senses_entry_letData_dicBody"> - </text:span><text:span text:style-name="semanticdomainname_.en_xitem_semanticdomains_sense_senses_entry_letData_dicBody">Boat</text:span><text:span text:style-name="semanticdomains..after_sense_senses_entry_letData_dicBody">.) </text:span></text:p>
        <text:p text:style-name="entry_letData_dicBody"><text:span text:style-name="headword_entry_letData_dicBody">duġ</text:span><text:span text:style-name="headword..after_entry_letData_dicBody"> </text:span><text:span text:style-name="pronunciation..before_pronunciations_entry_letData_dicBody">[</text:span><text:span text:style-name="pronunciation_pronunciations_entry_letData_dicBody">ⁿduᵑɢ</text:span><text:span text:style-name="pronunciation..after_pronunciations_entry_letData_dicBody">]</text:span><text:span text:style-name="pronunciations..after_entry_letData_dicBody"> </text:span><text:span text:style-name="partofspeech_.en_grammaticalinfo_sense_senses_entry_letData_dicBody">V</text:span><text:span text:style-name="partofspeech..after_grammaticalinfo_sense_senses_entry_letData_dicBody"> </text:span><text:span text:style-name="grammaticalinfo..after_sense_senses_entry_letData_dicBody"/><text:span text:style-name="xitem_.en_definition_.en_sense_senses_entry_letData_dicBody">ignorant, to be ignorant, to not know something.</text:span><text:span text:style-name="xitem-xitem_definition..before_definition_.en_sense_senses_entry_letData_dicBody"> </text:span><text:span text:style-name="xitem_.tpi_definition_.en_sense_senses_entry_letData_dicBody">no save.</text:span><text:span text:style-name="definition..after_sense_senses_entry_letData_dicBody"> </text:span><text:span text:style-name="example..before_xitem_examples_sense_senses_entry_letData_dicBody"/><text:span text:style-name="example_xitem_examples_sense_senses_entry_letData_dicBody">Duġ om maḳ su lë rë.</text:span><text:span text:style-name="example..after_xitem_examples_sense_senses_entry_letData_dicBody"> </text:span><text:span text:style-name="translation_translations_xitem_examples_sense_senses_entry_letData_dicBody">She doesn't know, so she can't have seen i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ër bë yi duġ in yö nedo begganġnë.</text:span><text:span text:style-name="example..after_xitem_examples_sense_senses_entry_letData_dicBody"> </text:span><text:span text:style-name="translation_translations_xitem_examples_sense_senses_entry_letData_dicBody">She said she didn't know because she was in the villag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Saḳ duġ!</text:span><text:span text:style-name="example..after_xitem_examples_sense_senses_entry_letData_dicBody"> </text:span><text:span text:style-name="translation_translations_xitem_examples_sense_senses_entry_letData_dicBody">I don't know!</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3.2.3</text:span><text:span text:style-name="semanticdomainabbr..after_semanticdomains_sense_senses_entry_letData_dicBody"> - </text:span><text:span text:style-name="semanticdomainname_.en_semanticdomains_sense_senses_entry_letData_dicBody">Know</text:span><text:span text:style-name="semanticdomains..after_sense_senses_entry_letData_dicBody">.) </text:span><text:span text:style-name="LexEntryTypepublishStemComplexFormTypeReverseAbbrPub_.en_complexformtype_complexformrefs_entry_letData_dicBody">Der.</text:span><text:span text:style-name="complexformtype..after_complexformrefs_entry_letData_dicBody"> </text:span><text:span text:style-name="complexformform_complexformrefs_entry_letData_dicBody">duġin</text:span><text:span text:style-name="complexformform..after_complexformrefs_entry_letData_dicBody"> </text:span><text:span text:style-name="complexformrefs..after_entry_letData_dicBody"/></text:p>
        <text:p text:style-name="entry_letData_dicBody"><text:span text:style-name="headword_entry_letData_dicBody">duġin</text:span><text:span text:style-name="headword..after_entry_letData_dicBody"> </text:span><text:span text:style-name="pronunciation..before_pronunciations_entry_letData_dicBody">[</text:span><text:span text:style-name="pronunciation_pronunciations_entry_letData_dicBody">ˈⁿduᵑɢ.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ġ</text:span><text:span text:style-name="primaryref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to be ignorant of, unaware of, to not know.</text:span><text:span text:style-name="xitem-xitem_definition..before_definition_.en_sense_senses_entry_letData_dicBody"> </text:span><text:span text:style-name="xitem_.tpi_definition_.en_sense_senses_entry_letData_dicBody">no save.</text:span><text:span text:style-name="definition..after_sense_senses_entry_letData_dicBody"> </text:span><text:span text:style-name="example..before_xitem_examples_sense_senses_entry_letData_dicBody"/><text:span text:style-name="example_xitem_examples_sense_senses_entry_letData_dicBody">Sa duġin.</text:span><text:span text:style-name="example..after_xitem_examples_sense_senses_entry_letData_dicBody"> </text:span><text:span text:style-name="translation_translations_xitem_examples_sense_senses_entry_letData_dicBody">I don't know.</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Honġ duġin meġenekwetul loḳ.</text:span><text:span text:style-name="example..after_xitem_examples_sense_senses_entry_letData_dicBody"> </text:span><text:span text:style-name="translation_translations_xitem_examples_sense_senses_entry_letData_dicBody">You are ignorant and confus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2.3</text:span><text:span text:style-name="semanticdomainabbr..after_xitem_semanticdomains_sense_senses_entry_letData_dicBody"> - </text:span><text:span text:style-name="semanticdomainname_.en_xitem_semanticdomains_sense_senses_entry_letData_dicBody">Know</text:span><text:span text:style-name="xitem-xitem_semanticdomains..before_semanticdomains_sense_senses_entry_letData_dicBody">, </text:span><text:span text:style-name="semanticdomainabbr_.en_xitem_semanticdomains_sense_senses_entry_letData_dicBody">9.1.1.1</text:span><text:span text:style-name="semanticdomainabbr..after_xitem_semanticdomains_sense_senses_entry_letData_dicBody"> - </text:span><text:span text:style-name="semanticdomainname_.en_xitem_semanticdomains_sense_senses_entry_letData_dicBody">Exist</text:span><text:span text:style-name="semanticdomains..after_sense_senses_entry_letData_dicBody">.) </text:span></text:p>
        <text:p text:style-name="entry_letData_dicBody"><text:span text:style-name="headword_entry_letData_dicBody">duh</text:span><text:span text:style-name="headword..after_entry_letData_dicBody"> </text:span><text:span text:style-name="pronunciation..before_pronunciations_entry_letData_dicBody">[</text:span><text:span text:style-name="pronunciation_pronunciations_entry_letData_dicBody">ⁿduʁ</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very hard stone used for cutting, carving spears, tools,etc.</text:span><text:span text:style-name="xitem-xitem_definition..before_definition_.en_sense_senses_entry_letData_dicBody"> </text:span><text:span text:style-name="xitem_.tpi_definition_.en_sense_senses_entry_letData_dicBody">sap ston.</text:span><text:span text:style-name="definition..after_sense_senses_entry_letData_dicBody"> </text:span><text:span text:style-name="example..before_xitem_examples_sense_senses_entry_letData_dicBody"/><text:span text:style-name="example_xitem_examples_sense_senses_entry_letData_dicBody">Veröp duh in gerah raro jaḳ ggagenġ.</text:span><text:span text:style-name="example..after_xitem_examples_sense_senses_entry_letData_dicBody"> </text:span><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ër senöġ raḳ duh.</text:span><text:span text:style-name="example..after_xitem_examples_sense_senses_entry_letData_dicBody"> </text:span><text:span text:style-name="translation_translations_xitem_examples_sense_senses_entry_letData_dicBody">He shaved his whiskers with (a piece of) </text:span><text:span text:style-name="span_.bzh_translation_translations_xitem_examples_sense_senses_entry_letData_dicBody">duh.</text:span><text:span text:style-name="translation..after_translations_xitem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semanticdomains..after_sense_senses_entry_letData_dicBody">.) </text:span></text:p>
        <text:p text:style-name="entry_letData_dicBody"><text:span text:style-name="headword_entry_letData_dicBody">dum</text:span><text:span text:style-name="headword..after_entry_letData_dicBody"> </text:span><text:span text:style-name="pronunciation..before_pronunciations_entry_letData_dicBody">[</text:span><text:span text:style-name="pronunciation_pronunciations_entry_letData_dicBody">ⁿdu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xitem_definition..before_definition_.en_sense_senses_entry_letData_dicBody"> </text:span><text:span text:style-name="xitem_.tpi_definition_.en_sense_senses_entry_letData_dicBody">liklik rot ol i wokim aninit long bus olsem rot bilong pik bilong was long paitim na kilim man.</text:span><text:span text:style-name="definition..after_sense_senses_entry_letData_dicBody"> </text:span><text:span text:style-name="example..before_examples_sense_senses_entry_letData_dicBody"/><text:span text:style-name="example_examples_sense_senses_entry_letData_dicBody">Devo dum ggevek vos ġebinë.</text:span><text:span text:style-name="example..after_examples_sense_senses_entry_letData_dicBody"> </text:span><text:span text:style-name="translation_translations_examples_sense_senses_entry_letData_dicBody">They made a track through underneath the bush (to set an ambush).</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6.5.4.1</text:span><text:span text:style-name="semanticdomainabbr..after_semanticdomains_sense_senses_entry_letData_dicBody"> - </text:span><text:span text:style-name="semanticdomainname_.en_semanticdomains_sense_senses_entry_letData_dicBody">Roa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ambush.</text:span><text:span text:style-name="xitem-xitem_definition..before_definition_.en_sense_senses_entry_letData_dicBody"> </text:span><text:span text:style-name="xitem_.tpi_definition_.en_sense_senses_entry_letData_dicBody">sambai long.</text:span><text:span text:style-name="definition..after_sense_senses_entry_letData_dicBody"> </text:span><text:span text:style-name="example..before_examples_sense_senses_entry_letData_dicBody"/><text:span text:style-name="example_examples_sense_senses_entry_letData_dicBody">Alam Mapos detunġ dum in bë dengis Ḳahil ti sagu in verup ya go vë Humeḳ.</text:span><text:span text:style-name="example..after_examples_sense_senses_entry_letData_dicBody"> </text:span><text:span text:style-name="translation_translations_examples_sense_senses_entry_letData_dicBody">The Mapos people set an ambush for that Manga man because he went to Humek to get seed yam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2.3.1</text:span><text:span text:style-name="semanticdomainabbr..after_semanticdomains_sense_senses_entry_letData_dicBody"> - </text:span><text:span text:style-name="semanticdomainname_.en_semanticdomains_sense_senses_entry_letData_dicBody">Ambush</text:span><text:span text:style-name="semanticdomains..after_sense_senses_entry_letData_dicBody">.) </text:span></text:p>
        <text:p text:style-name="entry_letData_dicBody"><text:span text:style-name="headword_entry_letData_dicBody">dun</text:span><text:span text:style-name="headword..after_entry_letData_dicBody"> </text:span><text:span text:style-name="pronunciation..before_pronunciations_entry_letData_dicBody">[</text:span><text:span text:style-name="pronunciation_pronunciations_entry_letData_dicBody">ⁿd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hoot, sucker-of bananas, sugarcane, etc.</text:span><text:span text:style-name="xitem-xitem_definition..before_definition_.en_sense_senses_entry_letData_dicBody"> </text:span><text:span text:style-name="xitem_.tpi_definition_.en_sense_senses_entry_letData_dicBody">kru bilong banana, suga, samting.</text:span><text:span text:style-name="definition..after_sense_senses_entry_letData_dicBody"> </text:span><text:span text:style-name="example..before_xitem_examples_sense_senses_entry_letData_dicBody"/><text:span text:style-name="example_xitem_examples_sense_senses_entry_letData_dicBody">Dun om su niwëëk rë.</text:span><text:span text:style-name="example..after_xitem_examples_sense_senses_entry_letData_dicBody"> </text:span><text:span text:style-name="translation_translations_xitem_examples_sense_senses_entry_letData_dicBody">It's just a shoot and therefore not strong.</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gur löv dun rëḳ ni ngat.</text:span><text:span text:style-name="example..after_xitem_examples_sense_senses_entry_letData_dicBody"> </text:span><text:span text:style-name="translation_translations_xitem_examples_sense_senses_entry_letData_dicBody">He chewed a sugarcane shoot, but it was tasteless.</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4.7</text:span><text:span text:style-name="semanticdomainabbr..after_semanticdomains_sense_senses_entry_letData_dicBody"> - </text:span><text:span text:style-name="semanticdomainname_.en_semanticdomains_sense_senses_entry_letData_dicBody">Extend</text:span><text:span text:style-name="semanticdomains..after_sense_senses_entry_letData_dicBody">.) </text:span></text:p>
        <text:p text:style-name="entry_letData_dicBody"><text:span text:style-name="headword_entry_letData_dicBody">dus</text:span><text:span text:style-name="headword..after_entry_letData_dicBody"> </text:span><text:span text:style-name="pronunciation..before_pronunciations_entry_letData_dicBody">[</text:span><text:span text:style-name="pronunciation_pronunciations_entry_letData_dicBody">ⁿdut͡ʃ</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Adj</text:span><text:span text:style-name="partofspeech..after_grammaticalinfo_sense_senses_entry_letData_dicBody"> </text:span><text:span text:style-name="grammaticalinfo..after_sense_senses_entry_letData_dicBody"/><text:span text:style-name="xitem_.en_definition_.en_sense_senses_entry_letData_dicBody">short.</text:span><text:span text:style-name="xitem-xitem_definition..before_definition_.en_sense_senses_entry_letData_dicBody"> </text:span><text:span text:style-name="xitem_.tpi_definition_.en_sense_senses_entry_letData_dicBody">sotpela.</text:span><text:span text:style-name="definition..after_sense_senses_entry_letData_dicBody"> </text:span><text:span text:style-name="example..before_xitem_examples_sense_senses_entry_letData_dicBody"/><text:span text:style-name="example_xitem_examples_sense_senses_entry_letData_dicBody">Të ya dus teka mu.</text:span><text:span text:style-name="example..after_xitem_examples_sense_senses_entry_letData_dicBody"> </text:span><text:span text:style-name="translation_translations_xitem_examples_sense_senses_entry_letData_dicBody">He threw it only a short way away.</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etöv apel dus.</text:span><text:span text:style-name="example..after_xitem_examples_sense_senses_entry_letData_dicBody"> </text:span><text:span text:style-name="translation_translations_xitem_examples_sense_senses_entry_letData_dicBody">She cut off a short length of bamboo.</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semanticdomains..after_sense_senses_entry_letData_dicBody">.) </text:span><text:span text:style-name="sense-sense_senses..before_senses_entry_letData_dicBody"/><text:span text:style-name="xsensenumber_sense_senses_entry_letData_dicBody">2) </text:span><text:span text:style-name="partofspeech_.en_grammaticalinfo_sense_senses_entry_letData_dicBody">Adv</text:span><text:span text:style-name="partofspeech..after_grammaticalinfo_sense_senses_entry_letData_dicBody"> </text:span><text:span text:style-name="grammaticalinfo..after_sense_senses_entry_letData_dicBody"/><text:span text:style-name="xitem_.en_definition_.en_sense_senses_entry_letData_dicBody">near, nearby, close.</text:span><text:span text:style-name="xitem-xitem_definition..before_definition_.en_sense_senses_entry_letData_dicBody"> </text:span><text:span text:style-name="xitem_.tpi_definition_.en_sense_senses_entry_letData_dicBody">klostu.</text:span><text:span text:style-name="definition..after_sense_senses_entry_letData_dicBody"> </text:span><text:span text:style-name="example..before_examples_sense_senses_entry_letData_dicBody"/><text:span text:style-name="example_examples_sense_senses_entry_letData_dicBody">Dus raḳ in hil ana.</text:span><text:span text:style-name="example..after_examples_sense_senses_entry_letData_dicBody"> </text:span><text:span text:style-name="translation_translations_examples_sense_senses_entry_letData_dicBody">It is close to the time we should go.</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span text:style-name="LexEntryTypepublishStemComplexFormTypeReverseAbbrPub_.en_complexformtype_complexformrefs_entry_letData_dicBody">Redup.</text:span><text:span text:style-name="complexformtype..after_complexformrefs_entry_letData_dicBody"> </text:span><text:span text:style-name="complexformform_complexformrefs_entry_letData_dicBody">dus dus</text:span><text:span text:style-name="complexformform..after_complexformrefs_entry_letData_dicBody"> </text:span><text:span text:style-name="complexformrefs..after_entry_letData_dicBody"/></text:p>
        <text:p text:style-name="entry_letData_dicBody"><text:span text:style-name="headword_entry_letData_dicBody">dus dus</text:span><text:span text:style-name="headword..after_entry_letData_dicBody"> </text:span><text:span text:style-name="pronunciation..before_pronunciations_entry_letData_dicBody">[</text:span><text:span text:style-name="pronunciation_pronunciations_entry_letData_dicBody">ⁿdut͡ʃ ⁿdut͡ʃ</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s</text:span><text:span text:style-name="primaryrefs..after_entry_letData_dicBody">) </text:span><text:span text:style-name="xitem_.en_definition_.en_sense_senses_entry_letData_dicBody">short, close together-of a number of items.</text:span><text:span text:style-name="xitem-xitem_definition..before_definition_.en_sense_senses_entry_letData_dicBody"> </text:span><text:span text:style-name="xitem_.tpi_definition_.en_sense_senses_entry_letData_dicBody">sotpela sotpela.</text:span><text:span text:style-name="definition..after_sense_senses_entry_letData_dicBody"> </text:span><text:span text:style-name="example..before_xitem_examples_sense_senses_entry_letData_dicBody"/><text:span text:style-name="example_xitem_examples_sense_senses_entry_letData_dicBody">Devonġ ġaġek ya nyëġ dus dus pin.</text:span><text:span text:style-name="example..after_xitem_examples_sense_senses_entry_letData_dicBody"> </text:span><text:span text:style-name="translation_translations_xitem_examples_sense_senses_entry_letData_dicBody">They sent word to all the nearby places.</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engwah daggen netum, lob vepul dus dus beya meraḳ ya sir ti ti.</text:span><text:span text:style-name="example..after_xitem_examples_sense_senses_entry_letData_dicBody"> </text:span><text:span text:style-name="translation_translations_xitem_examples_sense_senses_entry_letData_dicBody">The tongues of fire burned and broke into small bits that went and rested on each one of the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7.5.1</text:span><text:span text:style-name="semanticdomainabbr..after_xitem_semanticdomains_sense_senses_entry_letData_dicBody"> - </text:span><text:span text:style-name="semanticdomainname_.en_xitem_semanticdomains_sense_senses_entry_letData_dicBody">Gather</text:span><text:span text:style-name="xitem-xitem_semanticdomains..before_semanticdomains_sense_senses_entry_letData_dicBody">,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desc>avëh duu tob</svg:desc></draw:frame><text:p text:style-name="pictureCaption_pictureRight_entry_letData_dicBody"><text:span text:style-name="pictureSense_pictureCaption_pictureRight_entry_letData_dicBody">1</text:span><text:span text:style-name="pictureSense..after_pictureCaption_pictureRight_entry_letData_dicBody"> </text:span><text:span text:style-name="span_.bzh_pictureLabel_.en_pictureCaption_pictureRight_entry_letData_dicBody">avëh duu tob</text:span></text:p></draw:text-box></draw:frame><text:span text:style-name="headword_entry_letData_dicBody">duu</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ew, fasten, tie.</text:span><text:span text:style-name="xitem-xitem_definition..before_definition_.en_sense_senses_entry_letData_dicBody"> </text:span><text:span text:style-name="xitem_.tpi_definition_.en_sense_senses_entry_letData_dicBody">samapim, pasim.</text:span><text:span text:style-name="definition..after_sense_senses_entry_letData_dicBody"> </text:span><text:span text:style-name="example..before_xitem_examples_sense_senses_entry_letData_dicBody"/><text:span text:style-name="example_xitem_examples_sense_senses_entry_letData_dicBody">Duu ahon.</text:span><text:span text:style-name="example..after_xitem_examples_sense_senses_entry_letData_dicBody"> </text:span><text:span text:style-name="translation_translations_xitem_examples_sense_senses_entry_letData_dicBody">He tied it tightly.</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Bebuum duu buġ vetii bengö agga.</text:span><text:span text:style-name="example..after_xitem_examples_sense_senses_entry_letData_dicBody"> </text:span><text:span text:style-name="translation_translations_xitem_examples_sense_senses_entry_letData_dicBody">The whiteman tied my grandfather to the trunk of a victory pal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7.3.2.4.1</text:span><text:span text:style-name="semanticdomainabbr..after_xitem_semanticdomains_sense_senses_entry_letData_dicBody"> - </text:span><text:span text:style-name="semanticdomainname_.en_xitem_semanticdomains_sense_senses_entry_letData_dicBody">Hang</text:span><text:span text:style-name="xitem-xitem_semanticdomains..before_semanticdomains_sense_senses_entry_letData_dicBody">, </text:span><text:span text:style-name="semanticdomainabbr_.en_xitem_semanticdomains_sense_senses_entry_letData_dicBody">7.5.2</text:span><text:span text:style-name="semanticdomainabbr..after_xitem_semanticdomains_sense_senses_entry_letData_dicBody"> - </text:span><text:span text:style-name="semanticdomainname_.en_xitem_semanticdomains_sense_senses_entry_letData_dicBody">Join, atta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xitem_definition..before_definition_.en_sense_senses_entry_letData_dicBody"> </text:span><text:span text:style-name="xitem_.tpi_definition_.en_sense_senses_entry_letData_dicBody">givim sut.</text:span><text:span text:style-name="definition..after_sense_senses_entry_letData_dicBody"> </text:span><text:span text:style-name="example..before_examples_sense_senses_entry_letData_dicBody"/><text:span text:style-name="example_examples_sense_senses_entry_letData_dicBody">Dokta duu sa raḳ rureḳ.</text:span><text:span text:style-name="example..after_examples_sense_senses_entry_letData_dicBody"> </text:span><text:span text:style-name="translation_translations_examples_sense_senses_entry_letData_dicBody">The doctor gave me an injection with a needl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uu</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day after tomorrow.</text:span><text:span text:style-name="xitem-xitem_definition..before_definition_.en_sense_senses_entry_letData_dicBody"> </text:span><text:span text:style-name="xitem_.tpi_definition_.en_sense_senses_entry_letData_dicBody">hap tumora.</text:span><text:span text:style-name="definition..after_sense_senses_entry_letData_dicBody"> </text:span><text:span text:style-name="example..before_examples_sense_senses_entry_letData_dicBody"/><text:span text:style-name="example_examples_sense_senses_entry_letData_dicBody">Duu rëḳ sena Rae.</text:span><text:span text:style-name="example..after_examples_sense_senses_entry_letData_dicBody"> </text:span><text:span text:style-name="translation_translations_examples_sense_senses_entry_letData_dicBody">The day after tomorrow I'm going to Lae.</text:span><text:span text:style-name="translation..after_translations_examples_sense_senses_entry_letData_dicBody"> </text:span><text:span text:style-name="examples..after_sense_senses_entry_letData_dicBody"/><text:span text:style-name="lexreftype_relations_sense_senses_entry_letData_dicBody">Sclr prop</text:span><text:span text:style-name="lexreftype..after_relations_sense_senses_entry_letData_dicBody">: </text:span><text:span text:style-name="sensecrossref_lexreftargets_relations_sense_senses_entry_letData_dicBody">duu</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xitem-xitem_semanticdomains..before_semanticdomains_sense_senses_entry_letData_dicBody">, </text:span><text:span text:style-name="semanticdomainabbr_.en_xitem_semanticdomains_sense_senses_entry_letData_dicBody">8.4.1.2.2</text:span><text:span text:style-name="semanticdomainabbr..after_xitem_semanticdomains_sense_senses_entry_letData_dicBody"> - </text:span><text:span text:style-name="semanticdomainname_.en_xitem_semanticdomains_sense_senses_entry_letData_dicBody">Yesterday, today, tomorrow</text:span><text:span text:style-name="xitem-xitem_semanticdomains..before_semanticdomains_sense_senses_entry_letData_dicBody">, </text:span><text:span text:style-name="semanticdomainabbr_.en_xitem_semanticdomains_sense_senses_entry_letData_dicBody">8.4.5</text:span><text:span text:style-name="semanticdomainabbr..after_xitem_semanticdomains_sense_senses_entry_letData_dicBody"> - </text:span><text:span text:style-name="semanticdomainname_.en_xitem_semanticdomains_sense_senses_entry_letData_dicBody">Relative time</text:span><text:span text:style-name="xitem-xitem_semanticdomains..before_semanticdomains_sense_senses_entry_letData_dicBody">, </text:span><text:span text:style-name="semanticdomainabbr_.en_xitem_semanticdomains_sense_senses_entry_letData_dicBody">8.5.1.1</text:span><text:span text:style-name="semanticdomainabbr..after_xitem_semanticdomains_sense_senses_entry_letData_dicBody"> - </text:span><text:span text:style-name="semanticdomainname_.en_xitem_semanticdomains_sense_senses_entry_letData_dicBody">In front of</text:span><text:span text:style-name="semanticdomains..after_sense_senses_entry_letData_dicBody">.) </text:span></text:p>
        <text:p text:style-name="entry_letData_dicBody"><text:span text:style-name="headword_entry_letData_dicBody">duum</text:span><text:span text:style-name="headword..after_entry_letData_dicBody"> </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illegitimate child, a child whose father is not known, a bastard.</text:span><text:span text:style-name="xitem-xitem_definition..before_definition_.en_sense_senses_entry_letData_dicBody"> </text:span><text:span text:style-name="xitem_.tpi_definition_.en_sense_senses_entry_letData_dicBody">bastet.</text:span><text:span text:style-name="definition..after_sense_senses_entry_letData_dicBody"> </text:span><text:span text:style-name="example..before_examples_sense_senses_entry_letData_dicBody"/><text:span text:style-name="example_examples_sense_senses_entry_letData_dicBody">Ḳo nalu duum.</text:span><text:span text:style-name="example..after_examples_sense_senses_entry_letData_dicBody"> </text:span><text:span text:style-name="translation_translations_examples_sense_senses_entry_letData_dicBody">She bore an illegitimate chil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uung</text:span><text:span text:style-name="headword..after_entry_letData_dicBody"> </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xitem_definition..before_definition_.en_sense_senses_entry_letData_dicBody"> </text:span><text:span text:style-name="xitem_.tpi_definition_.en_sense_senses_entry_letData_dicBody">karamap bilong meri man i dai.</text:span><text:span text:style-name="definition..after_sense_senses_entry_letData_dicBody"> </text:span><text:span text:style-name="example..before_examples_sense_senses_entry_letData_dicBody"/><text:span text:style-name="example_examples_sense_senses_entry_letData_dicBody">Yeh duung in regga diiḳ.</text:span><text:span text:style-name="example..after_examples_sense_senses_entry_letData_dicBody"> </text:span><text:span text:style-name="translation_translations_examples_sense_senses_entry_letData_dicBody">She's covered her head with a big stringbag because her husband died.</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uv</text:span><text:span text:style-name="headword..after_entry_letData_dicBody"> </text:span><text:span text:style-name="pronunciation..before_pronunciations_entry_letData_dicBody">[</text:span><text:span text:style-name="pronunciation_pronunciations_entry_letData_dicBody">ⁿdu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banana-Musa sp.</text:span><text:span text:style-name="xitem-xitem_definition..before_definition_.en_sense_senses_entry_letData_dicBody"> </text:span><text:span text:style-name="xitem_.tpi_definition_.en_sense_senses_entry_letData_dicBody">wanpela kain banana.</text:span><text:span text:style-name="definition..after_sense_senses_entry_letData_dicBody"> </text:span><text:span text:style-name="example..before_examples_sense_senses_entry_letData_dicBody"/><text:span text:style-name="example_examples_sense_senses_entry_letData_dicBody">Vud duv anon ading.</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uvöön</text:span><text:span text:style-name="headword..after_entry_letData_dicBody"> </text:span><text:span text:style-name="pronunciation..before_pronunciations_entry_letData_dicBody">[</text:span><text:span text:style-name="pronunciation_pronunciations_entry_letData_dicBody">ⁿdu.ˈβɔː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arge variety of cassowary.</text:span><text:span text:style-name="xitem-xitem_definition..before_definition_.en_sense_senses_entry_letData_dicBody"> </text:span><text:span text:style-name="xitem_.tpi_definition_.en_sense_senses_entry_letData_dicBody">bikpela muruk.</text:span><text:span text:style-name="definition..after_sense_senses_entry_letData_dicBody"> </text:span><text:span text:style-name="example..before_examples_sense_senses_entry_letData_dicBody"/><text:span text:style-name="example_examples_sense_senses_entry_letData_dicBody">Gwib böp arë nebë duvöön.</text:span><text:span text:style-name="example..after_examples_sense_senses_entry_letData_dicBody"> </text:span><text:span text:style-name="translation_translations_examples_sense_senses_entry_letData_dicBody">There is a large variety of cassowary which is called the </text:span><text:span text:style-name="span_.bzh_translation_translations_examples_sense_senses_entry_letData_dicBody">duvöön.</text:span><text:span text:style-name="translation..after_translations_examples_sense_senses_entry_letData_dicBody"> </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section>
      <text:section text:style-name="Sect_letHead" text:name="Sect_letHead">
        <text:p text:style-name="letter_letHead_dicBody">E e</text:p>
      </text:section>
      <text:section text:style-name="Sect_letData" text:name="Sect_letData">
        <text:p text:style-name="entry_letData_dicBody"><text:span text:style-name="headword_entry_letData_dicBody">=e</text:span><text:span text:style-name="headword..after_entry_letData_dicBody"> </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 </text:span><text:span text:style-name="xitem_.en_definition_.en_sense_senses_entry_letData_dicBody">vocative.</text:span><text:span text:style-name="xitem-xitem_definition..before_definition_.en_sense_senses_entry_letData_dicBody"> </text:span><text:span text:style-name="xitem_.tpi_definition_.en_sense_senses_entry_letData_dicBody">o.</text:span><text:span text:style-name="definition..after_sense_senses_entry_letData_dicBody"> </text:span><text:span text:style-name="example..before_examples_sense_senses_entry_letData_dicBody"/><text:span text:style-name="example_examples_sense_senses_entry_letData_dicBody">Arig lo-e!</text:span><text:span text:style-name="example..after_examples_sense_senses_entry_letData_dicBody"> </text:span><text:span text:style-name="translation_translations_examples_sense_senses_entry_letData_dicBody">My brother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e</text:span><text:span text:style-name="headword..after_entry_letData_dicBody"> </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 </text:span><text:span text:style-name="partofspeech_.en_grammaticalinfo_sense_senses_entry_letData_dicBody">Call</text:span><text:span text:style-name="partofspeech..after_grammaticalinfo_sense_senses_entry_letData_dicBody"> </text:span><text:span text:style-name="grammaticalinfo..after_sense_senses_entry_letData_dicBody"/><text:span text:style-name="xitem_.en_definition_.en_sense_senses_entry_letData_dicBody">eh; exclamation denoting surprise.</text:span><text:span text:style-name="xitem-xitem_definition..before_definition_.en_sense_senses_entry_letData_dicBody"> </text:span><text:span text:style-name="xitem_.tpi_definition_.en_sense_senses_entry_letData_dicBody">e.</text:span><text:span text:style-name="definition..after_sense_senses_entry_letData_dicBody"> </text:span><text:span text:style-name="example..before_xitem_examples_sense_senses_entry_letData_dicBody"/><text:span text:style-name="example_xitem_examples_sense_senses_entry_letData_dicBody">Ham-e! Ham yam-a?</text:span><text:span text:style-name="example..after_xitem_examples_sense_senses_entry_letData_dicBody"> </text:span><text:span text:style-name="translation_translations_xitem_examples_sense_senses_entry_letData_dicBody">It's you eh! You've arrive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am-e!</text:span><text:span text:style-name="example..after_xitem_examples_sense_senses_entry_letData_dicBody"> </text:span><text:span text:style-name="translation_translations_xitem_examples_sense_senses_entry_letData_dicBody">He's come (and he shouldn't have!)</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e!</text:span><text:span text:style-name="headword..after_entry_letData_dicBody"> </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ah!-exclamation denoting disgust or disagreement.</text:span><text:span text:style-name="xitem-xitem_definition..before_definition_.en_sense_senses_entry_letData_dicBody"> </text:span><text:span text:style-name="xitem_.tpi_definition_.en_sense_senses_entry_letData_dicBody">sakim tok.</text:span><text:span text:style-name="definition..after_sense_senses_entry_letData_dicBody"> </text:span><text:span text:style-name="example..before_examples_sense_senses_entry_letData_dicBody"/><text:span text:style-name="example_examples_sense_senses_entry_letData_dicBody">E! Saḳ nado gesesu rëḳ nök rë.</text:span><text:span text:style-name="example..after_examples_sense_senses_entry_letData_dicBody"> </text:span><text:span text:style-name="translation_translations_examples_sense_senses_entry_letData_dicBody">Ah! I'm not going, I'm going to stay her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ee</text:span><text:span text:style-name="headword..after_entry_letData_dicBody"> </text:span><text:span text:style-name="pronunciation..before_pronunciations_entry_letData_dicBody">[</text:span><text:span text:style-name="pronunciation_pronunciations_entry_letData_dicBody">ɛː</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hey!; aha! exclamation of discovery.</text:span><text:span text:style-name="xitem-xitem_definition..before_definition_.en_sense_senses_entry_letData_dicBody"> </text:span><text:span text:style-name="xitem_.tpi_definition_.en_sense_senses_entry_letData_dicBody">em!</text:span><text:span text:style-name="definition..after_sense_senses_entry_letData_dicBody"> </text:span><text:span text:style-name="example..before_examples_sense_senses_entry_letData_dicBody"/><text:span text:style-name="example_examples_sense_senses_entry_letData_dicBody">Ee. Ya verup agu.</text:span><text:span text:style-name="example..after_examples_sense_senses_entry_letData_dicBody"> </text:span><text:span text:style-name="translation_translations_examples_sense_senses_entry_letData_dicBody">Look! He's come up over ther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9.6.3.3</text:span><text:span text:style-name="semanticdomainabbr..after_semanticdomains_sense_senses_entry_letData_dicBody"> - </text:span><text:span text:style-name="semanticdomainname_.en_semanticdomains_sense_senses_entry_letData_dicBody">Prompters of attention </text:span><text:span text:style-name="semanticdomains..after_sense_senses_entry_letData_dicBody">.) </text:span></text:p>
        <text:p text:style-name="entry_letData_dicBody"><text:span text:style-name="headword_entry_letData_dicBody">eeḳ</text:span><text:span text:style-name="headword..after_entry_letData_dicBody"> </text:span><text:span text:style-name="pronunciation..before_pronunciations_entry_letData_dicBody">[</text:span><text:span text:style-name="pronunciation_pronunciations_entry_letData_dicBody">ɛːq</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yuk!; exclamation of disgust, aversion.</text:span><text:span text:style-name="xitem-xitem_definition..before_definition_.en_sense_senses_entry_letData_dicBody"> </text:span><text:span text:style-name="xitem_.tpi_definition_.en_sense_senses_entry_letData_dicBody">makim traut.</text:span><text:span text:style-name="definition..after_sense_senses_entry_letData_dicBody"> </text:span><text:span text:style-name="example..before_examples_sense_senses_entry_letData_dicBody"/><text:span text:style-name="example_examples_sense_senses_entry_letData_dicBody">Eeḳ! tato nabë hil namuteḳ in nġaa nivë.</text:span><text:span text:style-name="example..after_examples_sense_senses_entry_letData_dicBody"> </text:span><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ekë</text:span><text:span text:style-name="headword..after_entry_letData_dicBody"> </text:span><text:span text:style-name="pronunciation..before_pronunciations_entry_letData_dicBody">[</text:span><text:span text:style-name="pronunciation_pronunciations_entry_letData_dicBody">ɛ.ˈke</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Yes!, True!.</text:span><text:span text:style-name="xitem-xitem_definition..before_definition_.en_sense_senses_entry_letData_dicBody"> </text:span><text:span text:style-name="xitem_.tpi_definition_.en_sense_senses_entry_letData_dicBody">yes!, tru!</text:span><text:span text:style-name="definition..after_sense_senses_entry_letData_dicBody"> </text:span><text:span text:style-name="example..before_examples_sense_senses_entry_letData_dicBody"/><text:span text:style-name="example_examples_sense_senses_entry_letData_dicBody">Ekë! Nedo loḳ agi!</text:span><text:span text:style-name="example..after_examples_sense_senses_entry_letData_dicBody"> </text:span><text:span text:style-name="translation_translations_examples_sense_senses_entry_letData_dicBody">Oh yes! Here it is!</text:span><text:span text:style-name="translation..after_translations_examples_sense_senses_entry_letData_dicBody"> </text:span><text:span text:style-name="examples..after_sense_senses_entry_letData_dicBody"/></text:p>
        <text:p text:style-name="entry_letData_dicBody"><text:span text:style-name="headwordminor_entry_letData_dicBody">=eḳ</text:span><text:span text:style-name="headwordminor..after_entry_letData_dicBody"> </text:span><text:span text:style-name="pronunciationminor..before_pronunciationsminor_entry_letData_dicBody">[</text:span><text:span text:style-name="pronunciationminor_pronunciationsminor_entry_letData_dicBody">əq</text:span><text:span text:style-name="pronunciationminor..after_pronunciationsminor_entry_letData_dicBody">]</text:span><text:span text:style-name="pronunciationsminor..after_entry_letData_dicBody"> </text:span></text:p>
      </text:section>
      <text:section text:style-name="Sect_letHead" text:name="Sect_letHead">
        <text:p text:style-name="letter_letHead_dicBody">Ë ë</text:p>
      </text:section>
      <text:section text:style-name="Sect_letData" text:name="Sect_letData">
        <text:p text:style-name="entry_letData_dicBody"><text:span text:style-name="headword_entry_letData_dicBody">-ë</text:span><text:span text:style-name="headword..after_entry_letData_dicBody"> </text:span><text:span text:style-name="pronunciation..before_pronunciations_entry_letData_dicBody">[</text:span><text:span text:style-name="pronunciation_pronunciations_entry_letData_dicBody">e</text:span><text:span text:style-name="pronunciation..after_pronunciations_entry_letData_dicBody">]</text:span><text:span text:style-name="pronunciations..after_entry_letData_dicBody"> </text:span><text:span text:style-name="partofspeech_.en_grammaticalinfo_sense_senses_entry_letData_dicBody">Loc</text:span><text:span text:style-name="partofspeech..after_grammaticalinfo_sense_senses_entry_letData_dicBody"> </text:span><text:span text:style-name="grammaticalinfo..after_sense_senses_entry_letData_dicBody"/><text:span text:style-name="xitem_.en_definition_.en_sense_senses_entry_letData_dicBody">this, here; a deictic indicating this, or the one spoken about.</text:span><text:span text:style-name="xitem-xitem_definition..before_definition_.en_sense_senses_entry_letData_dicBody"> </text:span><text:span text:style-name="xitem_.tpi_definition_.en_sense_senses_entry_letData_dicBody">ia.</text:span><text:span text:style-name="definition..after_sense_senses_entry_letData_dicBody"> </text:span><text:span text:style-name="example..before_examples_sense_senses_entry_letData_dicBody"/><text:span text:style-name="example_examples_sense_senses_entry_letData_dicBody">Yam-ë!</text:span><text:span text:style-name="example..after_examples_sense_senses_entry_letData_dicBody"> </text:span><text:span text:style-name="translation_translations_examples_sense_senses_entry_letData_dicBody">Come here to m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5.1</text:span><text:span text:style-name="semanticdomainabbr..after_semanticdomains_sense_senses_entry_letData_dicBody"> - </text:span><text:span text:style-name="semanticdomainname_.en_semanticdomains_sense_senses_entry_letData_dicBody">Here, there</text:span><text:span text:style-name="semanticdomains..after_sense_senses_entry_letData_dicBody">.) </text:span></text:p>
        <text:p text:style-name="entry_letData_dicBody"><text:span text:style-name="headwordminor_entry_letData_dicBody">ë-</text:span><text:span text:style-name="headwordminor..after_entry_letData_dicBody"> </text:span><text:span text:style-name="pronunciationminor..before_pronunciationsminor_entry_letData_dicBody">[</text:span><text:span text:style-name="pronunciationminor_pronunciationsminor_entry_letData_dicBody">e</text:span><text:span text:style-name="pronunciationminor..after_pronunciationsminor_entry_letData_dicBody">]</text:span><text:span text:style-name="pronunciationsminor..after_entry_letData_dicBody"> </text:span><text:span text:style-name="LexEntryTypepublishStemMinorEntryTypeAbbreviationPub_.en_entryreftypeminor_primaryrefsminor_entry_letData_dicBody">sp. var. of</text:span><text:span text:style-name="LexEntryTypepublishStemMinorEntryTypeAbbreviationPub..after_entryreftypeminor_primaryrefsminor_entry_letData_dicBody"> </text:span><text:span text:style-name="entryreftypeminor..after_primaryrefsminor_entry_letData_dicBody"/><text:span text:style-name="primaryrefsminor..after_entry_letData_dicBody"/></text:p>
        <text:p text:style-name="entry_letData_dicBody"><text:span text:style-name="headword_entry_letData_dicBody">ë'ë</text:span><text:span text:style-name="headword..after_entry_letData_dicBody"> </text:span><text:span text:style-name="pronunciation..before_pronunciations_entry_letData_dicBody">[</text:span><text:span text:style-name="pronunciation_pronunciations_entry_letData_dicBody">ˈeʔ.e</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Here!.</text:span><text:span text:style-name="xitem-xitem_definition..before_definition_.en_sense_senses_entry_letData_dicBody"> </text:span><text:span text:style-name="xitem_.tpi_definition_.en_sense_senses_entry_letData_dicBody">hia!</text:span><text:span text:style-name="definition..after_sense_senses_entry_letData_dicBody"> </text:span><text:span text:style-name="example..before_examples_sense_senses_entry_letData_dicBody"/><text:span text:style-name="example_examples_sense_senses_entry_letData_dicBody">Ë'ë! Höm-ë!</text:span><text:span text:style-name="example..after_examples_sense_senses_entry_letData_dicBody"> </text:span><text:span text:style-name="translation_translations_examples_sense_senses_entry_letData_dicBody">Here! Here's your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ëë</text:span><text:span text:style-name="headword..after_entry_letData_dicBody"> </text:span><text:span text:style-name="pronunciation..before_pronunciations_entry_letData_dicBody">[</text:span><text:span text:style-name="pronunciation_pronunciations_entry_letData_dicBody">eː</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yes; agreement with the speaker.</text:span><text:span text:style-name="xitem-xitem_definition..before_definition_.en_sense_senses_entry_letData_dicBody"> </text:span><text:span text:style-name="xitem_.tpi_definition_.en_sense_senses_entry_letData_dicBody">yes.</text:span><text:span text:style-name="definition..after_sense_senses_entry_letData_dicBody"> </text:span><text:span text:style-name="example..before_xitem_examples_sense_senses_entry_letData_dicBody"/><text:span text:style-name="example_xitem_examples_sense_senses_entry_letData_dicBody">Ëë! Ġenam!</text:span><text:span text:style-name="example..after_xitem_examples_sense_senses_entry_letData_dicBody"> </text:span><text:span text:style-name="translation_translations_xitem_examples_sense_senses_entry_letData_dicBody">Yes! Com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Ëë-ë! Verup deya.</text:span><text:span text:style-name="example..after_xitem_examples_sense_senses_entry_letData_dicBody"> </text:span><text:span text:style-name="translation_translations_xitem_examples_sense_senses_entry_letData_dicBody">Yes! They have come up and gone.</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9.4.6</text:span><text:span text:style-name="semanticdomainabbr..after_semanticdomains_sense_senses_entry_letData_dicBody"> - </text:span><text:span text:style-name="semanticdomainname_.en_semanticdomains_sense_senses_entry_letData_dicBody">Yes</text:span><text:span text:style-name="semanticdomains..after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grammaticalinfo..after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s..before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examples_sense_senses_entry_letData_dicBody" style:family="text" style:parent-style-name="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examples_sense_senses_entry_letData_dicBody" style:family="text" style:parent-style-name="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style:style>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fo:font-size="10pt" style:font-size-complex="10pt" fo:font-family="Charis SIL" style:font-name-complex="Charis SIL"/>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55%"/>
    </style:style>
    <style:style xmlns:style="urn:oasis:names:tc:opendocument:xmlns:style:1.0" style:name="xitem-xitem_lexreftargets..before_lexreftargets_relations_sense_senses_entry_letData_dicBody" style:family="text" style:parent-style-name="lexreftargets_relations_sense_senses_entry_letData_dicBody"/>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scientificname..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xitem_examples_sense_senses_entry_letData_dicBody" style:family="text" style:parent-style-name="xitem_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xitem_examples_sense_senses_entry_letData_dicBody" style:family="text" style:parent-style-name="xitem_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55%"/>
    </style:style>
    <style:style xmlns:style="urn:oasis:names:tc:opendocument:xmlns:style:1.0" style:name="xitem-xitem_relations..before_relations_sense_senses_entry_letData_dicBody" style:family="text" style:parent-style-name="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55%"/>
    </style:style>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ype..after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Charis SIL" style:font-name-complex="Charis SIL" fo:font-weight="700" style:font-weight-complex="700"/>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item-xitem_lexreftargets..before_lexreftargets_xitem_relations_sense_senses_entry_letData_dicBody" style:family="text" style:parent-style-name="lexreftargets_xitem_relations_sense_senses_entry_letData_dicBody"/>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text-properties fo:font-family="Charis SIL" style:font-name-complex="Charis SIL"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pictureSense..after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minor..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minor_entry_letData_dicBody" style:family="text" style:parent-style-name="entry_letData_dicBody"/>
    <style:style xmlns:style="urn:oasis:names:tc:opendocument:xmlns:style:1.0" style:name="pronunciationsminor..afte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onunciationminor..before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onunciationminor..after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entryreftypeminor..afte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LexEntryTypepublishStemMinorEntryTypeAbbreviationPub..after_entryreftypeminor_primaryrefsminor_entry_letData_dicBody" style:family="text" style:parent-style-name="entryreftypeminor_primaryrefsminor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55%" fo:font-family="Charis SIL"/>
    </style:style>
    <style:style style:name="LexEntrypublishStemParaHomographNumber..after" style:family="paragraph" style:parent-style-name="none">
      <style:text-properties fo:font-size="8pt" style:text-position="super 55%"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style:text-position="sub 55%"/>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tru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8pt" fo:text-indent="-12pt"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1"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2"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3"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4"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5"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6"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4-05T16:44:22</meta:creation-date>
    <dc:creator>Yesu</dc:creator>
    <dc:date>2011-04-05T16:44:22</dc:date>
    <meta:editing-cycles>1</meta:editing-cycles>
    <meta:editing-duration>PT2M27S</meta:editing-duration>
    <meta:AssemblyVersion Assembly-Version="OpenOfficeConvert 0.6.19.843"/>
    <meta:Created-By Created-By="ReSharper 5.1.3000.12"/>
    <meta:user-defined meta:name="Assembly-Version">OpenOfficeConvert 0.6.19.84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 Google\pathway\Test\PsExport\TestFiles\Output\T8\main"
Const IsPreview = "False"
Const RunMacroFirstTime = "True"

'Changed On Feb-22-2011 for TD-1916(Paratext Open Office even header missi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